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office:font-face-decls>
  <office:automatic-styles>
    <style:style style:name="ce1" style:family="table-cell" style:parent-style-name="Default" style:data-style-name="N0"/>
    <style:style style:name="ce2" style:family="table-cell" style:data-style-name="N0">
      <style:table-cell-properties style:vertical-align="middle" fo:background-color="transparent"/>
    </style:style>
    <style:style style:name="co1" style:family="table-column">
      <style:table-column-properties fo:break-before="auto" style:column-width="1.905cm"/>
    </style:style>
    <style:style style:name="ro1"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newsis" table:style-name="ta1">
        <table:table-column table:style-name="co1" table:number-columns-repeated="256" table:default-cell-style-name="ce2"/>
        <table:table-column table:style-name="co1" table:number-columns-repeated="16128" table:default-cell-style-name="ce1"/>
        <table:table-row table:style-name="ro1">
          <table:table-cell office:value-type="float" office:value="1" table:style-name="ce1">
            <text:p>1</text:p>
          </table:table-cell>
          <table:table-cell office:value-type="string" table:style-name="ce1">
            <text:p>https://newsis.com/view?id=NISX20211111_0001648307</text:p>
          </table:table-cell>
          <table:table-cell office:value-type="string" table:style-name="ce1">
            <text:p>20211111</text:p>
          </table:table-cell>
          <table:table-cell office:value-type="string" table:style-name="ce1">
            <text:p>이재명, 美·中 외교사절 면담…한미동맹·요소수 협력 강조(종합)</text:p>
          </table:table-cell>
          <table:table-cell table:style-name="ce2"/>
          <table:table-cell office:value-type="string" table:style-name="ce1">
            <text:p>기사내용 요약 "한미동맹이 경제동맹으로, 글로벌파트너십으로 발전" "중국 수출 물량 비율에 관심 가져주면 혼란 극복 도움" [서울=뉴시스] 국회사진기자단 = 더불어민주당 이재명 대선 후보가 11일 오후 서울 여의도 중앙당사에서 대니얼 크리튼브링크(왼쪽) 미국 국무부 동아시아·태평양 담당 차관보, 크리스토퍼 델 코소 주한미국 대사 대리와 기념촬영을 하고 있다. 2021.11.11. photo@newsis.com [서울=뉴시스] 이재우 김지현 여동준 기자 = 이재명 더불어민주당 제20대 대통령 후보가 11일 주요 2개국(G2)인 미국과 중국 외교 사절과 면담했다. 그는 한미동맹과 요소수 수급 협력 등을 강조하면서 행정가 출신으로 외교 무대 경험이 부족하다는 약점 보완을 시도했다. 이 후보는 이날 오후 민주당 중앙당사 후보실에서 대니얼 크리튼브링크 미국 국무부 동아시아태평양 차관보, 크리스토퍼 델 코소 주한 미국 대사 대리와 만났다. 이 후보는 "한미동맹이 좀 더 고도화되고, 또 합리적으로 발전하는 좋은 계기가 되길 바란다"며 "앞으로 한미동맹이 경제동맹으로, 글로벌파트너십으로 계속 성장, 발전해 나가길 기대한다"고 말했다. 그러면서 "얼마 전 있었던 한미정상 간 합의가 충실하게 이뤄져서 한미관계가 훨씬 더 합리적으로 성장, 발전하게 되길 기대한다"고했다. 크리튼브링크 차관보는 "동아태차관보로 아시아 지역을 처음으로 방문하게 됐는데 제 목표는 한 가지"라며 "바로 이 지역에 대해서 미국이 얼만만큼 중요하게 생각하고 있는가에 대한 신호탄을 주기 위해서고, 가장 중요한 것은 우리 정부가 강력한 동맹관계를 믿고 있다는 것"이라고 말했다. 이어 "미국은 한국의 동맹국이자 매우 밀접한 글로벌 파트너로 한국의 행보를 계속 응원할 것"이라며 "우리는 공동의 파트너로서 앞으로도 놀랍고도 훌륭한 일들을 많이 해나갈 수 있을 거라 믿는다"고 했다. 동아태 차관보는 한국, 일본, 중국 등 미국의 동아시아태평양 정책을 실무선에서 총괄하는 자리다. 조 바이든 미국 대통령은 중국 견제를 위해 한미일 공조를 강조하고 있다. 하지만 이 후보는 전날 관훈클럽 초청 토론회에서 한미일 3각 군사동맹에 대해 "당연히 반대한다. 미국과 군사동맹을 맺고 있는데 일본을 넣는 것은 신중히 고려할 문제"라고 선을 그었다. [서울=뉴시스] 국회사진기자단 = 더불어민주당 이재명 대선후보가 11일 서울 여의도 중앙당사에서 싱하이밍 주한중국대사를 접견하고 있다. 2021.11.11. photo@newsis.com 이 후보는 같은날 싱하이밍(邢海明) 주한 중국 대사와도 만났다. 한국은 중국의 요소 수출 제한 조치로 요소수 품귀 사태를 겪고 있다. 중국은 한국의 요소수 품귀 사태를 예상하지 못했다면서 특정 국가를 겨냥한 것이 아니라는 입장을 내놓고 있다. 이 후보는 "어제 전화드린 것처럼 요소수 문제로 한국은 불편함을 겪고 혼란이 발생하고 있는데, 중국의 수출 물량 비율이 지금 매우 낮아서 조금만 더 관심 가져주시면 혼란을 극복하는 데 정말 도움이 될 수 있겠다는 생각이 든다"고 주문했다. 이어 "한반도 평화와 안정, 북한 핵과 미사일 개발에 관련된 문제들은 중국이든 한국이든 모두가 이해관계를 같이 하는 중요한 의제"라며 합리적 문제 해결과 협력 방안 모색을 제안했다. 싱 대사는 "후보님이 요소수 문제를 얘기했는데 중국이 이걸 조정한 것은 특정 국가를 겨냥해서 한 것이 아니다. 우리 내부도 많이 부족하다"며 "한국과 적극적으로 협의해 해결할 수 있도록 노력했고 또 계속 노력하겠다"고 답했다. 또 "양국의 산업, 공급 체인은 깊이 융합돼 매우 긴밀한 구조를 이루고 있다. 이미 서로 떨어질 수 없는 운명공동체다"며 "양국이 경제·무역 분야에서 유대관계를 더욱 강화하고 잠재력을 키워나갈 수 있도록 계속 발전시키겠다"고 했다. ◎공감언론 뉴시스 ironn108@newsis.com, fine@newsis.com, yeodj@newsis.com</text:p>
          </table:table-cell>
          <table:table-cell table:number-columns-repeated="16378"/>
        </table:table-row>
        <table:table-row table:style-name="ro1">
          <table:table-cell office:value-type="float" office:value="2" table:style-name="ce1">
            <text:p>2</text:p>
          </table:table-cell>
          <table:table-cell office:value-type="string" table:style-name="ce1">
            <text:p>https://newsis.com/view?id=NISX20211111_0001648278</text:p>
          </table:table-cell>
          <table:table-cell office:value-type="string" table:style-name="ce1">
            <text:p>20211111</text:p>
          </table:table-cell>
          <table:table-cell office:value-type="string" table:style-name="ce1">
            <text:p>롯데정밀화학, 내달 가동중단 피했다…요소 1만9천t 확보</text:p>
          </table:table-cell>
          <table:table-cell table:style-name="ce2"/>
          <table:table-cell office:value-type="string" table:style-name="ce1">
            <text:p>기사내용 요약 차량용 요소수 5만8000t 분량 베트남, 사우디, 일본 등서 확보 국내 전체 차량용 요소수 2~3개월 물량 [서울=뉴시스] 옥승욱 기자 = 롯데정밀화학은 11일 차량용 요소수 5만8000t분의 원료인 요소 총 1만9000t을 확보했다고 밝혔다. 롯데정밀화학이 단독으로 전 세계에서 신규 확보한 요소 1만2000t은, 베트남 8000t, 사우디 2000t, 일본 1000t, 러시아 500t, 인도네시아 200t 등 이다. 여기에 중국의 수출 중단이 해제된 중국산 6500t과 국내에서 정부를 통해 확보한 700t을 합하면 총 1만9000t에 달한다. 이는 차량용 요소수 5만8000t을 제조할 수 있는 분량이다. 국내 전체 차량용 요소수 수요의 2~3개월분에 해당한다. 이번에 확보한 요소 중 러시아 500t을 제외한 물량은 연내 입고가 가능할 것으로 보인다. 이를 통해 롯데정밀화학은 기존에 이달 말 예상됐던 요소수 생산 중단을 피할 수 있게 됐다. 롯데정밀화학은 안정적인 요소수 공급을 위해 요소 수입을 서두르는 한편 차주부터 공장 가동률을 높여, 요소수 생산 즉시 전국의 판매망을 통해 신속하게 공급할 예정이다. 롯데정밀화학은 이달 초 요소 부족 및 불법 유통 가능성을 최소화하기 위해 중단한 10ℓ 페트 포장품 생산을 다음주 재가동해 환경부 등 정부와 협의, 소방차, 응급차, 경찰차 등 공공부문과 주유소로 이동해 주입이 어려운 대형 건설기계, 공사현장 등에 공급한다는 계획이다. 이 밖에 원료인 요소 가격이 최고가를 경신하는 상황에도 지속적으로 요소수 공급가를 동결하는 등 시장 안정을 위해 노력할 계획이다. 롯데정밀화학 관계자는 "요소수 부족 상황 해결을 위해 사태 초기부터 산업통상자원부 등 정부와 긴밀히 협조하며 요소 수급을 위해 물밑에서 노력했다"며 "당사 중국 법인과 글로벌 네트웍 등을 총동원하는 한편, 정부부처와 긴밀한 협력을 통해 요소를 확보하는 노력에 성과를 얻게 됐다"라고 말했다. 이어 "향후에도 시장 안정을 최우선 목표로 총력을 다할 것"이라고 덧붙였다. ◎공감언론 뉴시스 okdol99@newsis.com</text:p>
          </table:table-cell>
          <table:table-cell table:number-columns-repeated="16378"/>
        </table:table-row>
        <table:table-row table:style-name="ro1">
          <table:table-cell office:value-type="float" office:value="3" table:style-name="ce1">
            <text:p>3</text:p>
          </table:table-cell>
          <table:table-cell office:value-type="string" table:style-name="ce1">
            <text:p>https://newsis.com/view?id=NISX20211111_0001648279</text:p>
          </table:table-cell>
          <table:table-cell office:value-type="string" table:style-name="ce1">
            <text:p>20211111</text:p>
          </table:table-cell>
          <table:table-cell office:value-type="string" table:style-name="ce1">
            <text:p>부산경찰, 요소수 관련 고발 2건·사기 5건 수사 중</text:p>
          </table:table-cell>
          <table:table-cell table:style-name="ce2"/>
          <table:table-cell office:value-type="string" table:style-name="ce1">
            <text:p>[부산=뉴시스] 하경민 기자 = 군이 비축한 요소수 예비분이 공급되는 11일 부산 남구의 한 주유소에서 관계자가 컨테이너 운반 차량에 제공할 요소수를 옮기고 있다. 정부는 군이 비축한 요소수 예비분 20만ℓ(200t)를 전국 5개 항만 인근에 있는 주유소에 우선 공급하며, 이 중 절반인 10만ℓ는 부산항 북항·신항 인근 5개 주유소에 배분됐다. 2021.11.11. yulnetphoto@newsis.com [부산=뉴시스] 하경민 기자 = 부산경찰청은 최근 품귀현상을 보이고 있는 요소수의 사재기 등 유통질서를 교란하게 하는 불법행위에 대해 엄정대응할 방침이라고 11일 밝혔다. 현재 요소수 매점매석 행위 관련 고발사건 2건이 접수돼 관할 경찰서에서 피의자 소환 등 엄정수사 진행 중이라고 경찰은 전했다. 또 요소수 판매를 빙자한 인터넷 물품 사기가 5건이나 접수돼 계좌추적을 통해 행위자를 검거하기 위해 수사력을 집중하고 있다고 밝혔다. 부산경찰은 이날 수사부장 주재로 화상회의를 개최해 요소수 관련 수사와 신고를 접수하는 경찰청 및 경찰서 수사과장 및 112상황실장 등을 상대로 시민들이 더 불안해 하지 않도록 요소수 관련 신고와 사건 접수 시 적극적인 현장조치와 신속히 수사에 착수해 엄정히 수사하도록 당부했다. 부산경찰청은 반부패수사대 수사관을 환경청 등이 포함된 정부합동단속반에 편성, 부산지역 주요판매처 등에 합동점검을 실시하고 있다. 아울러 각 경찰서는 지능팀을 중심으로 전담수사팀을 편성해 요소수 관련 112신고 및 고소·고발 사건에 즉시 대응하고 있다고 경찰은 밝혔다. ◎공감언론 뉴시스 yulnetphoto@newsis.com</text:p>
          </table:table-cell>
          <table:table-cell table:number-columns-repeated="16378"/>
        </table:table-row>
        <table:table-row table:style-name="ro1">
          <table:table-cell office:value-type="float" office:value="4" table:style-name="ce1">
            <text:p>4</text:p>
          </table:table-cell>
          <table:table-cell office:value-type="string" table:style-name="ce1">
            <text:p>https://newsis.com/view?id=NISX20211111_0001648232</text:p>
          </table:table-cell>
          <table:table-cell office:value-type="string" table:style-name="ce1">
            <text:p>20211111</text:p>
          </table:table-cell>
          <table:table-cell office:value-type="string" table:style-name="ce1">
            <text:p>호주산 요소수 2.7만ℓ 공항 도착…구급차에 우선 공급</text:p>
          </table:table-cell>
          <table:table-cell table:style-name="ce2"/>
          <table:table-cell office:value-type="string" table:style-name="ce1">
            <text:p>기사내용 요약 구급·물류·수송 등 국민생활 필수 분야에 공급 기업의 정보 공유·범부처 노력으로 도입 성사 [서울=뉴시스]김명원 기자 = 서울 중구 을지로 국립중앙의료원 중앙예방접종센터에 구급차량이 들어서고 있다. 2021.02.27. kmx1105@newsis.com [세종=뉴시스] 고은결 기자 = 산업통상자원부는 정부가 신속한 요소수 도입을 위해 호주에 급파한 군 수송기가 11일 오후 5시 30분 김해공항에 도착했다고 밝혔다. 이번에 들여온 차량용 요소수 물량은 총 2만7000리터(ℓ)다. 구급, 물류, 수송과 같은 국민 생활에 필수적인 분야에 공급될 예정이다. 보건복지부는 이 중 일부를 구급차 운행에 우선 공급할 방침이다. 복지부는 이번 긴급 공급으로 전국 구급차 운행이 앞으로 최소 2개월은 문제가 없을 것이라고 설명했다. 산업부에 따르면 이번 호주산 요소수 긴급 도입은 지난 3일 산업부와 코트라가 국내 도입이 가능한 해외 요소·요소수 물량을 발굴하던 중, 현대글로비스 호주 법인이 2019년부터 거래한 현지 생산기업 정보를 공유하고 계약과 유통을 지원하기로 뜻을 모아 시작됐다. 이후 국방부는 군 수송기를 지원하고, 관세청과 환경부는 각각 신속한 통관과 사전 검사를 지원했다. 정부는 앞으로도 민간이 자체적으로 들여오는 요소, 요소수 계약 물량에 대해 신속한 국내 도입을 도울 방침이다. ◎공감언론 뉴시스 keg@newsis.com</text:p>
          </table:table-cell>
          <table:table-cell table:number-columns-repeated="16378"/>
        </table:table-row>
        <table:table-row table:style-name="ro1">
          <table:table-cell office:value-type="float" office:value="5" table:style-name="ce1">
            <text:p>5</text:p>
          </table:table-cell>
          <table:table-cell office:value-type="string" table:style-name="ce1">
            <text:p>https://newsis.com/view?id=NISX20211111_0001648231</text:p>
          </table:table-cell>
          <table:table-cell office:value-type="string" table:style-name="ce1">
            <text:p>20211111</text:p>
          </table:table-cell>
          <table:table-cell office:value-type="string" table:style-name="ce1">
            <text:p>광주 민간 화물차·구급차 등 요소수 '발등의 불'</text:p>
          </table:table-cell>
          <table:table-cell table:style-name="ce2"/>
          <table:table-cell office:value-type="string" table:style-name="ce1">
            <text:p>기사내용 요약 연말 지나면 운행난 예상, 국토부에 우선 공급 요청 소방차, 청소차, 제설차 등은 당분간 문제 없을 듯 광주시, 유관기관 합동 TF 구성, 매점매석 등 단속 [광주=뉴시스] 송창헌 기자 = 광주지역 민간 화물차와 구급차, 일부 시내버스가 요소수 품귀현상이 장기화될 경우 운행에 상당한 차질을 빚을 것으로 예상된다. 광주시는 관계기관 긴급 대책회의를 열고 정부 방침과 연계한 대책 마련에 나섰다. 광주시는 11일 오후 이용섭 시장 주재로 최근 논란이 되고 있는 요소수 부족 사태에 대한 긴급 상황 점검과 대책회의를 열었다. 이날 회의에는 교통건설국과 환경생태국 등 7개 관련 부서와 함께 경찰청, 영산강환경청 등 8개 유관기관이 참석, 요소수 부족에 따른 정부 대책을 공유하는 한편 부서별, 기관별 현재 상황을 점검하고 향후 대책을 논의했다. 회의 결과 시내버스는 연말까지 요소수 수급에는 이상이 없어 당분간은 정상 운영될 예정이며 장기화에 대비해 국토부에 요소수 우선 공급 대상으로 추가해 줄 것을 건의키로 했다. 행정안전부는 공급난을 해결하기 위해 빠른 시일 안에 시도별 버스업체에 2000ℓ씩 요소수를 긴급 공급키로 했다. 광주지역 시내버스는 모두 1044대로, 이 중 요소수 사용차량은 134대에 이른다. 민간 화물차는 시와 협회가 주기적으로 점검·관리하면서 정부에 긴급물량 요청 등 필요한 방안을 적극 협력해 추진키로 했다. 요소수가 필요한 광주지역 민간 화물차는 5700여 대에 이른다. 특히 보건소와 민간 의료기관 등에서 보유중인 구급차 100여 대의 경우 요소수가 연말까지 사용 가능한 물량만 보유하고 있어 내년부터는 상당한 어려움이 예상돼 보건복지부 등 중앙부처에 우선 공급을 요청할 계획이다. 농업용 요소비료도 재고가 바닥나 내년 모내기철 영농에 차질이 발생할 것으로 파악돼 유기질비료 등 대체비료 사용을 적극 유도하고 농가에는 요소수 미사용 농기계를 우선적으로 임대하기로 했다. 건설기계는 관련협회와 협의해 요소수가 비축된 자재업체와 유기적인 협조 체계를 유지하면서 필요할 경우 우선 지원토록 하고 긴급한 건설현장은 요소수가 필요치 않은 건설차량으로 투입할 예정이다. 소방과 구급 분야는 내년 4월말까지 6개월분이 비축돼 있어 정상운행될 예정이고, 제설차량의 경우도 요소수 잔여량이 충분해 내년 상반기까지는 이상 없고, 청소차는 12월 말까지 운행에 차질이 없도록 최근 환경부에 긴급 지원을 요청해 최우선적으로 공급해 주기로 했다. 영산강유역환경청은 현재 유통업체와 주유소 등 판매업체 순으로 판매고리를 확인하고 있으며 소비자 판매에 부족현상이 발생하고 있어 이를 해결하기 위해 시, 경찰, 유관기관 등과 함께 매점매석 행위 등을 집중단속할 계획이다. 이용섭 시장은 "요소수 공급난 해결을 위해 정부와 긴밀히 협력하는 한편 지역에서 해결가능한 부분은 신속히 대응 방안을 마련해 나가겠다"며 "비상대책 합동TF를 행정부시장을 단장으로 구성해 요소수 부족 상황이 안정화될 때까지 상시 협력체계를 구축하고 대책을 마련하는 등 시민불편이 최소화되도록 적극 노력하겠다"고 밝혔다. ◎공감언론 뉴시스 goodchang@newsis.com</text:p>
          </table:table-cell>
          <table:table-cell table:number-columns-repeated="16378"/>
        </table:table-row>
        <table:table-row table:style-name="ro1">
          <table:table-cell office:value-type="float" office:value="6" table:style-name="ce1">
            <text:p>6</text:p>
          </table:table-cell>
          <table:table-cell office:value-type="string" table:style-name="ce1">
            <text:p>https://newsis.com/view?id=NISX20211111_0001648219</text:p>
          </table:table-cell>
          <table:table-cell office:value-type="string" table:style-name="ce1">
            <text:p>20211111</text:p>
          </table:table-cell>
          <table:table-cell office:value-type="string" table:style-name="ce1">
            <text:p>이재명 "요소수 수출 물량 관심을"…中대사 "韓과 협력해 해결"</text:p>
          </table:table-cell>
          <table:table-cell table:style-name="ce2"/>
          <table:table-cell office:value-type="string" table:style-name="ce1">
            <text:p>기사내용 요약 李 "중국 의존 품목 많아…리스트 만들어 미리 대비" 싱하이밍 "한국과 적극 협의해 요소수 문제 해결 노력" [서울=뉴시스] 국회사진기자단 = 더불어민주당 이재명 대선후보가 11일 서울 여의도 중앙당사에서 싱하이밍 주한중국대사를 접견하며 기념촬영을 하고 있다. 2021.11.11. photo@newsis.com [서울=뉴시스] 김지현 여동준 기자 = 이재명 더불어민주당 대선 후보는 11일 싱하이밍(邢海明) 주한 중국대사와 만나 요소수 대란 해결을 위한 노력을 당부했다. 이 후보는 이날 오후 민주당 중앙당사에서 싱 대사와 접견을 갖고 "어제 전화드린 것처럼 요소수 문제로 한국은 불편함을 겪고 혼란이 발생하고 있는데, 중국의 수출 물량 비율이 지금 매우 낮아서 조금만 더 관심 가져주시면 혼란을 극복하는 데 정말 도움이 될 수 있겠다는 생각이 든다"고 말했다. 이어 "사실 요소수 말고도 중국에 수입을 100% 가까이 의존하는 품목이 상당히 많아서 앞으로도 꽤 문제될 수 있는 여지가 있다"며 "이번에 대책회의를 하면서 리스트라도 만들어서 비상 상태에 대비해 보자는 제안도 드린 바 있다"고 밝혔다. 그러면서 "앞으로 한중 간 경제적 협력, 의존 관계가 계속 심화하고 확대할 것이기 때문에 미리 대비해놓는 게 좋겠다는 생각이 든다"고 강조했다. 아울러 "한반도 평화와 안정, 북한 핵과 미사일 개발에 관련된 문제들은 중국이든 한국이든 모두가 이해관계를 같이 하는 중요한 의제"라며 "합리적으로 문제를 해결해 나갈 방안을 잘 찾아내고 협력할 부분을 협력해서 지금보다 좀 더 나은 동북아 상황을 만들어가면 좋겠다"고 말했다. 싱 대사는 "후보님이 요소수 문제를 얘기했는데 중국이 이걸 조정한 것은 특정 국가를 겨냥해서 한 것이 아니다. 우리 내부도 많이 부족하다. 개인적으로도 이렇게 큰 영향이 있다는 것을 생각하지 못했다"며 "한국과 적극적으로 협의해 해결할 수 있도록 노력했고 또 계속 노력하겠다"고 밝혔다. [서울=뉴시스] 국회사진기자단 = 더불어민주당 이재명 대선후보가 11일 서울 여의도 중앙당사에서 싱하이밍 주한중국대사를 접견하고 있다. 2021.11.11. photo@newsis.com 또 "양국의 산업, 공급 체인은 깊이 융합돼 매우 긴밀한 구조를 이루고 있다. 이미 서로 떨어질 수 없는 운명공동체다. 요소수 하나가 아니라 수천개의 체인이 있다"며 "양국이 경제·무역 분야에서 유대관계를 더욱 강화하고 잠재력을 키워나갈 수 있도록 계속 발전시키겠다. 이를 통해 광범위한 공동이익을 지키고 나은 발전을 이룰 수 있길 바란다"고 말했다. 이와 함께 "내년은 중한 문화교류의 해이자 중한 수교 30주년으로 양국에 중요한 해"라며 "양국관계를 계속 공고히하고 이를 통해 다음 30년 양국관계 발전을 위한 기초를 잘 다지겠다"고 덧붙였다. 이날 접견에 당 선대위 측 이종석 평화번영위원장, 위성락 실용외교위원장, 김한정 국제위원장, 김영호 의원이 참석했고, 중국 측에서는 진옌광 부대사, 주계걸 참사관 등이 배석했다. ◎공감언론 뉴시스 fine@newsis.com, yeodj@newsis.com</text:p>
          </table:table-cell>
          <table:table-cell table:number-columns-repeated="16378"/>
        </table:table-row>
        <table:table-row table:style-name="ro1">
          <table:table-cell office:value-type="float" office:value="7" table:style-name="ce1">
            <text:p>7</text:p>
          </table:table-cell>
          <table:table-cell office:value-type="string" table:style-name="ce1">
            <text:p>https://newsis.com/view?id=NISX20211111_0001648205</text:p>
          </table:table-cell>
          <table:table-cell office:value-type="string" table:style-name="ce1">
            <text:p>20211111</text:p>
          </table:table-cell>
          <table:table-cell office:value-type="string" table:style-name="ce1">
            <text:p>요소수 중고 되팔기 금지…당근마켓, 나눔만 허용(종합)</text:p>
          </table:table-cell>
          <table:table-cell table:style-name="ce2"/>
          <table:table-cell office:value-type="string" table:style-name="ce1">
            <text:p>기사내용 요약 차량용 요소수 주유소만 판매…판매량 제한 중고거래 플랫폼 거래 금지…나눔·기부 허용 직구 제한 안해…"국제기준 부합 제품 구매" 당근마켓, 정부 방침 따라 오늘 상거래 제한 [세종=뉴시스] 강종민 기자 = 김법정 환경부 기후탄소정책실장(오른쪽)과 주영준 산업통상자원부 산업정책실장이 11일 오전 정부세종청사에서 요소와 요소수의 수급 안정화를 위해 긴급수급조정조치를 제정하고 올해말까지 한시적으로 시행한다고 밝히고 있다. 2021.11.11. ppkjm@newsis.com [서울=뉴시스]김정현 정성원 기자 = 주유소에서 산 차량용 요소수를 중고시장에서 다른 이에게 재판매하는 행위가 금지됐다. 정부는 선의로 요소수를 나누거나 기부하는 행위는 허용한다는 입장이다. 유통업계에서도 중고거래 플랫폼 중고나라와 번개장터가 요소수 거래 무기한 전면 중단에 나선 가운데 당근마켓도 나눔 외 모든 거래를 막기로 결정했다. 김법정 환경부 기후탄소정책실장은 11일 오전 정부세종청사에서 열린 '요소 및 요소수 긴급수급조정조치' 시행 브리핑에서 "(구매한 요소수를) 중고시장에 재판매하는 행위는 긴급수급안정조치 고시에서 금지하고 있다"면서도 "중고시장을 통해 선의로 셰어(나눔)하고 기부하는 행위는 판매가 아니기 때문에 허용할 예정"이라고 말했다. 앞서 이날 오전 환경부, 산업통상자원부는 요소와 요소수 수급 안정화를 위해 '긴급수급조정조치'를 제정, 시행한다고 밝혔다. 차량용 요소수는 연말까지 주유소에서만 판매하며, 승용차와 화물·승합차 대당 최대 구매량은 각각 10ℓ, 30ℓ다. 요소수 구매자는 다른 이에게 재판매할 수 없다. 중고 거래 플랫폼에서의 요소수 거래도 금지된다. [서울=뉴시스]당근마켓은 정부가 요소수 중고거래 금지를 분명히 한 브리핑 4시간여만인 11일 오후 플랫폼 내 요소수 거래를 중단하고, 나눔 목적의 활동만 허용하기로 결정했다고 밝혔다. 사진은 당근마켓 공지. (사진=당근마켓 제공). 2021.11.11. photo@newsis.com *재판매 및 DB 금지 김 실장은 "큰 단위로 폭리를 취하기 위해 (거래)하게 된다면 물가안정법에 의한 벌칙에 따라 처벌된다"며 "이를 충실히 알리고 계도할 생각"이라고 말했다. 당근마켓은 이 같은 정부 입장이 나온 지 4시간여 만인 이날 오후 플랫폼 내 요소수 거래를 중단하고, 나눔 목적 활동만 허용하기로 결정했다고 밝혔다. 당근마켓은 당초 이날 오전 보도자료를 내고 거래는 허용하되 사기성이 짙거나 나눔으로 받은 요소수를 되파는 등 도를 넘은 이득을 취하려 하는 행위를 단속하겠다는 입장을 내놨으나 방침을 바꾼 것이다. 당근마켓은 정부 긴급수급조정조치 시행일인 이날부터 오는 12월31일까지 요소수를 판매 금지 품목으로 지정한다. 플랫폼 내 '팝니다', '삽니다' 항목에서 요소수 관련 게시글을 올릴 수 없다. 당근마켓은 이날 오전까지 플랫폼에 게시된 요소수 관련 글 95%가 '나눔' 또는 '구해요' 항목에 올라왔다고 전했다. [인천=뉴시스] 김선웅 기자 = 차량용 요소수 품귀현상이 지속되는 가운데 11일 인천항 인근 주유소에서 군이 민간에 대여한 요소수 판매가 시작돼 한 운전자가 구매한 요소수를 차량으로 옮기고 있다. 국방부는 군 작전에 지장을 초래하지 않는 범위 내에서 한시적으로 군이 보유한 차량용 요소수를 민간에 대여한다고 밝혔다. 군이 민간에 대여한 요소수는 전국 주요 항만 인근 주유소 32곳에서 구매할 수 있다. 2021.11.11. mangusta@newsis.com 당근마켓은 "어려운 시기 이웃에게 따뜻한 나눔을 실천해주고 계신 많은 이용자분들께 감사하다"며 "요소수 대란 사태가 보다 빠르게 진화될 수 있도록 당근마켓도 긴급수급조정조치에 동참하겠다"고 밝혔다. 정부는 요소수 해외 직구는 제한하지 않을 방침이다. 김 실장은 "직구는 판매하거나 생산하는 사업자가 아니기 때문에 별다른 조치를 할 생각이 없다"면서도 "본인 차량 품질기준에 적합한 것을 넣어야만 정상 가동된다. 국제적인 기준에 부합하는 물품을 구매해 사용해야 한다"고 말했다. 국제적인 기준과 검사 기간에 대해선 "유럽 애드블루나 미국 API 같은 국제 기준을 충족한다면 별도 검사 없이 쉽게 들어올 것"이라며 "그간 검사에 20일 정도 걸렸지만, 검사 인력을 대폭 충원하고 신속 처리를 통해 3일 정도로 단축할 생각"이라고 설명했다. 유통업계에서는 앞서 8일 해외직구 전문 전자상거래 업체 코리아센터 '몰테일'이 미국, 독일, 일본산 요소수를 국내시장에 긴급 공수한다고 밝혔다. 미국석유협회 인증을 받은 미국 '블루데프'(BlueDEF, 9.46ℓ)와 독일산 애드블루(AdBlue, 10ℓ) 등이다. ◎공감언론 뉴시스 ddobagi@newsis.com, jungsw@newsis.com</text:p>
          </table:table-cell>
          <table:table-cell table:number-columns-repeated="16378"/>
        </table:table-row>
        <table:table-row table:style-name="ro1">
          <table:table-cell office:value-type="float" office:value="8" table:style-name="ce1">
            <text:p>8</text:p>
          </table:table-cell>
          <table:table-cell office:value-type="string" table:style-name="ce1">
            <text:p>https://newsis.com/view?id=NISX20211111_0001648154</text:p>
          </table:table-cell>
          <table:table-cell office:value-type="string" table:style-name="ce1">
            <text:p>20211111</text:p>
          </table:table-cell>
          <table:table-cell office:value-type="string" table:style-name="ce1">
            <text:p>김대오 전북도의원 "요소수, 교통약자 우선 공급하라"</text:p>
          </table:table-cell>
          <table:table-cell table:style-name="ce2"/>
          <table:table-cell office:value-type="string" table:style-name="ce1">
            <text:p>김대오 전라북도의회 의원 [전주=뉴시스] 김민수 기자 = 아동, 장애인, 노인 등 교통약자 돌봄 차량에 요소수를 안정적으로 공급할 필요성이 제기됐다. 전북도의회 김대오 의원(익산1)은 11일 복지여성보건국에 대한 행정사무감사에서 아동, 장애인, 노인 등 교통약자를 위한 차량에 요소수 안정적 공급 대책을 마련해야 한다고 강조했다. 이들 차량 대부분이 요소수를 필요로 하는 경유차인 탓에 요소수 대란이 돌봄 공백으로 이어질 수 있다는 우려에서다. 김 의원은 “요소수 수급 대란이 진정되기까지는 상당한 시간이 걸릴 것으로 보인다”며 “정부와 전북도는 컨테이너 화물차 등 물류 분야에 우선 지원될 예정이다 보니 아동·장애인·노인 등 교통약자용 차량은 지원 순위에서 밀리는 것 아니냐는 우려의 목소리가 있다”고 지적했다. 그러면서 “교통약자의 발이 묶일 수 있는 만큼 전라북도가 시급하게 대책을 마련해야 한다”고 촉구했다. 한편 전북도는 요소수 수급안정 대책을 마련하기 위해 10일 ‘요소수 수급 비상대책 TF팀’을 구성해 요소수 수급 현황 및 제고량을 점검하고 대응 방안을 모색하고 있다. ◎공감언론 뉴시스 leo@newsis.com</text:p>
          </table:table-cell>
          <table:table-cell table:number-columns-repeated="16378"/>
        </table:table-row>
        <table:table-row table:style-name="ro1">
          <table:table-cell office:value-type="float" office:value="9" table:style-name="ce1">
            <text:p>9</text:p>
          </table:table-cell>
          <table:table-cell office:value-type="string" table:style-name="ce1">
            <text:p>https://newsis.com/view?id=NISX20211111_0001648110</text:p>
          </table:table-cell>
          <table:table-cell office:value-type="string" table:style-name="ce1">
            <text:p>20211111</text:p>
          </table:table-cell>
          <table:table-cell office:value-type="string" table:style-name="ce1">
            <text:p>"요소수 부족 장기화에 대비"…충북 도·시·군 교통 대책</text:p>
          </table:table-cell>
          <table:table-cell table:style-name="ce2"/>
          <table:table-cell office:value-type="string" table:style-name="ce1">
            <text:p>요소수 *재판매 및 DB 금지 [청주=뉴시스] 천영준 기자 = 충북도가 중국의 요소수 수출 제한 조치로 부족 사태가 장기화할 것에 대비해 교통 분야 대책 마련에 나섰다. 도는 11일 도청과 11개 시·군 교통 관련 부서장 간담회를 열어 대중교통, 화물, 건설기계 등의 대비책을 논의했다. 간담회에서는 대중교통 분야 비상 수송 대책으로 ▲버스 감회 운행 ▲요소수 미사용 전세버스 차량(도내 642대) 대체 투입 ▲철도 이용·역과 터미널 간 택시 등 이동수단 투입 ▲자가용 카풀과 개인형 이동장치(PM) 이용 등이 제안됐다. 도는 논의 결과를 토대로 비상 수송 대책을 수립할 계획이다. 이어 도내 시·군과 관련 조합에 전파할 예정이다. 화물차와 건설기계와 관련해선 도내 요소수 제조업체 5곳을 방문해 긴급히 필요로 하는 건설기계 차주 등에게 2350박스(10ℓ)를 우선 공급하도록 조처했다. 도와 시·군은 앞으로 운수업체를 수시로 점검, 요소수를 최대한 공급하는 방향을 모색한다. 요소수 부족으로 운행 중단이 예상되면 비상 대책을 시행한다는 방침이다. 충북도 관계자는 "정부와 함께 요소수 확보를 위해 최선을 다할 것"이라며 "요소수 부족 사태가 장기화할 것에 대비해 교통 분야에 대한 비상 수송대책도 마련해 도민 피해를 최소화하겠다"고 말했다. ◎공감언론 뉴시스 yjc@newsis.com</text:p>
          </table:table-cell>
          <table:table-cell table:number-columns-repeated="16378"/>
        </table:table-row>
        <table:table-row table:style-name="ro1">
          <table:table-cell office:value-type="float" office:value="10" table:style-name="ce1">
            <text:p>10</text:p>
          </table:table-cell>
          <table:table-cell office:value-type="string" table:style-name="ce1">
            <text:p>https://newsis.com/view?id=NISX20211111_0001648087</text:p>
          </table:table-cell>
          <table:table-cell office:value-type="string" table:style-name="ce1">
            <text:p>20211111</text:p>
          </table:table-cell>
          <table:table-cell office:value-type="string" table:style-name="ce1">
            <text:p>정의용 "한중 장관 회담 당시 요소수 보고 받지 못해"(종합)</text:p>
          </table:table-cell>
          <table:table-cell table:style-name="ce2"/>
          <table:table-cell office:value-type="string" table:style-name="ce1">
            <text:p>기사내용 요약 국회 외통위, 요소수 뒷북 대응 비판 이어져 "왕이, 韓 측에서 오해 없으면 좋겠단 메시지" 野 "문재인 정부의 늑장 대응이 부른 관재" [서울=뉴시스] 최동준 기자 = 정의용 외교부 장관이 11일 서울 여의도 국회에서 열린 외교통일위원회 전체회의에서 2022년도 예산안 제안설명을 하고 있다. 2021.11.11. photocdj@newsis.com [서울=뉴시스] 남빛나라 기자 = 11일 국회 외교통일위원회 전체회의에서 정부의 요소(요소수 원료) 뒷북 대응을 둘러싼 비판이 쏟아졌다. 정의용 외교부 장관은 중국의 수출 제한 조치 이후 열린 한중 외교장관 회담에서 요소 문제를 논의하지 않은 데 대해 "그 이전에 출국 했기 때문에 요소수 문제에 대한 내용을 보고 받지 못한 상태였다"고 말했다. 중국은 10월11일 요소 등 29종의 비료 품목은 나흘 뒤부터 반드시 수출 전 검사를 거쳐야 한다고 고시했다. 시행 2주 뒤인 10월29일(현지시간) 정 장관과 왕이(王毅) 중국 국무위원 겸 외교부장은 이탈리아 로마에서 열린 주요20개국(G20) 정상회의를 계기로 30여분간 약식회담을 가졌지만 요소는 언급되지 않았다. 아울러 정 장관은 중국이 한국을 위협하기 위해 보복 조치를 한 건 아니라고 밝혔다. 정 장관은 "중국 측에서 우리 측에 한 설명은 특정 국가를 겨냥한 건 절대 아니란 것"이라며 "한국 측에서 오해가 없었으면 좋겠다는 게 왕이 부장에 저에게 보낸 메시지"라고 말했다. 이태규 국민의당 의원은 한국 수입품 1만2586개 중 31.3%(3941개)의 특정 국가 의존도가 80%를 넘기 때문에 언제든 요소 품귀 같은 사태가 반복될 수 있다면서, 경제안보 전략을 강화해야 한다고 지적했다. 정 장관은 "전적으로 공감한다"며 "일단 외교부에 경제안보TF를 구성했고 지난 주말에 개최된 경제안보전략회의에서도 이 문제에 대해 집중 논의했다"고 답했다. 정진석 국민의힘 의원이 "문재인 정부의 늑장대응이 부른 관재"라고 질타하자 정 장관은 "주중 여러 공관에서 기업 애로를 접수하고 난 다음부터 조금 더 심각성을 알고 대응했어야 한다"고 답했다. 중국 현지 공관은 10월21일 통관에 차질이 있다는 우리 기업의 민원을 외교부 본부에 보고했다. 외교부는 이를 접수하고도 전국적인 요소 품귀 사태로 이어질 수 있다는 예측을 즉각 하지 못한 것으로 보인다. 정부가 요소 관련 관계부처 회의를 연 건 이달 2일이다. 외교부는 전날 차량용 요소 1만여t을 포함한 요소 1만8700t에 대해 중국 정부가 수출 절차를 진행하기로 했다고 밝혔다. 이는 한국 측이 이미 계약했지만 갑작스러운 중국의 수출 제한 조치로 국내에 들어오지 못하고 있던 물량이다. 이외 베트남과 호주에서도 요소수 및 요소를 들여올 예정이다. 정 장관은 "앞으로 3~4개월 정도 물량은 안정적으로 확보됐다"고 말했다. ◎공감언론 뉴시스 south@newsis.com</text:p>
          </table:table-cell>
          <table:table-cell table:number-columns-repeated="16378"/>
        </table:table-row>
        <table:table-row table:style-name="ro1">
          <table:table-cell office:value-type="float" office:value="11" table:style-name="ce1">
            <text:p>11</text:p>
          </table:table-cell>
          <table:table-cell office:value-type="string" table:style-name="ce1">
            <text:p>https://newsis.com/view?id=NISX20211111_0001648020</text:p>
          </table:table-cell>
          <table:table-cell office:value-type="string" table:style-name="ce1">
            <text:p>20211111</text:p>
          </table:table-cell>
          <table:table-cell office:value-type="string" table:style-name="ce1">
            <text:p>익명의 여성 포항남부서에 요소수 20ℓ 기부 '눈길'</text:p>
          </table:table-cell>
          <table:table-cell table:style-name="ce2"/>
          <table:table-cell office:value-type="string" table:style-name="ce1">
            <text:p>사진은 포항남부경찰서 전경. [포항=뉴시스] 강진구 기자 = 경북 포항남부경찰서는 익명의 여성이 11일 오후 1시57분께 문덕파출소를 방문해 유록스 10ℓ 2박스를 전달하고 사라졌다고 밝혔다. 경찰에 따르면 익명의 여성은 이날 문덕파출소 문밖에 요소수 10ℓ 2박스를 놓아 두고 '요소수 두 병을 놓고 간다'는 말만 남기고 인적사항 등은 일절 남기지 않은 채 곧바로 차량을 운전해 떠나려 했다. 이에 파출소 경찰관들이 '문덕파출소에는 경유를 사용하는 긴급 차량이 없으므로 마음만 감사히 받겠다'고 했으나 익명의 기부자는 “(최근에) 요소수 대란으로 인해 공공 차량과 긴급 차량 운행에 큰 어려움을 겪고 있는 것으로 알고 있다"며 "분명 경찰서에서도 필요한 차량이 있을 거 같아 기부하게 됐다”고 말했다. 그는 자신의 인적사항은 남기지 말아 달라고 간곡히 부탁한 뒤 떠났다. 김해출 포항남부경찰서장은 "기부한 시민의 마음을 담아 신속 출동으로 보답하겠다"고 약속했다. ◎공감언론 뉴시스 dr.kang@newsis.com</text:p>
          </table:table-cell>
          <table:table-cell table:number-columns-repeated="16378"/>
        </table:table-row>
        <table:table-row table:style-name="ro1">
          <table:table-cell office:value-type="float" office:value="12" table:style-name="ce1">
            <text:p>12</text:p>
          </table:table-cell>
          <table:table-cell office:value-type="string" table:style-name="ce1">
            <text:p>https://newsis.com/view?id=NISX20211111_0001647980</text:p>
          </table:table-cell>
          <table:table-cell office:value-type="string" table:style-name="ce1">
            <text:p>20211111</text:p>
          </table:table-cell>
          <table:table-cell office:value-type="string" table:style-name="ce1">
            <text:p>정부, '요소 700t→요소수 200만ℓ' 생산 시작…화물차 10일치</text:p>
          </table:table-cell>
          <table:table-cell table:style-name="ce2"/>
          <table:table-cell office:value-type="string" table:style-name="ce1">
            <text:p>기사내용 요약 민간 수입업체 보관하던 요소 이용 내일 버스 등 공공 차량 20만ℓ 공급 호주 4500ℓ 민간 구급차에…4개월치 [인천=뉴시스] 김선웅 기자 = 차량용 요소수 품귀 현상이 지속되는 가운데 11일 인천항 인근 주유소에서 군이 민간에 대여한 요소수 판매가 시작돼 한 운전자가 차량에 주입하고 있다. 2021.11.11. mangusta@newsis.com [세종=뉴시스] 김진욱 기자 = 정부가 현장 점검 과정에서 발견한 민간 수입업체 요소 700t을 바탕으로 11일 요소수 생산에 돌입했다. 요소수 200만ℓ 상당으로 화물차 14만여대 등이 10일가량 쓸 수 있는 분량이다. 기획재정부는 11일 정부서울청사에서 이억원 제1 차관 주재로 제4차 요소수 수급 관련 범부처 합동 대응 회의를 열어 이런 내용을 논의했다고 밝혔다. 이날 회의에서는 국내·외 확보 물량의 배분 계획, 중국·베트남 등 국외 물량 추가 확보 동향 등을 중점적으로 논의했다. 생산한 차량용 요소수는 12일부터 버스·청소차 등 공공 차량에 20만ℓ를 우선 공급한다. 나머지는 화물차 사용 빈도가 많은 주유소 100여곳에 보내 화물차에 공급할 계획이다. 해외에서 확보한 물량도 긴급 수요처 중심으로 우선 배분한다. 호주에서 출발해 11일 오후 5시30분 김해공항에 들어올 요소수 2만7000ℓ 중 4500ℓ는 민간 구급차에 제공한다. 이에 따라 민간 구급차는 향후 4개월가량 쓸 물량을 확보하게 된다. 소방청 공공 구급차는 3~4개월치의 요소수를 보관하고 있다. 지난 10일 오전 중국에서 출항한 N사의 산업용 요소 2700t은 오는 13일 여수항에 도착한다. L사의 차량용 요소 300t은 18일 출항한다. A사는 베트남에서 산업용 요소 3000t을 추가 확보했다. 기존 5000t에 더해 총 8000t이다. B사는 차량용 요소수 기존 100만ℓ에 25만ℓ를 더 가져오기로 했다. 11일 회의에는 기재부를 비롯해 산업통상자원부·국무조정실·외교부·행정안전부·농림축산식품부·환경부·국토교통부·국세청·관세청·조달청·경찰청·소방청 등이 참석했다. [서울=뉴시스] 이억원 기획재정부 차관이 11일 서울 종로구 정부서울청사에서 '요소수 범부처 합동 대응 일일상황 점검 회의'를 주재하고 있다. (사진=기획재정부 제공) 2021.11.11. photo@newsis.com *재판매 및 DB 금지 ◎공감언론 뉴시스 str8fwd@newsis.com</text:p>
          </table:table-cell>
          <table:table-cell table:number-columns-repeated="16378"/>
        </table:table-row>
        <table:table-row table:style-name="ro1">
          <table:table-cell office:value-type="float" office:value="13" table:style-name="ce1">
            <text:p>13</text:p>
          </table:table-cell>
          <table:table-cell office:value-type="string" table:style-name="ce1">
            <text:p>https://newsis.com/view?id=NISX20211111_0001647847</text:p>
          </table:table-cell>
          <table:table-cell office:value-type="string" table:style-name="ce1">
            <text:p>20211111</text:p>
          </table:table-cell>
          <table:table-cell office:value-type="string" table:style-name="ce1">
            <text:p>산업차관 "제2의 요소 수급난 없도록 관리품목 확대·개편"</text:p>
          </table:table-cell>
          <table:table-cell table:style-name="ce2"/>
          <table:table-cell office:value-type="string" table:style-name="ce1">
            <text:p>기사내용 요약 요소수 사태 관련 '공급망 안전점검회의' 개최 "범용품목도 생활 밀접하고 파급 크면 관리" "선정품목 실시간 동향 점검·위기 사전 포착" [서울=뉴시스]박진규 산업통상자원부 차관. (사진=산업통상자원부 제공) 2021.04.28. photo@newsis.com *재판매 및 DB 금지 [세종=뉴시스]고은결 기자 = 박진규 산업통상자원부 1차관은 11일 '요소 수급난'이 다른 분야에서도 재발되지 않도록 공급망 관리품목을 확대·개편하겠다고 밝혔다. 박 차관은 이날 대한무역투자진흥공사(코트라)에서 '공급망 안전 점검 회의'를 개최하고 이 같이 언급했다. 산업부는 업계·무역기관과 함께 주요 산업별 잠재적 수급애로가 우려되는 품목을 선제적으로 살펴보는 한편, 요소수 수입선 다변화 등 요소 대응 현황을 점검했다. 참석자들은 최근 글로벌 공급망 불안정성 속에서 '제2의 요소수 대란'을 방지하려면 긴밀한 민·관 협력이 필요하다고 입을 모았다. 업종 협·단체는 기존 공급망 분석대상을 확대할 필요가 있다는 의견을 제시하는 한편, 가격 급등 또는 수급 애로 가능성이 있는 주요 품목에 대한 정부 차원의 관심과 지원을 호소했다. 코트라 등 유관기관은 요소 수급 안정화를 위한 수입선 대체현황을 공유하고, 수입 시기를 앞당길 수 있도록 검사기간 단축 등 정부의 지원을 요청했다. 이에 박 차관은 "요소·요소수 수급난을 통해 일본 수출규제 이후 구축한 기존 공급망 분석·대응체계가 요소 등 생활과 직결된 범용제품에 대한 고려가 부족했다는 점을 확인했다"며 "반면교사로 삼아 철저한 공급망 관리체계를 구축할 수 있도록 노력하겠다"고 다짐했다. [서울=뉴시스] 권창회 기자 = 11일 오후 서울 시내 한 주유소에 요소수 품절 안내문이 붙어있다. 2021.11.11. kch0523@newsis.com 아울러 박 차관은 "요소 수급난이 다른 분야에서도 재발되지 않도록 철저히 공급망 위기에 대비해야 한다"며 우선 제2의 요소 수급난이 발생하지 않도록 기술난이도·대외의존도를 중심으로 선정했던 기존 338개 관리품목을 확대 개편할 것이라 밝혔다. 그는 "첨단기술이 필요하지 않은 범용품목이라 할지라도 국민생활에 밀접한 파급효과가 큰 품목이거나 특정국가 의존도가 높고 국내 생산역량이 부족한 품목은 관리 대상에 포함시킬 것"이라며 "선정품목은 실시간 동향 점검으로 사전에 위기징후를 포착하고, 유사 시 대응 매뉴얼을 마련해 업계의 위기 대처 능력을 강화하겠다"고 말했다. 한편 박 차관은 중국과의 기존 계약 물량의 수출 절차 진행에 따라 수급난이 일부 해소된 상황에서, 중국 외 호주 등 10개국에서 요소 수입 프로젝트를 추진해 차량용 1만톤(t)을 포함한 요소 최대 3만t, 차량용 요소수 700만 리터(ℓ)를 확보할 수 있다고 전했다. 아울러 코트라 내 운영 중인 '해외 요소·요소수 수입 지원센터'를 중심으로 추가적인 해외 요소 물량을 발굴하겠다고 했다. 산업부에 설치된 요소·요소수 해외TF를 중심으로 해외 요소·요소수 수입 지원센터의 활동을 지원하고 물류·통관 애로 해소, 재정·세제 지원 안내 등 요소 수급 전반을 관리하겠다고 했다. 이 밖에 신속통관, 검사기간 단축은 물론 할당관세와 물류비 보전 등 가용가능한 수단을 총동원해 수급이 빠르게 안정화하도록 최선을 다하겠다고 강조했다. [안산=뉴시스] 김종택기자 = 요소수 품귀 현상이 지속되고 있는 10일 오후 경기도 안산시의 한 요소수 생산공장에서 요소수가 생산되고 있다. 하루 최대 요소수 생산량이 150톤인 이 업체는 요소 수입이 차질을 빚으면서 현재 하루 평균 5톤~10톤의 요소수를 생산하고 있다. 2021.11.10. jtk@newsis.com ◎공감언론 뉴시스 keg@newsis.com</text:p>
          </table:table-cell>
          <table:table-cell table:number-columns-repeated="16378"/>
        </table:table-row>
        <table:table-row table:style-name="ro1">
          <table:table-cell office:value-type="float" office:value="14" table:style-name="ce1">
            <text:p>14</text:p>
          </table:table-cell>
          <table:table-cell office:value-type="string" table:style-name="ce1">
            <text:p>https://newsis.com/view?id=NISX20211111_0001647849</text:p>
          </table:table-cell>
          <table:table-cell office:value-type="string" table:style-name="ce1">
            <text:p>20211111</text:p>
          </table:table-cell>
          <table:table-cell office:value-type="string" table:style-name="ce1">
            <text:p>심상정 "모든 농어민에 월 30만원 기본소득 지급"</text:p>
          </table:table-cell>
          <table:table-cell table:style-name="ce2"/>
          <table:table-cell office:value-type="string" table:style-name="ce1">
            <text:p>기사내용 요약 심상정, 농민의 날 맞아 농어촌 공약 발표 "기본소득 시작해 도농 소득격차 줄일 것" [서울=뉴시스] 최진석 기자 = 심상정(왼쪽 세번째) 정의당 대선 후보가 11일 국회 소통관에서 열린 농민의날 기자회견에서 농정 공약을 발표하고 있다. (공동취재사진) 2021.11.11. photo@newsis.com [서울=뉴시스]신귀혜 기자 = 심상정 정의당 대선후보는 11일 "모든 농어민에게 월 30만원 기본소득을 지급하겠다"고 약속했다. 심 후보는 이날 국회 소통관에서 농민의 날을 맞아 기자회견을 열고 이같은 내용을 담은 농·어촌 관련 공약을 발표했다. 심 후보는 "(소득불평등을) 해소하지 않고서는 지역소멸 현상을 막을 수 없다"며 "심상정 정부는 월 30만원 '농어민 기본소득'부터 시작해 농어촌과 도시 지역간의 극심한 소득격차를 의지를 갖고 줄이겠다는 약속을 드린다"고 말했다. 이어 "농어촌 관련 재정 또한 과감하게 집행하겠다"며 "현재 연간 2조4000억원 규모의 공익형 직불제를 연간 5조원 규모로 확충하겠다"고 설명했다. 그는 "농산어촌에 거주하는 국민들의 삶까지 선진국답게 확실하게 전환하겠다"며 "교육, 주거, 의료, 문화 모두 수도권과 견주어도 손색이 없도록 녹색대전환의 틀 안에서 혁신적으로 업그레이드하겠다"고 했다. 심 후보는 또 국가식량주권위원회 설치와 곡물자급률 30% 달성도 약속했다. 심 후보는 "우리나라는 현재 곡물자급률이 21%에 불과하다. 기후위기 시대에 요소수 대란을 능가하는 식량위기가 발생할 가능성이 매우 높다"며 "대한민국의 식량주권을 책임지는 콘트롤타워로 ‘국가식량주권위원회’를 설치하겠다"고 말했다. 그러면서 "연도별 자급률을 상향조정하고 곡물자급률을 30%까지 높이겠다"고 했다. 이 박에도 전국민 먹거리 기본법 제정, 생태농어업 대전환 등을 주요 농·어촌 관련 공약으로 언급하며 "지역과 수도권, 농산어촌과 도시가 함께 어우러져 살아갈 수 있는 ‘공존의 사회’를 반드시 만들겠다"고 했다. ◎공감언론 뉴시스 marimo@newsis.com</text:p>
          </table:table-cell>
          <table:table-cell table:number-columns-repeated="16378"/>
        </table:table-row>
        <table:table-row table:style-name="ro1">
          <table:table-cell office:value-type="float" office:value="15" table:style-name="ce1">
            <text:p>15</text:p>
          </table:table-cell>
          <table:table-cell office:value-type="string" table:style-name="ce1">
            <text:p>https://newsis.com/view?id=NISX20211111_0001647809</text:p>
          </table:table-cell>
          <table:table-cell office:value-type="string" table:style-name="ce1">
            <text:p>20211111</text:p>
          </table:table-cell>
          <table:table-cell office:value-type="string" table:style-name="ce1">
            <text:p>靑 새 경제수석에 박원주 前 특허청장…소청심사위원장 최재용(종합)</text:p>
          </table:table-cell>
          <table:table-cell table:style-name="ce2"/>
          <table:table-cell office:value-type="string" table:style-name="ce1">
            <text:p>기사내용 요약 문 대통령, 차관급 2명 인선 단행…안일환 수석 8개월만에 퇴진 靑, 안일환 요소수 문책성 인사 부인…"추석 전 건강 이유로 사의" [서울=뉴시스]박원주 신임 청와대 경제수석비서관과 최재용 소청심사위원장의 모습. (그래픽=전진우 기자). 2021.11.11. 618tue@newsis.com [서울=뉴시스]김태규 안채원 기자 = 문재인 대통령은 11일 신임 청와대 경제수석비서관에 박원주(57) 전 특허청장을 내정했다. 신임 소청심사위원회 위원장에는 최재용(54) 전 인사혁신처 차장을 발탁했다. 문 대통령은 이날 오후 이러한 차관급 인사를 단행했다고 박수현 청와대 국민소통수석이 브리핑에서 밝혔다. 박원주 신임 경제수석은 전남 광주 출신으로 송원고와 서울대 경제학과를 졸업했다. 동대학원에서 정책학으로 석사 학위를, 미국 인디애나대학에서 경제학으로 박사 학위를 각각 받았다. 행정고시 31회 출신으로 관직에 입문한 박 수석은 산업통상자원부 산업정책실장을 거쳐 청와대 산업통상자원비서관을 지냈다. 이후 산업부 에너지자원실장과 특허청장을 역임했다. 박 수석은 "산업부 주요 보직을 거쳐 특허청장을 역임한 산업·경제 전문가"라며 "뛰어난 경제 정책기획·조정 역량과 업무 추진력을 갖추고 있어 급변하는 경제 환경에 능동적으로 대응해 경제 활력을 회복하고, 문재인 정부의 경제 정책 과제를 충실히 완수해 나갈 것으로 기대한다"고 말했다. 지난 3월 임명됐던 안일환 경제수석은 8개월만에 자리에서 물러나게 됐다. 중국발(發) 요소수 품귀 사태에 초기 대응 미흡에 대한 책임으로 경질된 것이 아니냐는 해석이 나온다. 안 수석은 청와대 요소수 대응 태스크포스(TF) 단장으로 관련 논의를 주도해 왔다. 청와대 고위 관계자는 "안 수석은 건강상의 이유로 이미 추석 전에 사의를 표명한 바 있지만 국정감사를 앞둔 시점이라 국감을 마치고 사표를 수리하는 방향으로 얘기가 됐었다"며 문책성 인사가 아니라고 부인했다. 이어 "요소수 수급 불안정 문제가 발생하면서 그 문제 해결에 집중하기 위해 (인사 발표에) 시간이 걸렸다"면서 "TF 단장으로 3개월 정도 분량의 요소수 확보를 마무리 했기 때문에 오늘 사표가 수리되는 것"이라고 설명했다. 향후 청와대 요소수 TF 단장은 신임 박원주 수석이 이어 받아 관련 업무를 주도할 예정이다. 최재용 신임 소청심사위원장은 천안 중앙고와 연세대 정치외교학과를 졸업했다. 미국 뉴욕대에서 행정학 석사를, 숭실대에서 IT정책경영학으로 박사 학위를 각각받았다. 행시 38회 출신으로 관직에 입문한 뒤 행정안전부 인사정책과장, 인사혁신처 인사혁신국장, 기획조정관을 거쳐 인사혁신처 차장에 올랐다. 박 수석은 최 위원장의 인선 배경에 대해 "공직사회 인사혁신 업무를 주도해 온 인사정책 전문가다. 공무원 인사, 공직사회 개혁에 대한 깊은 이해와 탁월한 소통·공감 능력을 두루 갖추고 있다는 평가"라며 "공정하고 객관적인 소청심사 시스템을 구현하고, 갑질문화 해소 등 고충 사안 해결에 기여할 것으로 기대한다"고 말했다. ◎공감언론 뉴시스 kyustar@newsis.com, newkid@newsis.com</text:p>
          </table:table-cell>
          <table:table-cell table:number-columns-repeated="16378"/>
        </table:table-row>
        <table:table-row table:style-name="ro1">
          <table:table-cell office:value-type="float" office:value="16" table:style-name="ce1">
            <text:p>16</text:p>
          </table:table-cell>
          <table:table-cell office:value-type="string" table:style-name="ce1">
            <text:p>https://newsis.com/view?id=NISX20211111_0001647793</text:p>
          </table:table-cell>
          <table:table-cell office:value-type="string" table:style-name="ce1">
            <text:p>20211111</text:p>
          </table:table-cell>
          <table:table-cell office:value-type="string" table:style-name="ce1">
            <text:p>충북 곳곳서 요소수 기부 잇따라 '훈훈'</text:p>
          </table:table-cell>
          <table:table-cell table:style-name="ce2"/>
          <table:table-cell office:value-type="string" table:style-name="ce1">
            <text:p>기사내용 요약 충주서 신명중기 대표 요소수 200ℓ 무상 기탁 유로케미칼·㈜켐스틸글로벌도 1만1500ℓ 전달 [청주=뉴시스] 조성현 기자 = 전국적인 요소수(尿素水) 품귀현상 속 충북 지역사회의 나눔 문화가 빛을 발하고 있다. 사회 전반에 악영향을 끼치고 있는 이번 품귀 현상 속 어려움에 부닥친 이들을 돕기 위해 지역 곳곳에서 온정의 손길이 이어지는 추세다. 11일 충주시에 따르면 신명중기 이현우(36) 대표는 이날 시청을 방문해 요소수 200ℓ를 무상 기탁했다. 이 대표는 최근 충주시가 작업하고 출동하는 각종 경유 차량이 멈출 수 있다는 얘기를 듣고 본인이 갖고 있던 요소수를 기부하게 됐다고 전했다. 같은 날 유로케미칼과 ㈜켐스틸글로벌도 충북도를 찾아 차량용 요소수 1만1500ℓ를 전달했다. 두 업체의 대표는 "최근 중국발 요소수 대란으로 원료수급에 어려움을 겪고 있지만, 지역 사회에 작은 힘이나마 보탬이 되고자 기탁을 하게 됐다"고 말했다. 국민 생명과 직결된 119차량을 멈추지 않게 하려는 도민의 선행도 잇따르고 있다. 요소수 대란이 발생한 이달 초인 지난 3일부터 이날 기준 도내 일선 소방서로 전달된 요소수는 16건 450ℓ에 달한다. 이들은 모두 공익을 위해 요소수를 무료로 제공했다. 현재 도내에서 차량용 요소수를 필요로 하는 곳은 건설·기계 7684대, 화물 3935대, 버스 1932대 등 1만7970여대다. 당장 눈에 띄는 피해 사례는 발생하진 않았지만, 사태가 장기화될 경우 지역경제와 산업 전반의 문제로 번질 전망이다. 도는 요소수 품귀 현상에 대응하기 위해 불공정 행위를 단속하는 등 특별 대책을 추진하고 있다. 2개반 4팀 16명으로 구성된 단속반을 편성해 도내 요소수 제조·수입 업체 6곳과 판매업체 25곳을 단속 중이다. 정부도 요소수 품귀 현상을 해결하기 위해 이날 '긴급 수급 조정 조치'를 시행하고, 세제지원을 병행하기로 했다. 또 요소수 수급난에 대응해 올해 말까지 한시적으로 차량용 요소수의 판매처와 판매량을 제한했다. ◎공감언론 뉴시스 jsh0128@newsis.com</text:p>
          </table:table-cell>
          <table:table-cell table:number-columns-repeated="16378"/>
        </table:table-row>
        <table:table-row table:style-name="ro1">
          <table:table-cell office:value-type="float" office:value="17" table:style-name="ce1">
            <text:p>17</text:p>
          </table:table-cell>
          <table:table-cell office:value-type="string" table:style-name="ce1">
            <text:p>https://newsis.com/view?id=NISX20211111_0001647428</text:p>
          </table:table-cell>
          <table:table-cell office:value-type="string" table:style-name="ce1">
            <text:p>20211111</text:p>
          </table:table-cell>
          <table:table-cell office:value-type="string" table:style-name="ce1">
            <text:p>[일문일답]정부 "요소수 가격규제 아직 안해…최후 수단"</text:p>
          </table:table-cell>
          <table:table-cell table:style-name="ce2"/>
          <table:table-cell office:value-type="string" table:style-name="ce1">
            <text:p>기사내용 요약 11일 '요소 및 요소수 긴급수급조정조치' 시행 "연말까지 한시 시행…수급에 큰 문제 없을 듯" "수입 의존 높은 품목 검토중…대책 마련 예정" "수입물량 가격 올라도 국내가격에 맞춰 공급" "중고시장 재판매 금지…선의 나눔·기부 허용" [세종=뉴시스] 강종민 기자 = 주영준 산업통상자원부 산업정책실장(왼쪽)과 김법정 환경부 기후탄소정책실장이 11일 오전 정부세종청사에서 요소와 요소수의 수급 안정화를 위해 긴급수급조정조치를 제정하고 올해말까지 한시적으로 시행한다고 밝히고 있다. 2021.11.11. ppkjm@newsis.com [서울=뉴시스] 정성원 기자 = 정부가 차량용 요소수 가격을 최대한 규제하지 않도록 노력하겠다고 밝혔다. 수입한 요소수는 기존 국내 유통 가격에 맞춰 공급할 방침이다. 김법정 환경부 기후탄소정책실장은 11일 오전 정부세종청사에서 열린 '요소 및 요소수 긴급수급조정조치' 시행 브리핑에서 "요소수 가격 규제는 마지막에 남겨진 수단"이라며 "정부 수입 물량이 설령 가격이 조금 더 오른다고 하더라도 국내 유통 가격에 맞춰 공급할 예정"이라고 말했다. 환경부와 산업통상자원부는 국내 요소수와 요소 수급을 안정화하는 내용의 '긴급수급조정조치'를 제정하고 11일부터 시행한다고 밝혔다. '물가안정에 관한 법률'(물가안정법)법에선 재정·경제상 위기나 수급조절 기능이 마비돼 수급조정이 불가피한 경우 긴급조치가 가능하도록 규정하고 있다. 차량용 요소수는 연말까지 주유소에서만 판매한다. 승용차와 화물·승합차 1대당 최대 구매량은 각각 10ℓ, 30ℓ다. 구매자는 다른 이에게 재판매할 수 없다. 요소 수입·판매, 요소수 생산·수입·판매 업체는 당일 정보를 매일 익일 정오까지 신고해야 한다. 김 실장은 "산업부에서도 공급선을 다변화하려고 노력하고 있다. 환경부도 유통관리 대책을 업계 등과 협력해서 만들고 있다"며 "아직 가격상한제를 설정하는 단계까지는 필요하지 않다고 본다"고 설명했다. 다음은 이날 브리핑에서 나온 질문과 답변들. [평택=뉴시스] 김종택 기자 = 국방부가 자체 보유중인 요소수 예비분이 11일 오전 경기도 평택항 인근 한 주유소에 공급되고 있다. 정부는 부산, 인천, 광양, 평택, 울산 등 전국 5개 주요 항만 인근 32개 주유소에 군비축 요소수 220t을 공급해 수출입 컨테이너 화물차 등이 사용할 수 있도록 했다. 2021.11.11. jtk@newsis.com -요소와 요소수 고시를 왜 산업부와 환경부가 따로 고시하나. 부처 하나가 전담해 관리하는 게 효율적이지 않나. (주영준 산업부 산업정책실장) "요소를 많이 확보하고 요소수를 빨리 생산하는 업무, 요소수 유통 관련 업무에 차이가 있다. 평상시 업무 비중을 어디에 두고 있는지를 놓고 협업하는 현재 상황을 충분히 고려하면 두 개 부처에서 각각 고시하는 게 더 효율적이라고 판단했다. 이에 따라 정부 간에 긴밀한 협력과 정보 공유를 위해 노력하고, 그런 체제로 운영하기로 했다." -연말까지 긴급수급조정조치를 시행한 이후 추가로 조치를 연장할 여지가 있나. (주영준 산업부 산업정책실장) "현재까지는 연말까지 시행하는 것으로 한시적으로 확정했다. 지금 상황이 많이 개선될 것이라 보고 있다. 단, 필요하다면 연장될 수 있다. 일부 언론에서도 보도했지만, 중국에서 사용 전 검사 신청 건이 늘고 있고, 어제(10일) 기준 1만t 정도 검사가 들어갔다. 제3국에서 들어오는 물량도 연말까지 1만5000t 정도 계약해 들어올 수 있도록 하고 있고, 차량용 요소가 9000t 정도 확보돼 있어 전체적으로 잘 수급될 수 있을 것 같다." -현재 요소뿐만 아니라 마그네슘 부족 우려도 나온다. 중국발 핵심 원재료 품목 파악은 하고 있나. 중국발 사태로 어떤 품목들이 우리나라에 제약이 되고, 품목 공개가 가능한가. 앞으로 대비책은 무엇인가. (주영준 산업부 산업정책실장) "단정적으로 말씀드리면 점검하고 있다고 말씀드린다. 어떤 품목이 있는지는 공개하기 지금 적절치는 않은 것 같다. 정부 내에서도 검토하고 있다. 범용적인 제품 같은 경우 다른 수입선 대체를 찾는 대책이 당연히 있어야 할 것이다. 국내 생산으로 일부 확보 가능한 품목은 생산이 가능한지 검토할 계획이다. 단, 경제성 등 당연히 고려해야 할 요소 이외에 다변화를 통해 필요한 비용이 발생한다면 정부 간 논의를 거쳐 관련 대책을 마련할 계획이다." [세종=뉴시스] 강종민 기자 = 김법정 환경부 기후탄소정책실장(오른쪽)과 주영준 산업통상자원부 산업정책실장이 11일 오전 정부세종청사에서 요소와 요소수의 수급 안정화를 위해 긴급수급조정조치를 제정하고 올해말까지 한시적으로 시행한다고 밝히고 있다. 2021.11.11. ppkjm@newsis.com -군부대 요소수 공급 가격은 기존 시장가격인 ℓ당 1200원선이라고 했다. 향후 중국이나 베트남에서 들어오는 수입 물량 가격도 동일하게 책정되나. (김법정 환경부 기후탄소정책실장) "요소수가 10ℓ에 한 1만2000원 정도 판매되니 ℓ당 1200원 정도다. 정부에서 수입한 물량이 설령 가격이 조금 더 오른다고 하더라도 국내 유통 가격에 맞춰 공급할 예정이다." -요소수 가격을 앞으로 규제할 것인가. 가격 수준은 얼마나 되겠는가. (김법정 환경부 기후탄소정책실장) "요소수 가격 규제는 마지막에 남겨진 수단이라고 생각한다. 물가안정법에 따라 최고 가격을 규제할 근거는 있다. 단, 지금 산업부에서 열심히 공급선 다변화를 노력하고 있고, 환경부도 유통 관리 대책을 업계 등과 협력하고 있다. 아직 가격상한제 설정 단계까지는 필요하지 않다고 생각한다. 기존 제도를 충실하게 해 가격이 크게 오르지 않고 유지될 수 있는 정책을 추진하겠다." -당근마켓 등 중고시장에서 판매되는 요소수는 조치 위반이 아닌가. (김법정 환경부 기후탄소정책실장) "당근마켓 등 중고시장에 재판매하는 행위는 긴급수급안정조치 고시에 따라 금지하고 있다. 중고시장을 통해 선의로 셰어(나눔)하고 기부하는 행위는 판매가 아니기 때문에 허용할 예정이다. 단, 큰 단위로 폭리를 취하기 위해 재판매를 한다면 물가안정법에 따라 처벌되기 때문에 그런 내용을 충실히 알리고 계도할 생각이다." -사업자가 수입하는 요소수는 어떻게 검사할 예정인가. (김법정 환경부 기후탄소정책실장) "사업자 수입인데, 차량용 요소수는 국제적으로 18가지 품질기준을 가지고 있다. 유럽 애드블루, 미국 API와 같은 국제기준을 충족한다면 별도 검사 없이 쉽게 들어올 것이다. 검사가 제대로 안 된 것들은 지금까지 검사에 20일 정도 걸렸는데, 검사 인력을 대폭 충원하고 신속 처리를 통해 3일 정도로 단축할 생각이다." [평택=뉴시스] 김종택 기자 = 국방부가 자체 보유중인 요소수 예비분이 11일 오전 경기도 평택항 인근 한 주유소에 공급되고 있다. 정부는 부산, 인천, 광양, 평택, 울산 등 전국 5개 주요 항만 인근 32개 주유소에 군비축 요소수 220t을 공급해 수출입 컨테이너 화물차 등이 사용할 수 있도록 했다. 2021.11.11. jtk@newsis.com -요소수 판매처가 주유소로 한정됐다. 해외 직구 관리 방안이 있나. (김법정 환경부 기후탄소정책실장) "사업자가 아닌 개인이 들여오는 것은 별다른 조치를 하지 않는다. 단, 본인의 차량에 품질기준에 적합한 것을 넣어야만 정상가동한다. 앞서 말씀드렸던 국제적인 기준에 부합되는 물품을 구매해 사용하는 것이 좋다." -요소수 매점매석으로 현재까지 적발 및 고발된 건수, 확인된 요소수는 얼마인가. (김법정 환경부 기후탄소정책실장) "지난 8월 말까지 요소 수입량을 보면 적어도 올해 말까지 요소수가 크게 부족하지 않은 상황으로 보인다. 그런데 불안심리 때문에 매점매석하거나 사재기하는 것이 문제라고 본다. 4~5일간 합동 단속반을 가동한 결과 신고 건수가 544건, 현장 점검이 131건이다. 이 중 요소 수입업체 S사에서 3000t(차량용 요소 2000t) 정도를 찾았다. 차량용 요소수로 환산하면 6000t 정도다. 부산 지역 P서비스사, D목욕용품사, 인천 서구 E사 등에서 월 판매량 110%를 하는 양, 각각 142%, 280%, 359%를 초과한 요소수를 찾았다. 양은 각각 0.42t, 3.7t, 7.8t이다. 이 3개 업체는 고발 조치했고, 그에 따라 형사상의 벌칙이 부과될 예정이다." ◎공감언론 뉴시스 jungsw@newsis.com</text:p>
          </table:table-cell>
          <table:table-cell table:number-columns-repeated="16378"/>
        </table:table-row>
        <table:table-row table:style-name="ro1">
          <table:table-cell office:value-type="float" office:value="18" table:style-name="ce1">
            <text:p>18</text:p>
          </table:table-cell>
          <table:table-cell office:value-type="string" table:style-name="ce1">
            <text:p>https://newsis.com/view?id=NISX20211111_0001647666</text:p>
          </table:table-cell>
          <table:table-cell office:value-type="string" table:style-name="ce1">
            <text:p>20211111</text:p>
          </table:table-cell>
          <table:table-cell office:value-type="string" table:style-name="ce1">
            <text:p>요소수 주유소에서만 판다…최대 승용차 10ℓ·화물차 30ℓ까지(종합)</text:p>
          </table:table-cell>
          <table:table-cell table:style-name="ce2"/>
          <table:table-cell office:value-type="string" table:style-name="ce1">
            <text:p>기사내용 요약 정부, 요소·요소수 '긴급수급조정조치' 시행 연말까지 한시적 시행해 국내 물량 최대 확보 국내 요소·요소수 수입·생산업체 신고 의무화 "상황 많이 개선될 것…필요시 조치기간 연장" "사업자 아닌 개인의 요소수 직구는 조치 안해" 매점매석 등 부정행위 의심으로 총 554건 신고 [서울=뉴시스] 고범준 기자 = 서울의 한 주유소에서 관계자가 요소수를 경유차량에 넣고 있다. 2021.11.01. bjko@newsis.com [세종·서울=뉴시스]고은결 정성원 기자 = 정부가 요소수 수급난에 대응해 올해 말까지 한시적으로 차량용 요소수를 주유소에서만 판매한다. 판매량도 승용차 10리터(ℓ), 화물차 30ℓ로 제한한다. 산업통상자원부와 환경부는 이런 내용을 담은 요소와 요소수의 수급 안정화를 위해 '긴급수급조정조치'를 제정하고 11일부터 시행한다. 해당 조치를 올해 말까지 한시적으로 시행해 중국발 요소·요소수 품귀 사태에 따라 국내 생산·사용에 필요한 물량을 최대한 확보한다는 계획이다. 환경부는 긴급수급조정조치 시행과 동시에 공급 물량과 대상을 지정하는 조정을 명령한다. 대형마트 등을 통한 차량용 요소수의 사재기 현상을 예방하기 위해 판매업자가 납품할 수 있는 판매처는 주유소로 한정된다. 단, 건설 현장과 대형운수업체 등 판매업자가 판매처를 거치지 않고 특정 수요자와 직접 공급계약을 맺어 판매하는 경우는 제외한다. 주유소에서 판매되는 차량용 요소수는 차량 1대당 구매할 수 있는 양도 제한된다. 승용차는 최대 10ℓ까지 구매 가능하며, 그 외 화물·승합차, 건설기계, 농기계 등은 최대 30ℓ까지 구매할 수 있다. 다만 판매처에서 차량에 필요한 만큼 직접 주입하는 경우는 제외한다. 또한 구매자는 구매한 차량용 요소수를 제3자에게 재판매할 수 없다. [세종=뉴시스] 강종민 기자 = 김법정 환경부 기후탄소정책실장과 주영준 산업통상자원부 산업정책실장이 11일 오전 정부세종청사에서 요소와 요소수의 수급 안정화를 위해 긴급수급조정조치를 제정하고 올해말까지 한시적으로 시행한다고 밝히고 있다. 2021.11.11. ppkjm@newsis.com 아울러 양 부처의 긴급수급조정조치 시행에 따라 '요소'를 수입해 판매하는 기업은 당일 수입·사용·판매량 및 재고량 등을 매일 익일 정오까지 신고해야 한다. 향후 리스크 사전 예측을 위해 두 달 간의 예상 수입량도 신고의무에 포함한다. '요소수'를 생산·수입·판매하는 기업도 당일 생산량, 수입량, 출고량, 재고량, 판매량 등의 정보를 매일 익일 정오까지 신고해야 한다. 주영준 산업부 산업정책실장은 "긴급한 요소·요소수 공급 필요성이 제기된 경우, 요소·요소수 수입·생산·판매업자에게 '공급 물량과 대상을 지정'하는 조정명령을 발령할 수 있다"고 설명했다. 정부는 사업자들의 조정명령 이행을 돕기 위해 원자재, 인력, 운송, 신속통관 등에 대해 물적·인적·행정적으로 적극 지원할 방침이다. 긴급수급조정조치를 위반하는 행위에 대해서는 엄정한 법집행을 추진할 계획이다. 김법정 환경부 기후탄소정책실장은 "요소수 수입·생산·판매업자들이 요소수 긴급수급조정조치를 몰라서 불이행하는 사례가 없도록 공문, 이메일, 현장 점검단 파견 등을 통해 안내하는 등 홍보에 힘쓰겠다"고 말했다. [평택=뉴시스] 김종택기자 = 국방부가 자체 보유중인 요소수 예비분이 11일 오전 경기도 평택항 인근 한 주유소에 공급되고 있다. 2021.11.11. jtk@newsis.com 정부는 일단 연말까지 이번 조치를 시행하지만, 필요 시 연장될 가능성도 배제하지 않고 있다. 주영준 실장은 "현재까지는 연말까지 한시적으로 (조치 시행을) 확정했다. 지금 상황이 많이 개선될 것으로 보고 있다"면서도 "다만 필요하다면 연장될 수 있다"고 덧붙였다. 아울러 요소 외에도 공급난이 우려되는 품목에 대해 점검 중이라고 밝혔다. 주 실장은 "요소와 같은 추가 품목에 대해서 점검하고 있다"며 "어떤 품목인지를 지금 공개하기는 적절하지 않은 것 같고, 정부 내에서 관련 검토를 하고 있다"고만 설명했다. 그러면서 "범용 제품의 경우에는 많은 경우, 다른 수입선 대체를 찾아보는 대책에 당연히 있어야 될 것"이라며 "국내 생산이 확보가 일부 가능한 품목들 같은 경우에는 생산도 가능한 방법이 있는지 검토할 계획"이라고 말했다. 연말까지 차량용 요소수 판매처를 주유소로 한정하지만, 개인의 직구에 대해서는 조치하지 않는다. 김법정 실장은 "판매나 생산을 하는 사업자가 아니기 때문에 개인이 들여오는 것에 대해 별다른 조치를 할 생각이 없다"며 "다만 본인 차량에 품질 기준에 적합한 것을 넣어야만 정상 가동되므로 국제 기준에 부합하는 물품을 구매해 사용하는 게 좋다고 알릴 예정"이라고 말했다. 중고시장 내 요소수 거래와 관련해서는 "중고시장에 재판매하는 행위는 긴급수급안정조치 고시에서 금지하도록 하고 있다"며 "선의로 나누고 기부하는 행위는 판매가 아니기 때문에 허용할 예정"이라고 설명했다. 이어 "다만 큰 단위로 폭리를 취하기 위해 (재판매를) 그런 걸 하게 된다면 물가안정법에 의한 벌칙에 따라 처벌되므로 그런 내용을 알릴 것"이라고 덧붙였다. [안산=뉴시스] 김종택기자 = 요소수 품귀 현상이 지속되고 있는 10일 오후 경기도 안산시의 한 요소수 생산공장에서 요소수가 생산되고 있다. 하루 최대 요소수 생산량이 150톤인 이 업체는 요소 수입이 차질을 빚으면서 현재 하루 평균 5톤~10톤의 요소수를 생산하고 있다. 2021.11.10. jtk@newsis.com 한편 현재까지 요소수 매점매석 등 부정행위 의심으로 총 554건이 신고된 것으로 나타났다. 앞서 환경 당국이 지난 4일부터 8일까지 접수한 의심 행위 87건보다 467건 더 늘어난 셈이다. 정부는 이 중 131건에 대해 현장 점검을 펼쳐 실제 3건을 적발해 고발 조치했다. 김 실장은 "4~5일 동안 (합동 단속반을) 가동한 결과 신고받은 게 554건이다. 그중에서 현장 점검이 필요하다고 해서 나갔던 게 131건"이라며 "3개 업체를 고발 조치했다. 그에 따라 형사상 벌칙이 부과될 예정"이라고 말했다. 김 실장은 매점매석 행위에 대해 "8월 말까지 들어온 요소 수입량을 생각해보면 적어도 올해 말까지는 요소수가 크게 부족하지 않은 상황으로 보인다"며 "불안 심리 때문에 매점매석 등이 발생한다고 봤다"고 설명했다. ◎공감언론 뉴시스 keg@newsis.com, jungsw@newsis.com</text:p>
          </table:table-cell>
          <table:table-cell table:number-columns-repeated="16378"/>
        </table:table-row>
        <table:table-row table:style-name="ro1">
          <table:table-cell office:value-type="float" office:value="19" table:style-name="ce1">
            <text:p>19</text:p>
          </table:table-cell>
          <table:table-cell office:value-type="string" table:style-name="ce1">
            <text:p>https://newsis.com/view?id=NISX20211111_0001647423</text:p>
          </table:table-cell>
          <table:table-cell office:value-type="string" table:style-name="ce1">
            <text:p>20211111</text:p>
          </table:table-cell>
          <table:table-cell office:value-type="string" table:style-name="ce1">
            <text:p>요소수 중고시장 되팔기 금지한다…"해외직구는 허용"</text:p>
          </table:table-cell>
          <table:table-cell table:style-name="ce2"/>
          <table:table-cell office:value-type="string" table:style-name="ce1">
            <text:p>기사내용 요약 차량용 요소수 주유소만 판매…판매량 제한 중고거래 플랫폼 거래 금지…나눔·기부 허용 직구 제한 안해…"국제기준 부합 제품 구매" [세종=뉴시스] 강종민 기자 = 김법정 환경부 기후탄소정책실장(오른쪽)과 주영준 산업통상자원부 산업정책실장이 11일 오전 정부세종청사에서 요소와 요소수의 수급 안정화를 위해 긴급수급조정조치를 제정하고 올해말까지 한시적으로 시행한다고 밝히고 있다. 2021.11.11. ppkjm@newsis.com [서울=뉴시스] 정성원 기자 = 주유소에서 산 차량용 요소수를 중고시장에서 다른 이에게 재판매하는 행위는 금지된다. 단, 정부는 선의로 요소수를 나누거나 기부하는 행위는 허용한다는 입장이다. 개인이 해외 직구를 통해 요소수를 들여오는 것도 허용된다. 단, 정부는 국제적인 기준에 부합하는 물품을 구매해야 한다고 강조했다. 김법정 환경부 기후탄소정책실장은 11일 오전 정부세종청사에서 열린 '요소 및 요소수 긴급수급조정조치' 시행 브리핑에서 "(구매한 요소수를) 중고시장에 재판매하는 행위는 긴급수급안정조치 고시에서 금지하고 있다"면서도 "중고시장을 통해 선의로 셰어(나눔)하고 기부하는 행위는 판매가 아니기 때문에 허용할 예정"이라고 말했다. 환경부, 산업통상자원부는 요소와 요소수 수급 안정화를 위해 '긴급수급조정조치'를 제정하고 이날 시행한다고 밝혔다. 차량용 요소수는 연말까지 주유소에서만 판매하며, 승용차와 화물·승합차 1대당 최대 구매량은 각각 10ℓ, 30ℓ다. 요소수 구매자는 다른 이에게 재판매할 수 없다. 이에 따라 중고 거래 플랫폼에서의 요소수 거래도 금지된다. 다만, 정부는 중고시장에서 요소수가 재판매되는 행위에 대해 선의가 전제로 된 나눔과 기부만 허용한다는 입장이다. 김 실장은 "큰 단위로 폭리를 취하기 위해 하게 된다면 물가안정법에 의한 벌칙에 따라 처벌된다"며 "그런 내용을 충실히 알리고 계도할 생각"이라고 말했다. 앞서 중고나라, 번개장터 등 중고 거래 플랫폼들이 요소수 거래를 전면 중단한 가운데 당근마켓은 요소수 거래 중단에 모호한 입장을 보였다. 당근마켓은 이날 오전 보도자료를 통해 "당근마켓에 올라온 요소수 거래글 중 95%가 '구해요'와 '나눔'의 게시글, 5%가 판매 게시글일 정도로 요소수를 구하거나 나눔하는 글이 판매글보다 압도적으로 많은 것으로 나타났다"며 "요소수를 간절히 필요로 하는 이웃을 위해 지역 주민들이 힘을 모아야 하는 시기"라고 밝혔다. 단, 당근마켓은 ▲재판매를 목적으로 구입 후 다시 되파는 행위 ▲영리적 목적의 반복적인 전문 판매업자 행위 등은 즉시 제재한다고 예고했다. 또 ▲저렴한 가격으로 선입금 요구 ▲안전결제를 가장한 허위 페이지 링크 공유 등의 사기 시도 행위를 유의해야 한다고 강조했다. [진천=뉴시스] 진천소방서에 요소수 기부. (사진=진천소방서 제공) photo@newsis.com *재판매 및 DB 금지 정부는 또 요소수 해외 직구에 대해서도 제한하지 않을 방침이다. 차량에 맞는 요소수를 구입해야 한다고 강조했다. 김 실장은 "직구는 판매하거나 생산하는 사업자가 아니기 때문에 별다른 조치를 할 생각이 없다"면서도 "본인 차량 품질기준에 적합한 것을 넣어야만 정상가동된다. 국제적인 기준에 부합하는 물품을 구매해 사용해야 한다"고 말했다. 국제적인 기준과 검사 기간에 대해선 "유럽 애드블루나 미국 API 같은 국제기준을 충족한다면 별도 검사 없이 쉽게 들어올 것"이라며 "그간 검사에 20일 정도 걸렸지만, 검사 인력을 대폭 충원하고 신속 처리를 통해 3일 정도로 단축할 생각"이라고 설명했다. ◎공감언론 뉴시스 jungsw@newsis.com</text:p>
          </table:table-cell>
          <table:table-cell table:number-columns-repeated="16378"/>
        </table:table-row>
        <table:table-row table:style-name="ro1">
          <table:table-cell office:value-type="float" office:value="20" table:style-name="ce1">
            <text:p>20</text:p>
          </table:table-cell>
          <table:table-cell office:value-type="string" table:style-name="ce1">
            <text:p>https://newsis.com/view?id=NISX20211111_0001647113</text:p>
          </table:table-cell>
          <table:table-cell office:value-type="string" table:style-name="ce1">
            <text:p>20211111</text:p>
          </table:table-cell>
          <table:table-cell office:value-type="string" table:style-name="ce1">
            <text:p>KDI, 韓경제 올해 4%·내년 3% 성장 전망…"금리인상 속도조절"</text:p>
          </table:table-cell>
          <table:table-cell table:style-name="ce2"/>
          <table:table-cell office:value-type="string" table:style-name="ce1">
            <text:p>기사내용 요약 KDI '2021년 하반기 경제전망' 발표…올해 0.2%p↑ 내년 물가 1.7% 상승…"단기간 상승 가능성 적어" "원자재 수급 불균형·중국 경제 둔화 하방 요인" "통화정책 정상화 필요…금리 인상 속도 빠른 편" [세종=뉴시스] 강종민 기자 = 한국개발연구원 정규철 경제전망실장과 허진욱 전망총괄이 지난 10일 정부세종청사에서 2022년 경제전망을 발표하고 있다. KDI는 내년 우리 경제는 올해 수출과 설비투자를 중심으로 4.0% 성장한 후 2022년에는 내수가 본격적으로 회복되며 3.0% 성장할 것으로 전망했다. 2021.11.11. ppkjm@newsis.com [세종=뉴시스] 박영주 기자 = 국책연구기관인 한국개발연구원(KDI)이 올해 우리나라 성장률을 3.8%에서 4.0%로 상향했다. 올해 두 차례 추가경정예산(추경) 집행과 수출 호조가 성장률을 끌어올렸다는 판단이다. 내년 성장률은 3.0%로 직전 전망치를 유지했다. 다만 글로벌 공급망 교란, 요소수 등 수급 불균형 문제가 장기화되거나 기준금리 인상이 빠르게 진행될 경우 우리 경제 하방압력으로 작용할 수 있다고 우려했다. KDI는 11일 '2021년 하반기 경제전망'에서 올해 우리 경제가 4.0% 성장할 것으로 예측했다. 지난 5월 전망치인 3.8%보다 0.2%포인트(p) 올린 수치다. 이는 정부(4.2%)와 국제통화기금(IMF·4.3%) 전망치보다는 낮고 한국은행(4.0%)과 경제협력개발기구(OECD·4.0%), 아시아개발은행(ADB·4.0%)과 동일한 수준이다. 정규철 KDI 경제전망실장은 "2차 추경 집행으로 민간소비 부분을 상향 조정했지만, 글로벌 공급망 교란 장기화와 원자재 가격 상승으로 수출과 건설투자를 하향 조정했다"며 "상방 요인과 하방 요인이 모두 존재했으나 종합적으로 봤을 때 0.2%p 상향 조정할 필요가 있다고 판단했다"고 설명했다. 2차례 추경으로 우리 경제 성장률이 0.5%p 올라간 것으로 추정했다. 1차 추경이 0.2%p, 2차 추경이 0.3%p다. 다만 추경 지출 대부분이 이전지출 중심으로 편성되면서 성장 기여도는 높지 않다고 KDI 측은 밝혔다. 내년 성장률은 지난 5월 전망치인 3.0%를 유지했다. 민간소비는 올해 3.5% 증가할 것으로 봤다. 작년 부진에 따른 기저효과와 코로나19 백신 보급 등으로 반등하지만 지난해 5.0% 역성장 한 것을 고려하면 완전한 회복에 못 미치는 수준이다. 내년에는 서비스 소비를 중심으로 3.9% 늘어날 것으로 전망했다. 설비투자는 반도체 산업 호조세가 내년에도 지속되며 올해(9.1%)에 이어 3.2% 증가세를 보일 것으로 예상했다. 건설 투자는 내년 주택건설을 중심으로 부진이 완화되면서 올해(-0.5%) 역성장을 벗어나 2.4% 반등할 것으로 점쳤다. 수출은 서비스 부문이 빠르게 회복되면서 내년에 3.2% 증가할 것으로 보인다. 내년 국가 간 인적 이동이 본격화되면서 높은 증가세를 나타낼 거라는 설명이다. 다만 상품 수출은 작년의 부진에 따른 기저효과가 소멸되고 대외수요의 개선세도 약해지면서 올해(8.5%)보다 낮은 2.6% 성장에 그칠 것으로 내다봤다. 경상수지는 교역조건이 악화되는 가운데 내수 회복에 따른 수입 수요가 확대되면서 651억 달러의 흑자를 기록할 것으로 관측했다. 상품수지는 수출 증가 폭이 축소되는 반면 소비 증가에 따른 수입 수요는 크게 확대되면서 690억 달러 흑자가 예상된다. 소비자물가는 올해 2.3% 상승할 것으로 전망된다. 내년에는 유가를 비롯한 원자재가격 상승의 영향이 점차 소멸되면서 1.7% 상승이 예상된다. 정 실장은 "올해 물가 상승률은 공급 측 요인 발생으로 2% 넘게 전망했지만, 내년에는 유가 상승 등 공급 측 요인이 추가로 기여할 건 크지 않을 것으로 봤다"고 말했다. 이어 "한국이 장기간 저물가 현상에 있고 최근 반등했지만, 큰 흐름의 전환을 아직 보지 못했기 때문에 물가가 단기간에 상승할 것으로 보고 있지 않다"고 분석했다. 취업자 수는 서비스업 부진이 완만하게 회복되면서 올해(36만명)에 이어 내년에 30만명 증가할 것으로 점쳤다. 실업률은 고용시장이 개선됨에 따라 취업자 수 증가와 경제활동 참가율 상승이 동시에 발생하면서 올해와 내년 3.7%로 예상했다. [서울=뉴시스] 홍효식 기자 = 정부의 고강도 대출 규제와 한국은행의 기준금리 추가 인상 가능성 등이 맞물리면서 실수요자들이 이중고를 겪고 있는 가운데 서울 강남구 한 은행에 대출 관련 안내문이 부착돼 있다. 2021.10.06. yesphoto@newsis.com KDI는 원자재수급 불균형과 물류 차질이 장기화되거나 중국을 중심으로 세계 경제의 성장세가 둔화될 경우 우리 경제의 회복이 지체될 가능성이 있다고 봤다. 글로벌 공급망 교란과 가파른 원자재 가격 상승으로 인한 생산 차질이 내년 하반기 이후로 이어질 경우 성장세가 둔화될 수 있다는 경고다. 또 요소수 등 수급불균형 문제가 조기에 해결되지 못하거나 중국 경제가 둔화될 경우 중국에 대한 수출 의존도가 높은 우리 경제에도 부정적인 영향을 미칠 수 있다고 우려했다. 한국은행의 기준금리 인상 속도도 조절해야 한다고 봤다. 정 실장은 "통화정책 정상화와 함께 금리 인상 속도 조절이 필요하다"며 "이미 8월에 금리를 한 번 인상한 데다가 11월에 금리를 올리면 속도가 다른 국가에 비해 빠르다고 평가할 수 있다"고 말했다. 기준금리 인상과 금융규제 강화가 빠르게 진행되면서 시장에 충격을 줄 경우 경기 하방압력으로 작용할 수 있다는 의미다. ◎공감언론 뉴시스 gogogirl@newsis.com</text:p>
          </table:table-cell>
          <table:table-cell table:number-columns-repeated="16378"/>
        </table:table-row>
        <table:table-row table:style-name="ro1">
          <table:table-cell office:value-type="float" office:value="21" table:style-name="ce1">
            <text:p>21</text:p>
          </table:table-cell>
          <table:table-cell office:value-type="string" table:style-name="ce1">
            <text:p>https://newsis.com/view?id=NISX20211111_0001647113</text:p>
          </table:table-cell>
          <table:table-cell office:value-type="string" table:style-name="ce1">
            <text:p>20211111</text:p>
          </table:table-cell>
          <table:table-cell office:value-type="string" table:style-name="ce1">
            <text:p>KDI, 韓경제 올해 4%·내년 3% 성장 전망…"금리인상 속도조절"</text:p>
          </table:table-cell>
          <table:table-cell table:style-name="ce2"/>
          <table:table-cell office:value-type="string" table:style-name="ce1">
            <text:p>기사내용 요약 KDI '2021년 하반기 경제전망' 발표…올해 0.2%p↑ 내년 물가 1.7% 상승…"단기간 상승 가능성 적어" "원자재 수급 불균형·중국 경제 둔화 하방 요인" "통화정책 정상화 필요…금리 인상 속도 빠른 편" [세종=뉴시스] 강종민 기자 = 한국개발연구원 정규철 경제전망실장과 허진욱 전망총괄이 지난 10일 정부세종청사에서 2022년 경제전망을 발표하고 있다. KDI는 내년 우리 경제는 올해 수출과 설비투자를 중심으로 4.0% 성장한 후 2022년에는 내수가 본격적으로 회복되며 3.0% 성장할 것으로 전망했다. 2021.11.11. ppkjm@newsis.com [세종=뉴시스] 박영주 기자 = 국책연구기관인 한국개발연구원(KDI)이 올해 우리나라 성장률을 3.8%에서 4.0%로 상향했다. 올해 두 차례 추가경정예산(추경) 집행과 수출 호조가 성장률을 끌어올렸다는 판단이다. 내년 성장률은 3.0%로 직전 전망치를 유지했다. 다만 글로벌 공급망 교란, 요소수 등 수급 불균형 문제가 장기화되거나 기준금리 인상이 빠르게 진행될 경우 우리 경제 하방압력으로 작용할 수 있다고 우려했다. KDI는 11일 '2021년 하반기 경제전망'에서 올해 우리 경제가 4.0% 성장할 것으로 예측했다. 지난 5월 전망치인 3.8%보다 0.2%포인트(p) 올린 수치다. 이는 정부(4.2%)와 국제통화기금(IMF·4.3%) 전망치보다는 낮고 한국은행(4.0%)과 경제협력개발기구(OECD·4.0%), 아시아개발은행(ADB·4.0%)과 동일한 수준이다. 정규철 KDI 경제전망실장은 "2차 추경 집행으로 민간소비 부분을 상향 조정했지만, 글로벌 공급망 교란 장기화와 원자재 가격 상승으로 수출과 건설투자를 하향 조정했다"며 "상방 요인과 하방 요인이 모두 존재했으나 종합적으로 봤을 때 0.2%p 상향 조정할 필요가 있다고 판단했다"고 설명했다. 2차례 추경으로 우리 경제 성장률이 0.5%p 올라간 것으로 추정했다. 1차 추경이 0.2%p, 2차 추경이 0.3%p다. 다만 추경 지출 대부분이 이전지출 중심으로 편성되면서 성장 기여도는 높지 않다고 KDI 측은 밝혔다. 내년 성장률은 지난 5월 전망치인 3.0%를 유지했다. 민간소비는 올해 3.5% 증가할 것으로 봤다. 작년 부진에 따른 기저효과와 코로나19 백신 보급 등으로 반등하지만 지난해 5.0% 역성장 한 것을 고려하면 완전한 회복에 못 미치는 수준이다. 내년에는 서비스 소비를 중심으로 3.9% 늘어날 것으로 전망했다. 설비투자는 반도체 산업 호조세가 내년에도 지속되며 올해(9.1%)에 이어 3.2% 증가세를 보일 것으로 예상했다. 건설 투자는 내년 주택건설을 중심으로 부진이 완화되면서 올해(-0.5%) 역성장을 벗어나 2.4% 반등할 것으로 점쳤다. 수출은 서비스 부문이 빠르게 회복되면서 내년에 3.2% 증가할 것으로 보인다. 내년 국가 간 인적 이동이 본격화되면서 높은 증가세를 나타낼 거라는 설명이다. 다만 상품 수출은 작년의 부진에 따른 기저효과가 소멸되고 대외수요의 개선세도 약해지면서 올해(8.5%)보다 낮은 2.6% 성장에 그칠 것으로 내다봤다. 경상수지는 교역조건이 악화되는 가운데 내수 회복에 따른 수입 수요가 확대되면서 651억 달러의 흑자를 기록할 것으로 관측했다. 상품수지는 수출 증가 폭이 축소되는 반면 소비 증가에 따른 수입 수요는 크게 확대되면서 690억 달러 흑자가 예상된다. 소비자물가는 올해 2.3% 상승할 것으로 전망된다. 내년에는 유가를 비롯한 원자재가격 상승의 영향이 점차 소멸되면서 1.7% 상승이 예상된다. 정 실장은 "올해 물가 상승률은 공급 측 요인 발생으로 2% 넘게 전망했지만, 내년에는 유가 상승 등 공급 측 요인이 추가로 기여할 건 크지 않을 것으로 봤다"고 말했다. 이어 "한국이 장기간 저물가 현상에 있고 최근 반등했지만, 큰 흐름의 전환을 아직 보지 못했기 때문에 물가가 단기간에 상승할 것으로 보고 있지 않다"고 분석했다. 취업자 수는 서비스업 부진이 완만하게 회복되면서 올해(36만명)에 이어 내년에 30만명 증가할 것으로 점쳤다. 실업률은 고용시장이 개선됨에 따라 취업자 수 증가와 경제활동 참가율 상승이 동시에 발생하면서 올해와 내년 3.7%로 예상했다. [서울=뉴시스] 홍효식 기자 = 정부의 고강도 대출 규제와 한국은행의 기준금리 추가 인상 가능성 등이 맞물리면서 실수요자들이 이중고를 겪고 있는 가운데 서울 강남구 한 은행에 대출 관련 안내문이 부착돼 있다. 2021.10.06. yesphoto@newsis.com KDI는 원자재수급 불균형과 물류 차질이 장기화되거나 중국을 중심으로 세계 경제의 성장세가 둔화될 경우 우리 경제의 회복이 지체될 가능성이 있다고 봤다. 글로벌 공급망 교란과 가파른 원자재 가격 상승으로 인한 생산 차질이 내년 하반기 이후로 이어질 경우 성장세가 둔화될 수 있다는 경고다. 또 요소수 등 수급불균형 문제가 조기에 해결되지 못하거나 중국 경제가 둔화될 경우 중국에 대한 수출 의존도가 높은 우리 경제에도 부정적인 영향을 미칠 수 있다고 우려했다. 한국은행의 기준금리 인상 속도도 조절해야 한다고 봤다. 정 실장은 "통화정책 정상화와 함께 금리 인상 속도 조절이 필요하다"며 "이미 8월에 금리를 한 번 인상한 데다가 11월에 금리를 올리면 속도가 다른 국가에 비해 빠르다고 평가할 수 있다"고 말했다. 기준금리 인상과 금융규제 강화가 빠르게 진행되면서 시장에 충격을 줄 경우 경기 하방압력으로 작용할 수 있다는 의미다. ◎공감언론 뉴시스 gogogirl@newsis.com</text:p>
          </table:table-cell>
          <table:table-cell table:number-columns-repeated="16378"/>
        </table:table-row>
        <table:table-row table:style-name="ro1">
          <table:table-cell office:value-type="float" office:value="22" table:style-name="ce1">
            <text:p>22</text:p>
          </table:table-cell>
          <table:table-cell office:value-type="string" table:style-name="ce1">
            <text:p>https://newsis.com/view?id=NISX20211111_0001647572</text:p>
          </table:table-cell>
          <table:table-cell office:value-type="string" table:style-name="ce1">
            <text:p>20211111</text:p>
          </table:table-cell>
          <table:table-cell office:value-type="string" table:style-name="ce1">
            <text:p>[일문일답]KDI "물가 오른다고 금리 올리면 경기 더 나빠진다"</text:p>
          </table:table-cell>
          <table:table-cell table:style-name="ce2"/>
          <table:table-cell office:value-type="string" table:style-name="ce1">
            <text:p>기사내용 요약 KDI 올해 하반기 경제 전망 브리핑 "금리 인상, 경기 흐름 종합해 봐야" "타국 대비 먼저 올려, 속도도 빨라" "나랏빚 속도 조절해야 고령화 위험" "재난지원금 경기 부양에 약간 도움" [세종=뉴시스] 강종민 기자 = 정규철 한국개발연구원(KDI) 경제전망실장(오른쪽)과 허진욱 전망 총괄이 지난 10일 정부세종청사에서 2021년 하반기 경제 전망을 발표하고 있다. 2021.11.11. ppkjm@newsis.com [세종=뉴시스] 김진욱 기자 = 한국개발연구원(KDI)이 정부의 기준 금리 인상 움직임에 재차 '제동'을 걸었다. 최근 물가 상승률이 2~3%대를 기록해 비교적으로 높기는 하지만, 이를 끌어내리기 위해 금리를 올려서는 안 된다는 분석이다. 고물가 현상의 상당 부분이 고유가, 물류 차질 등 공급 측 요인이므로 금리를 올린다고 정상화하지 않는다는 얘기다. 섣불리 금리를 올릴 경우 고물가는 못 잡고, 경기 회복세에 찬물만 끼얹는 부정적 결과를 낳을 수 있다는 지적이다. 최근 요소수 사태는 한국 경제에 작지 않은 위험 요인으로 작용한다는 분석이다. 이를 포함한 공급망 교란 문제는 내년 하반기 들어 해소될 것으로 내다봤다. 이보다 더 길어질 경우 경제 성장률 전망치(내년 3%)를 내릴 수 있다는 전언이다. 다음은 정규철 KDI 경제전망실장·허진욱 KDI 전망 총괄과의 일문일답. -"일시적 물가 상승을 통화 긴축으로 대응하면 경기 하방 압력이 가중될 수 있다"고 하셨는데, 금통위 10월 의사록 보면 기준 금리 올려야 하는 주된 이유로 고물가가 많이 언급됐다. 한은의 현 통화 정책 방향성에 문제가 있다고 보는 것인가. "일시적이고 공급 측 요인에 의한 물가 상승세 확대에는 통화 정책으로 대응하지 않는 것이 바람직하다는 것은 거시경제학 교과서에 나와 있는 원론이다. 금통위에서 통화 정책을 결정할 때는 다양한 요인을 생각하고 물가, 경기, 금융 불안정 이런 모든 것을 고려할 것이다. 그리고 물가 상승세만 보면 지금 2% 중반대 그리고 10월에는 3%를 초과했지만, 이런 수치에 너무 매일 필요가 없다고 본다. 상당 부분이 공급 측 요인에 의한 것이기 때문이다. 따라서 경기 흐름이라든지 그리고 물가 상승세가 얼마나 지속될 것인지 등을 종합적으로 판단하면 좋겠다." -금리 인상 속도의 적정 수준을 제시해달라. "한국은 다른 선진국보다 금리 인상을 조금 일찍 시작했다. 11월에 또 올리게 된다면 다른 국가 대비 속도도 빠르다고 평가할 수 있다. '언제, 어느 시점에 얼마만큼 올려야 한다'고 말하기는 어렵지만, 금리 인상의 부작용이 있으니 이를 종합적으로 고려해 금통위에서 결정할 것으로 생각한다." [서울=뉴시스] 한국은행 금융통화위원회는 12일 기준 금리를 연 0.75%로 동결했다. (그래픽=안지혜 기자) hokma@newsis.com -"국가 채무의 가파른 증가세를 적극적으로 통제해야 한다"고 했는데 GDP 대비 국가 채무 절댓값이나 증가 속도에 적정 수준이 있다고 보나. "(허진욱 총괄) 국가 채무 같은 경우에 GDP 대비 비율로만 봤을 때는 한국이 주요국 대비 높은 수준은 아닌 것으로 알려져 있다. 그렇지만 인구 구조 변화도 세계적으로 유례가 없는 수준으로 빠르게 고령화가 될 것으로 예상이 되고, 또 저탄소 등 산업 구조 변화도 예정돼 있기 때문에 국가 채무가 장기적으로 상승하는 것 자체는 피하기 어려운 상황이다. 그런 점에서 특정 수치를 GDP 대비 적정 비율로 정하는 것은 쉽지 않다. 다만 그 증가 속도가 지나치게 빨라서는 안 되겠다는 점이 가장 중요한 부분이다. 재정 준칙 논의가 지지부진한 감이 있는데, 활발하게 진행해야 한다. 우리가 감당할 수 있고 재정 건전성을 유지할 수 있는 국가 채무의 증가 속도가 얼마나 되는가에 대한 협의를 시급하게 시작하는 것이 옳다." -최근 요소수 사태가 국내 경제 성장률에 악영향을 얼마나 미칠 것으로 보나. "작지 않은 위험 요인이다. 올해도, 내년에도 더 안 좋은 방향으로 갈 가능성이 분명히 있다. 공급망 교란이 내년 상반기에 완전히 해소되기는 어려울 것으로 본다. 다만 내년 하반기부터는 한국 경제를 제약하는 요인에서 빠지고, (성장률을) 조금 회복하는 시나리오로 전망했다. 그러나 애초 예상과 다르게 진행된다면 (성장률) 전망치도 조정할 필요가 있어 보인다." [안산=뉴시스] 김종택 기자 = 요소수 품귀 현상이 지속되고 있는 10일 오후 경기 안산의 한 요소수 생산 공장에서 요소수가 생산되고 있다. 하루 최대 요소수 생산량이 150톤인 이 업체는 요소 수입이 차질을 빚으면서 현재 하루 평균 5톤~10톤의 요소수를 생산하고 있다. 2021.11.10. jtk@newsis.com -올해 경제 성장률 전망치를 0.2%p 상향했다. 정부 재정 정책의 기여도를 어느 정도로 보나. "(허진욱 총괄) 올해 제1차 추경에서는 0.2%p, 제2차에서는 0.3%p로 추산됐다. 추경 규모에 비해 이 수치가 작다고 생각할 수 있는데 이는 추경 지출 대부분이 이전 지출 형태로 편성돼 경제 성장보다는 취약 계층 지원에 더 타기팅됐기 때문이다." -재정 정책을 취약 계층에 집중적으로 지원하고 국가 채무 증가세를 통제해야 한다고 했다. 재난지원금 지급에 긍정적인 부분보다 부정적인 부분이 더 많다고 해석해도 되나. "다른 기관을 직접적으로 평가하기는 쉽지 않다. 다만 지금 경기 회복이 진행되는 와중에 재정 정책의 효과성을 높이고 재정 건전성 강화에 대한 신뢰성을 쌓기 위해서는 취약 계층을 선별해 지원하는 것이 바람직하다고 생각하고 있다." -가계 대출 관리는 속도 조절을, 기업 대출은 정상화를 강조한 이유가 무엇인가. "위기 기간에 아주 예외적으로 도입했던 조치들은 점진적으로 정상화를 해 나가야 한다. 특히 건전성 관리는 주요 이슈가 될 것이기 때문에 부실 대출이 얼마나 쌓여 있는지를 파악을 하는 것이 먼저다. 이를 위해 예외적으로 도입된 이자 상환 유예는 우선적으로 정상화를 해야 한다. 다만 이 모든 것들이 한순간에 진행될 경우에는 경제에 반대로 충격으로 작용할 수 있기 때문에 속도 조절을 하면 좋겠다." -내년 1분기 중 전 국민 재난지원금이 지급될 경우 내년 경제 성장에 하방 요인으로 작용할 수 있다고 보나. "내년 초 전 국민 재난지원금이 지급될 경우는 전망치에 반영하지 않았다. 다만 그동안 사례를 봤을 때 크지는 않지만, 경기 부양 측면에서 조금은 상승 요인으로 작용할 수는 있을 것 같다. 그렇지만 이전 지출 특성 자체가 경기 부양 효과가 그렇게 크지는 않다." -대통령 선거는 경기 전망에 어떻게 반영이 되나. "과거 사례를 분석한 결과 대선이 있다고 해서 경기에 유의한 큰 영향은 없었던 것으로 관측됐다. 그래서 대선이 경제 성장률에 미치는 영향은 아주 미미하고 전망치를 조정하는 데도 반영하지 않았다." ◎공감언론 뉴시스 str8fwd@newsis.com</text:p>
          </table:table-cell>
          <table:table-cell table:number-columns-repeated="16378"/>
        </table:table-row>
        <table:table-row table:style-name="ro1">
          <table:table-cell office:value-type="float" office:value="23" table:style-name="ce1">
            <text:p>23</text:p>
          </table:table-cell>
          <table:table-cell office:value-type="string" table:style-name="ce1">
            <text:p>https://newsis.com/view?id=NISX20211111_0001647594</text:p>
          </table:table-cell>
          <table:table-cell office:value-type="string" table:style-name="ce1">
            <text:p>20211111</text:p>
          </table:table-cell>
          <table:table-cell office:value-type="string" table:style-name="ce1">
            <text:p>정부 "요소수 사재기 의심신고 554건…3건 형사고발"</text:p>
          </table:table-cell>
          <table:table-cell table:style-name="ce2"/>
          <table:table-cell office:value-type="string" table:style-name="ce1">
            <text:p>기사내용 요약 현장조사 131건 실시…요소수 매점매석 3곳 적발 월 판매량 110% 초과 수준 보유…총 11.92t 규모 [세종=뉴시스] 강종민 기자 = 김법정 환경부 기후탄소정책실장(오른쪽)과 주영준 산업통상자원부 산업정책실장이 11일 오전 정부세종청사에서 요소와 요소수의 수급 안정화를 위해 긴급수급조정조치를 제정하고 올해말까지 한시적으로 시행한다고 밝히고 있다. 2021.11.11. ppkjm@newsis.com [서울=뉴시스] 정성원 기자 = 현재까지 요소수 매점매석 등 부정행위 의심으로 총 554건이 신고됐다. 정부는 이 중 131건에 대해 현장 점검을 펼쳐 실제 3건을 적발해 고발 조치했다. 김법정 환경부 기후탄소정책실장은 11일 오전 정부세종청사에서 열린 '요소 및 요소수 긴급수급조정조치' 시행 브리핑에서 "4~5일 동안 (합동 단속반을) 가동한 결과 신고받은 게 554건이다. 그중에서 현장 점검이 필요하다고 해서 나갔던 게 131건"이라며 "3개 업체를 고발 조치했다. 그에 따라 형사상 벌칙이 부과될 예정"이라고 말했다. 환경부, 산업통상자원부, 공정거래위원회 등 정부 부처는 지난 8일 '요소수와 요소 매점매석 행위 금지 등에 관한 고시' 시행에 따라 신고 접수처와 합동 단속반을 꾸리고 대대적인 단속에 나섰다. 단속에는 관계부처와 경찰 공무원 등 31개조 108명이 투입됐다. 그간 사재기 의심 등으로 신고된 건수는 총 554건이다. 앞서 환경 당국이 지난 4일부터 8일까지 접수한 의심 행위 87건보다 467건 더 늘어난 셈이다. 이 가운데 당국이 현장 조사에 나선 131건 중 요소수와 관련해 3건이 적발됐다. 단속에서 처음 적발된 업체는 요소 수입업체 S사로, 차량용 요소 2000t 등 요소 3000t이 적발됐다. 이를 요소수로 환산하면 6000t 정도다. 이어 부산 지역 P서비스사, D목욕용품점, 인천 서구 소재 E사에서 월 판매량의 110%를 초과하는 요소수가 연이어 적발됐다. 적발된 요소수 양은 각각 0.42t, 3.7t, 7.8t으로, 월 판매량의 142%, 280%, 359%를 초과한 수준이다. 김 실장은 매점매석 행위와 관련해 "8월 말까지 들어온 요소 수입량을 생각해보면 적어도 올해 말까지는 요소수가 크게 부족하지 않은 상황으로 보인다"며 "불안 심리 때문에 매점매석 등이 발생한다고 봤다"고 설명했다. ◎공감언론 뉴시스 jungsw@newsis.com</text:p>
          </table:table-cell>
          <table:table-cell table:number-columns-repeated="16378"/>
        </table:table-row>
        <table:table-row table:style-name="ro1">
          <table:table-cell office:value-type="float" office:value="24" table:style-name="ce1">
            <text:p>24</text:p>
          </table:table-cell>
          <table:table-cell office:value-type="string" table:style-name="ce1">
            <text:p>https://newsis.com/view?id=NISX20211111_0001647602</text:p>
          </table:table-cell>
          <table:table-cell office:value-type="string" table:style-name="ce1">
            <text:p>20211111</text:p>
          </table:table-cell>
          <table:table-cell office:value-type="string" table:style-name="ce1">
            <text:p>정의용 "한중 장관 회담 당시 요소수 보고 받지 못해"</text:p>
          </table:table-cell>
          <table:table-cell table:style-name="ce2"/>
          <table:table-cell office:value-type="string" table:style-name="ce1">
            <text:p>기사내용 요약 국회 외통위, 요소수 뒷북 대응 비판 이어져 野 "문재인 정부의 늑장 대응이 부른 관재" [서울=뉴시스] 최동준 기자 = 정의용 외교부 장관이 11일 서울 여의도 국회에서 열린 외교통일위원회 전체회의에서 2022년도 예산안 제안설명을 하고 있다. 2021.11.11. photocdj@newsis.com [서울=뉴시스] 남빛나라 기자 = 11일 국회 외교통일위원회 전체회의에서 정부의 요소(요소수 원료) 뒷북 대응을 둘러싼 비판이 쏟아졌다. 정의용 외교부 장관은 중국의 수출 제한 조치 이후 열린 한중 외교장관 회담에서 요소 문제를 논의하지 않은 데 대해 "그 이전에 출국 했기 때문에 요소수 문제에 대한 내용을 보고 받지 못한 상태였다"고 말했다. 중국은 10월11일 요소 등 29종의 비료 품목은 나흘 뒤부터 반드시 수출 전 검사를 거쳐야 한다고 고시했다. 시행 2주 뒤인 10월29일(현지시간) 정 장관과 왕이(王毅) 중국 국무위원 겸 외교부장은 이탈리아 로마에서 열린 주요20개국(G20) 정상회의를 계기로 30여분간 약식회담을 가졌지만 요소는 언급되지 않았다. 이태규 국민의당 의원은 한국 수입품 1만2586개 중 31.3%(3941개)의 특정 국가 의존도가 80%를 넘기 때문에 언제든 요소 품귀 같은 사태가 반복될 수 있다면서, 경제안보 전략을 강화해야 한다고 지적했다. 정 장관은 "전적으로 공감한다"며 "일단 외교부에 경제안보TF를 구성했고 지난 주말에 개최된 경제안보전략회의에서도 이 문제에 대해 집중 논의했다"고 답했다. 아울러 정진석 국민의힘 의원이 "문재인 정부의 늑장대응이 부른 관재"라고 질타하자 정 장관은 "주중 여러 공관에서 기업 애로를 접수하고 난 다음부터 조금 더 심각성을 알고 대응했어야 한다"고 답했다. 중국 현지 공관은 10월21일 통관에 차질이 있다는 우리 기업의 민원을 외교부 본부에 보고했다. 외교부는 이를 접수하고도 전국적인 요소 품귀 사태로 이어질 수 있다는 예측을 즉각 하지 못한 것으로 보인다. 정부가 요소 관련 관계부처 회의를 연 건 이달 2일이다. 외교부는 전날 차량용 요소 1만여t을 포함한 요소 1만8700t에 대해 중국 정부가 수출 절차를 진행하기로 했다고 밝혔다. 이는 한국 측이 이미 계약했지만 갑작스러운 중국의 수출 제한 조치로 국내에 들어오지 못하고 있던 물량이다. ◎공감언론 뉴시스 south@newsis.com</text:p>
          </table:table-cell>
          <table:table-cell table:number-columns-repeated="16378"/>
        </table:table-row>
        <table:table-row table:style-name="ro1">
          <table:table-cell office:value-type="float" office:value="25" table:style-name="ce1">
            <text:p>25</text:p>
          </table:table-cell>
          <table:table-cell office:value-type="string" table:style-name="ce1">
            <text:p>https://newsis.com/view?id=NISX20211111_0001647563</text:p>
          </table:table-cell>
          <table:table-cell office:value-type="string" table:style-name="ce1">
            <text:p>20211111</text:p>
          </table:table-cell>
          <table:table-cell office:value-type="string" table:style-name="ce1">
            <text:p>서삼석 의원 "한국 농어업 위기…대외 통상 악재로 가중"</text:p>
          </table:table-cell>
          <table:table-cell table:style-name="ce2"/>
          <table:table-cell office:value-type="string" table:style-name="ce1">
            <text:p>기사내용 요약 농업인의 날 맞아 '농어민 복권·농어촌 인력 범정부TF' 등 촉구 [무안=뉴시스] 더불어민주당 서삼석 국회의원. [무안=뉴시스] 박상수 기자 = 국회 농림축산식품해양수산위원회 더불어민주당 서삼석 의원(전남 영암·무안·신안)은 제26회 농업인의 날을 맞은 11일 "한국 농어업의 현실은 대·내외적으로 심각한 위기상황"이라고 평가했다. 문재인 정부 들어 기존 직불금 예산보다 1조원 증액된 2조4000억 규모의 공익형직불제가 도입돼 다소나마 농업인들의 소득안정에 도움이 된 것은 사실이지만 여전히 턱없이 부족한 수준이라는 것이 서 의원의 지적이다. 대외 통상협정 악재는 지방소멸로 대변되는 한국농어업의 위기를 더욱 가중시킬 것으로 우려했다. 11월 말 본회의에서 국회 비준 처리 예정인 RCEP(역내포괄적경제동반자협정)과 정부가 가입을 검토하고 있는 CPTPP(포괄적·점진적 환태평양경제동반자협정)는 지금까지의 FTA들과 마찬가지로 일방적인 농어업의 희생을 강요할 것이라는 것이 현장의 목소리이다. 실제 산업부 분석결과, 한-미 및 한-EU FTA를 포함한 5개 FTA가 5년간 농업에 끼친 생산감소 손실은 1조8000억원에 달한다. 산업부의 다른 분석에서도 11개 FTA로 인한 5년간의 제조업 분야 생산증가 이익이 39조원에 달하는 것으로 드러났다. 통상악재와 지방소멸등 대내외적인 위기에도 불구하고 농어업의 재정여건은 열악하기만 하다. 2022년 정부안 기준으로 국가전체 대비 농식품부 예산 비중은 2.8%를 기록해서 역대 최저 수준이다. 정부의 분야별 재원배분 계획에서도 농림·수산 분야의 연평균 예산증가율은 2.3%로 국가 전체 예산증가율 5.7%의 절반이 채 되지 않는다. 서삼석 의원이 최근 궁여지책으로 농어민 복권발행과 특별법 제정을 간곡히 제안한 이유도 농어업 분야의 열악한 재정 현실에 기반하고 있다. 농어민복권판매를 통해 확보된 수익은 기후위기로 인한 농어업 재해 및 농산물 가격폭락, 식량자급 제고를 위한 지원사업에 적극 활용하자는 취지이다. 이외에도 ▲농어촌 인력문제 대응 범정부 TF구성 및 관련 기본계획 수립 ▲농업통계의 농식품부 재이관 ▲농어업 안전 재해기금 신설 ▲요소비료 및 요소수 품귀 대란 정부대책 마련 등을 정부 측에 지속적으로 촉구하고 있다. 서삼석 의원은 "한국 농업의 지속가능성을 위한 대안마련을 끊임없이 촉구해 왔지만 정부의 인식전환을 이뤄내지 못한 것 같아 무한책임을 느끼고 있다"면서 "농정방향의 대전환과 식량위기 극복으로 한국 농어업에도 희망이 있다고 말할 수 있는 그날까지 앞으로도 모든 노력을 다하겠다"고 약속했다. ◎공감언론 뉴시스 parkss@newsis.com</text:p>
          </table:table-cell>
          <table:table-cell table:number-columns-repeated="16378"/>
        </table:table-row>
        <table:table-row table:style-name="ro1">
          <table:table-cell office:value-type="float" office:value="26" table:style-name="ce1">
            <text:p>26</text:p>
          </table:table-cell>
          <table:table-cell office:value-type="string" table:style-name="ce1">
            <text:p>https://newsis.com/view?id=NISX20211111_0001647561</text:p>
          </table:table-cell>
          <table:table-cell office:value-type="string" table:style-name="ce1">
            <text:p>20211111</text:p>
          </table:table-cell>
          <table:table-cell office:value-type="string" table:style-name="ce1">
            <text:p>창녕군, 요소수 공급 비상대책본부 본격 가동</text:p>
          </table:table-cell>
          <table:table-cell table:style-name="ce2"/>
          <table:table-cell office:value-type="string" table:style-name="ce1">
            <text:p>기사내용 요약 김명욱 부군수 본부장으로 대책본부 구성 요소수 공급 대책 회의를 하고 있다. *재판매 및 DB 금지 [창녕=뉴시스] 안지율 기자 = 경남 창녕군은 11일 최근 중국의 요소 수출제한 등으로 인한 요소수 부족 사태에 신속하게 대응하고 피해를 최소화하기 위해 요소수 공급 비상대책본부를 구성한다고 밝혔다 군은 김명욱 부군수를 본부장으로 건설교통과와 환경위생과 등 관련 7개 부서가 요소수 수급 안정 시까지 수시로 논의한다는 계획이다. 요소수는 경유 차량에서 발생하는 유해 배기가스(질소산화물)를 정화하는 데 필요한 촉매제로, 공급 부족으로 국내 품귀 현상이 장기화되면서 물류대란이 우려되며 일상생활에도 큰 영향을 주고 있다. 요소수를 사용하는 군내 운수사업용과 화물용 차량은 버스 56대, 화물차 486대로 군은 군민의 일상생활과 밀접한 관련된 운수사업용 차량과 화물차 등의 현재 요소수 재고량과 공급 동향 파악, 매점매석 단속, 확보 대책 등 현황을 공유하고 향후 대비책을 수립할 예정이다. 군 관계자는 "중앙정부에서 다양한 대책을 강구하고 있는 만큼 요소수 수급 대란의 장기화에 대비해 군민들의 일상생활에 차질이 없도록 군 차원에서 할 수 있는 모든 대응방안을 모색하고 추진하겠다"고 말했다. ◎공감언론 뉴시스 alk9935@newsis.com</text:p>
          </table:table-cell>
          <table:table-cell table:number-columns-repeated="16378"/>
        </table:table-row>
        <table:table-row table:style-name="ro1">
          <table:table-cell office:value-type="float" office:value="27" table:style-name="ce1">
            <text:p>27</text:p>
          </table:table-cell>
          <table:table-cell office:value-type="string" table:style-name="ce1">
            <text:p>https://newsis.com/view?id=NISX20211111_0001647530</text:p>
          </table:table-cell>
          <table:table-cell office:value-type="string" table:style-name="ce1">
            <text:p>20211111</text:p>
          </table:table-cell>
          <table:table-cell office:value-type="string" table:style-name="ce1">
            <text:p>보건소 응급차 80%는 '요소수 넣는 車'…"긴급조달 필요"</text:p>
          </table:table-cell>
          <table:table-cell table:style-name="ce2"/>
          <table:table-cell office:value-type="string" table:style-name="ce1">
            <text:p>기사내용 요약 보건소 등 460대 중 370대 요소수 필요 "긴급 조달 요소수 구급차에 투입해야" [전주=뉴시스] 구급차의 모습. (사진=뉴시스 DB). photo@newsis.com [서울=뉴시스] 정성원 기자 = 보건소 등에서 보유 중인 응급환자 이송차량의 80.4%는 차량용 요소수를 사용하는 것으로 집계됐다. 민간구급차 중에선 61.8%가 필요한 것으로 조사됐다. 11일 국회 보건복지위원회 소속 인재근 더불어민주당 의원이 보건복지부로부터 받은 자료에 따르면 공공·민간 구급차 중 차량용 요소수가 필요한 차량을 조사한 결과 이같이 나타났다. 앞서 중국발 요소수 품귀 사태로 질소산화물 환원촉매장치(SCR)를 단 경유차의 운행이 중단될 수 있다는 우려가 이어지고 있다. 소방청 119구급차도 멈출 것이란 지적이 나오면서 복지부도 지방자치단체를 통해 의료기관과 민간 응급환자 이송업체 등을 대상으로 구급차 현황을 파악했다. 지자체 보건소 등에서 보유 중인 응급환자 이송차량 460대 가운데 요소수가 필요한 차량은 370대(80.4%)인 것으로 조사됐다. 의료기관, 민간 이송업체 등에서 운영하는 구급차 3834대 중에선 2369대(61.8%)가 요소수가 있어야 운행이 가능한 것으로 나타났다. 이는 소방청이 운영 중인 119구급차 중 요소수 필요 차량 비율(89.9%)보다는 낮은 것이다. 그러나 응급환자를 안정적으로 이송하려면 지자체와 민간 구급차에도 요소수가 우선 공급돼야 한다는 지적이 나왔다. 인 의원은 "응급환자 이송은 분초를 다루는 일이다. 정부는 의료기관, 민간 응급환자 이송업체 등과 지속적인 대화 채널을 구축해 실태 파악과 선제 대응에 나서야 한다"며 "외국에서 긴급 조달한 요소수를 긴급 수요처에 사용할 수 있도록 조치해야 한다"고 밝혔다. ◎공감언론 뉴시스 jungsw@newsis.com</text:p>
          </table:table-cell>
          <table:table-cell table:number-columns-repeated="16378"/>
        </table:table-row>
        <table:table-row table:style-name="ro1">
          <table:table-cell office:value-type="float" office:value="28" table:style-name="ce1">
            <text:p>28</text:p>
          </table:table-cell>
          <table:table-cell office:value-type="string" table:style-name="ce1">
            <text:p>https://newsis.com/view?id=NISX20211111_0001647476</text:p>
          </table:table-cell>
          <table:table-cell office:value-type="string" table:style-name="ce1">
            <text:p>20211111</text:p>
          </table:table-cell>
          <table:table-cell office:value-type="string" table:style-name="ce1">
            <text:p>'요소수 대란' 수능 문답지 수송은?…"차질 없이 진행"</text:p>
          </table:table-cell>
          <table:table-cell table:style-name="ce2"/>
          <table:table-cell office:value-type="string" table:style-name="ce1">
            <text:p>기사내용 요약 "정 안 되면 교육청이 직접 구매해서라도 조치" [대구=뉴시스] 이무열 기자 = 2021학년도 대학수학능력시험을 사흘 앞둔 지난해 11월30일 오후 대구수능상황본부에 도착한 수능 문제지와 답안지를 교육청 관계자들이 하역하고 있다. (사진=뉴시스 DB) 2021.11.11. photo@newsis.com [세종=뉴시스]이연희 기자 = 요소수 품귀현상으로 인해 일부 지역에서는 2022학년도 대학수학능력시험(수능) 문제지 및 답안지 수송 관련해서도 우려의 목소리가 있는 것으로 파악됐다. 교육부는 일선 교육청이 직접 요소수를 확보해서라도 문답지 수송에 문제가 없도록 하겠다는 입장이다. 교육부 관계자는 11일 "15일부터 17일까지 먼 지역부터 시·도별 수능 문답지 운송이 시작된다"며 "대다수 지역은 업체에서 문제가 없고 일부 지역은 우려 목소리가 있다"고 밝혔다. 이 관계자는 "(수송업체가) 요소수 자체를 구하지 못한다거나 하는 상황은 아니고 가격 인상이나 충분한 물량 확보에 대한 어려움"이라며 "정 안 되면 교육청이 직접 구매해서라도 문제 없도록 조치할 것이고 교육청과도 그렇게 논의하고 있다. 문제 없이 진행될 것"이라고 강조했다. 요소수는 화물차·건설 중장비·소방차·앰뷸런스 등 질소산화물 저감장치(SCR)를 탑재한 경유차에 필요한 촉매제다. 차량 운행 시 발생하는 발암물질인 질소산화물을 물과 질소로 분해하는 역할을 한다. 수요의 97%를 중국에 의존하고 있지만 중국내 석탄 부족과 전력난으로 비료물질 생산이 위축되자 수출 규제가 강화됐다. 정부는 운송대란에 대응하기 위해 이날 요소수 긴급수급보정조치를 통해 매점매석을 금지하고 판매처·판매량을 제한한다고 밝혔다. 화물·승합차, 건설기계, 농기계 등은 최대 30ℓ까지 구매할 수 있다. 다만 판매처에서 차량에 필요한 만큼 직접 주입하는 경우는 제외한다. ◎공감언론 뉴시스 dyhlee@newsis.com</text:p>
          </table:table-cell>
          <table:table-cell table:number-columns-repeated="16378"/>
        </table:table-row>
        <table:table-row table:style-name="ro1">
          <table:table-cell office:value-type="float" office:value="29" table:style-name="ce1">
            <text:p>29</text:p>
          </table:table-cell>
          <table:table-cell office:value-type="string" table:style-name="ce1">
            <text:p>https://newsis.com/view?id=NISX20211111_0001647204</text:p>
          </table:table-cell>
          <table:table-cell office:value-type="string" table:style-name="ce1">
            <text:p>20211111</text:p>
          </table:table-cell>
          <table:table-cell office:value-type="string" table:style-name="ce1">
            <text:p>산업계, 요소수 찾기 '동분서주'…LX인터, 中서 1100t 확보</text:p>
          </table:table-cell>
          <table:table-cell table:style-name="ce2"/>
          <table:table-cell office:value-type="string" table:style-name="ce1">
            <text:p>[안양=뉴시스] 김종택기자 = 요소수 품귀 현상이 빚어져 물류대란 우려가 커지고 있는 9일 오후 경기도 안양시 한 레미콘 공장 주차장에 트럭들이 주차돼 있다. 요소수 공급 불안정이 장기화할 경우 건설현장이 직격탄을 맞을 것으로 예상되고 있다. 2021.11.09.jtk@newsis.com [서울=뉴시스] 박주연 기자 = 요소수 부족으로 대한민국이 마비 위기에 빠진 가운데 산업계가 요소 확보를 위해 동분서주하고 있다. 특히 상사업계는 해외법인 등 글로벌 네트워크를 가동하며 요소 확보에 전력을 다하고 있는 상황이다. 국내에서 요소수 품귀 현상으로 물류대란 우려가 커지는 가운데 지난 1일 LX인터내셔널 해외법인과 지사에는 요소수를 확보하라는 본사의 긴급지시가 타전됐다. LX인터 해외 법인과 지사는 현지 요소 제조 업체와 유통업체를 파악해 보유 재고 규모와 구매 가능 여부를 확인하고, 주재원들은 바로 현장으로 달려가 구입 협상에 나서고 있다. 거래를 성사시키기 위해 한국 본사와 해외 법인, 지사는 주말을 반납하고 밤낮없이 소통했다. LX인터내셔널은 베트남·말레이시아 등 아시아 4개 국가에서 늦어도 다음달 중 한국에 도착할 수 있는 요소수 1254t(125만4000리터)을 확보한 데 이어 중국에서 1차로 요소 1100t을 긴급 확보했다. 중국에서 확보한 요소는 차량용 요소수로 즉시 활용할 수 있다. 요소 1100t은 3300t(330만ℓ)의 요소수를 만들 수 있는 물량이다. LX인터내셔널이 중국에서 요소 1100t을 확보할 수 있었던 것은 한국기업으로는 처음으로 중국의 석탄화공사업에 진출했기 때문이다. 석탄화공은 석탄을 가공해 화학제품을 생산하는 산업이다. LX인터내셔널은 2013년 7월 중국 보위엔그룹으로부터 네이멍구지역에 위치한 보다스디 석탄화공 요소비료 플랜트의 지분 29%를 9200만 달러에 인수했다. 이 곳에서 1차로 1100t의 요소를 확보해 한국으로 가져올 계획이다. 이후 한국시장에서 필요시 추가적인 물량 확보에 나서기로 했다. 1953년 설립된 '락희산업'을 모태로 하는 LX인터내셔널은 '럭키금성상사', 'LG상사'라는 사명으로 20개국 50여개의 글로벌사업 거점을 보유한 국내 대표 종합상사다. LX인터내셔널은 중국에서 수출검사 신청시 최우선적으로 심사를 받기 위해 본사와 해외법인이 대사관 및 관련 기관을 대상으로 해결책을 강구하고 있다. 또 산업통상자원부의 도움을 받아 신속한 통관을 위해 중국 현지 기관들과도 긴밀히 협의 중이며 물류를 담당하는 자회사인 LX판토스와도 지속 협의 중이다. 포스코인셔내셔널과 삼성물산 등 다른 종합상사들도 요소수 구하기에 동참했다. 재계에 따르면 정부는 요소수 대응 태스크포스(TF) 발족 하루 전인 지난 4일 요수수 문제 해결을 위해 기업 관계자들을 불러 의견을 청취했다. 요소수 수입을 하는 기업들이 이 자리에 참여했으며, 종합상사인 포스코인셔내셔널과 삼성물산도 포함됐다. 참가업체들은 요소수를 확보해달라는 직접적 요청은 없었다고 밝히고 있지만 민관이 합해 위기를 해결하자는 수준의 메시지는 전해진 것으로 알려졌다. 특히 삼성물산은 요소수 확보를 위한 민관TF에 참여하는 방안도 검토 중인 것으로 알려졌다. 포스코인터내셔널과 삼성물산은 해외 지사와 거래처 등을 대상으로 요소수 수입처를 물색하고 있는 것으로 전해졌다. 요소수 수요가 많은 자동차업계와 철강업계 등도 요소수 수급을 위해 발로 뛰고 있다. 자동차업계는 신차에 요소수를 공급해 출고해야 하는 만큼 신차 출고에 지장이 없도록 하기 위해 요소수 확보와 공급처 다변화 등을 추진 중이다. 제철소 설비에 질소산화물 저감장치(SCR)를 사용하고 있는 철강업계도 역시 요소수 수급 현황을 예의 주시하며 비상상황에 대비하고 있다. 한편, 정부는 호주 수입, 중국과 베트남 수입 예정 물량 등을 합해 약 3개월치의 차량용 요소수를 확보한 것으로 추정하고 있다. 정부는 중국 물량이 들어오기 전까지 군 비축 예비 요소수 20만ℓ를 민간에 공급할 방침이다. 다만 중국의 전력난 등 내부 상황이 여전하고 수출 제한 정책도 그대로인 만큼 요소수 품귀 사태가 쉽게 풀리지 않을 것이라는 관측이다. ◎공감언론 뉴시스 pjy@newsis.com</text:p>
          </table:table-cell>
          <table:table-cell table:number-columns-repeated="16378"/>
        </table:table-row>
        <table:table-row table:style-name="ro1">
          <table:table-cell office:value-type="float" office:value="30" table:style-name="ce1">
            <text:p>30</text:p>
          </table:table-cell>
          <table:table-cell office:value-type="string" table:style-name="ce1">
            <text:p>https://newsis.com/view?id=NISX20211111_0001647029</text:p>
          </table:table-cell>
          <table:table-cell office:value-type="string" table:style-name="ce1">
            <text:p>20211111</text:p>
          </table:table-cell>
          <table:table-cell office:value-type="string" table:style-name="ce1">
            <text:p>요소수 부족에 농기계도 '동작그만'…농민들 "겨울이 더 걱정"</text:p>
          </table:table-cell>
          <table:table-cell table:style-name="ce2"/>
          <table:table-cell office:value-type="string" table:style-name="ce1">
            <text:p>기사내용 요약 요소비료 마저 품귀…"겨울재배·내년 벼농사 차질 우려" [전주=뉴시스] 김얼 기자 = 전국적으로 요소수 대란이 이어지고 있는 9일 전북 전주시의 한 주유소에 '요소수 품절'이라고 적힌 안내문이 붙어 있다. 2021.11.09. pmkeul@newsis.com [청주=뉴시스] 안성수 기자 = 충북 괴산에서 벼농사를 짓는 신모(63)씨는 최근 트랙터에 쓰일 요소수를 구하지 못해 근심을 앓고 있다. 사료용 볏짚 수거에 트랙터를 사용해야 하는데 운용에 필요한 요소수 부족으로 어려움을 겪고 있기 때문이다. 신씨는 "인근 주유소 판매 막차를 타서 간신히 한 통은 구했는데 트랙터는 요소수를 많이 먹어 3~4일 주기로 보충해줘야 한다"며 "배수로 정비에 땅도 갈아엎어야 하는데 걱정이 많다"고 하소연했다. 요소수 품귀 현상으로 트랙터 등 농기계 운용에 차질을 빚게 되면서 관련 농가에도 불똥이 떨어졌다. 내년 농사에 쓰일 요소비료 또한 사재기로 재고가 빠르게 소진돼 이들의 근심은 더 커지고 있다. 11일 지역 농가에 따르면 2015년 이후 만들어진 75마력 이상 트랙터, 콤바인 운용에는 요소수가 필수다. 다만 이번 품귀 사태로 인해 요소수 구하기는 하늘의 별 따기가 됐다. 주성분이 요소와 물로 구성된 요소수는 경유 차량의 배출가스 중 질소산화물 저감 장치(SCR)에 사용되는 액상의 화학물질이다. 국내 사용되고 있는 요소수는 전체 약 70%를 중국에서 수입해왔지만 중국이 수요부족을 이유로 수출제한을 하면서 국내에 품귀현상이 발생했다. 현재 충북도는 사태 파악을 위해 도내 요소수 사용이 필수인 트랙터, 콤바인 운용 대수를 확인 중에 있다. 임대사업소 내에는 콤바인 3대, 트랙터 11대가 운용중이다. 국내 SCR이 장착된 농기계는 올해 10월 기준 2만7000여대로 파악되고 있다. 가을 추수 막바지라 당장 요소수 부족으로 인한 피해는 적은 상황이지만 겨울작물 재배를 준비 중인 농가 입장에서는 걱정이 앞설 수밖에 없다. 예상치 못한 상황에 농민들은 요소수 판매처 수소문에 열을 올리고 있다. 때문에 요소수가 일부 남아있던 주유소는 때아닌 곤혹을 치르고 있다. SNS 등 인터넷 매체로 도내 일부 업체에 요소수가 남아있다는 소식을 접한 시민들의 전화 문의가 쇄도하고 있기 때문이다. 충북 진천군의 한 주유소 관계자는 "이미 나흘 전 남아있던 요소수를 모두 판매했는데 문의전화가 계속오고 있다. 전화 문의 때문에 일일을 할 수가 없을 지경"이라고 토로했다. 요소비료 부족 현상도 벌어져 불안감은 더 높아지고 있다. 농민들이 내년 농번기에 사용할 비료를 구하지 못할 불안감에 사재기하는 현상도 나타나고 있다. 비료업체는 물론 충북 청주 지역농협에서 보유하고 있던 요소비료는 일주일 전 이미 동이 난 상태다. 월동작물의 경우 겨울에 요소비료를 뿌려야 하며 벼농사는 토지 해동 전인 2월 밑거름용으로 요소비료를 뿌리기도 한다. 벼농사가 시작되는 5월에도 요소비료를 쓴다. 지역농협 관계자는 "지난해의 경우 재고가 오히려 남았었다"며 "필요 물량 대비 가수요가 많아진 것으로 예상되면 농업에 차질이 없도록 대책을 마련 중"이라고 말했다. ◎공감언론 뉴시스 hugahn@newsis.com</text:p>
          </table:table-cell>
          <table:table-cell table:number-columns-repeated="16378"/>
        </table:table-row>
        <table:table-row table:style-name="ro1">
          <table:table-cell office:value-type="float" office:value="31" table:style-name="ce1">
            <text:p>31</text:p>
          </table:table-cell>
          <table:table-cell office:value-type="string" table:style-name="ce1">
            <text:p>https://newsis.com/view?id=NISX20211111_0001647056</text:p>
          </table:table-cell>
          <table:table-cell office:value-type="string" table:style-name="ce1">
            <text:p>20211111</text:p>
          </table:table-cell>
          <table:table-cell office:value-type="string" table:style-name="ce1">
            <text:p>김 총리 "요소·요소수 긴급수급조치 시행…세제지원도"</text:p>
          </table:table-cell>
          <table:table-cell table:style-name="ce2"/>
          <table:table-cell office:value-type="string" table:style-name="ce1">
            <text:p>기사내용 요약 임시 국무회의 주재…요소수 수급 안정화 방안 심의 "'정부 대응 늦었다'는 아픈 지적…무거운 책임감 통감" [서울=뉴시스] 김명원 기자 = 김부겸 국무총리가 10일 서울 종로구 정부서울청사에서 열린 AI 관계부처 지자체회의에 참석해 충북 음성군 소재 메추리 농장에서 고병원성 조류인플루엔자(AI) 확진 관련 발언하고 있다. 김부겸 총리는 예방적 살처분과 이동통제, 소독 등 긴급행동지침(SOP)에 따른 방역 조치를 신속히 실시해 타 지역으로 확산되지 않도록 모든 노력해 달라고 주문했다. 2021.11.10. kmx1105@newsis.com [서울=뉴시스] 안채원 기자 = 김부겸 국무총리는 11일 요소·요소수에 대한 '긴급 수급 조정 조치'를 시행하고 세제지원도 병행하기로 했다. 김 총리는 이날 오전 정부서울청사에서 임시 국무회의를 주재하고 "최근 수급에 어려움을 겪고 있는 요소와 요소수 수급을 조속히 안정화하기 위한 방안을 심의하기 위해 임시국무회의를 열었다"며 이같이 말했다. 김 총리는 우선 "정부는 매점매석 금지 고시에 이어 국내 수급을 안정적으로 관리하기 위해 요소와 요소수에 대한 '긴급 수급 조정 조치'를 시행하고자 한다"고 밝혔다. 그는 "요소수 물량이 충분히 확보될 때까지 우선 확보된 물량이 꼭 필요한 곳에 효율적으로 공급될 수 있도록 수입, 생산, 판매 등에 대한 명령과 판매방식 지정 등을 통해 수급을 관리해 나가겠다"고 말했다. 이어 "세제 지원도 병행하겠다"며 "추가로 수입되는 요소에 대해서는 관세율을 인하하여, 수입선을 다변화하는 데 어려움을 겪지 않도록 지원하겠다"고 약속했다. 그러면서 "기획재정부와 산업통상자원부, 환경부 등 관계부처는 오늘 마련한 조치가 일선 현장에서 곧바로 효과를 가져올 수 있도록 철저히 준비해달라"고 주문했다. 또 김 총리는 중국에서 1만8700톤의 요소가 곧 들어올 예정이라며 "또한 업계와 조달 당국이 힘을 합쳐 수입선 다변화를 모색하고 있어 앞으로 차량용 요소수 수급에는 큰 문제가 없을 것으로 예상된다"면서도 "다만, 수급이 정상화되는 데에는 시간이 필요하다. 어려운 시기를 함께 견디는 지혜가 절실하다"고 했다. 이어 "이번 요소수 문제에 대해 정부의 대응이 늦었다는 국민들의 아픈 지적이 있다"며 "결과적으로 국민 생활에 큰 불편과 우려를 끼치게 된 점에 대해, 국정을 통할하는 총리로서 무거운 책임감을 통감하면서 송구하다는 말씀을 드린다"고 사과했다. 그러면서 "우선은 긴급한 요소 수급 문제 해소에 전력을 기울이되, 차제에 즉각적인 대응이 되지 않은 이유를 면밀히 살펴보고, 보완이 필요한 점은 시정하도록 하겠다"고 밝혔다. 아울러 "다른 주요 원자재 중 특정국가에 대한 의존도가 과도하게 높은 품목에 대해서는 기획재정부를 중심으로 전 부처가 협력하여 공급망 전반을 면밀히 점검하고 근본적인 대응방안을 마련해달라"고 지시했다. ◎공감언론 뉴시스 newkid@newsis.com</text:p>
          </table:table-cell>
          <table:table-cell table:number-columns-repeated="16378"/>
        </table:table-row>
        <table:table-row table:style-name="ro1">
          <table:table-cell office:value-type="float" office:value="32" table:style-name="ce1">
            <text:p>32</text:p>
          </table:table-cell>
          <table:table-cell office:value-type="string" table:style-name="ce1">
            <text:p>https://newsis.com/view?id=NISX20211111_0001647052</text:p>
          </table:table-cell>
          <table:table-cell office:value-type="string" table:style-name="ce1">
            <text:p>20211111</text:p>
          </table:table-cell>
          <table:table-cell office:value-type="string" table:style-name="ce1">
            <text:p>車 요소수 주유소에서만 판다…승용차 1대당 구매량 최대 10ℓ</text:p>
          </table:table-cell>
          <table:table-cell table:style-name="ce2"/>
          <table:table-cell office:value-type="string" table:style-name="ce1">
            <text:p>기사내용 요약 정부, 요소·요소수 '긴급수급조정조치' 시행 연말까지 한시적 시행해 국내 물량 최대 확보 국내 요소·요소수 수입·생산업체 신고 의무화 [서울=뉴시스] 고범준 기자 = 1일 서울의 한 주유소에서 관계자가 요소수를 경유차량에 넣고 있다. 2021.11.01. bjko@newsis.com [세종=뉴시스]고은결 기자 = 정부가 요소수 수급난에 대응해 올해 말까지 한시적으로 차량용 요소수의 판매처와 판매량을 제한한다. 산업통상자원부와 환경부는 이런 내용을 담은 요소와 요소수의 수급 안정화를 위해 '긴급수급조정조치'를 제정하고 11일부터 시행한다. 해당 조치를 올해 말까지 한시적으로 시행해 중국발 요소·요소수 품귀 사태에 따라 국내 생산·사용에 필요한 물량을 최대한 확보한다는 계획이다. 환경부는 긴급수급조정조치 시행과 동시에 공급 물량과 대상을 지정하는 조정을 명령한다. 대형마트 등을 통한 차량용 요소수의 사재기 현상을 예방하기 위해 판매업자가 납품할 수 있는 판매처는 주유소로 한정된다. 단, 건설 현장과 대형운수업체 등 판매업자가 판매처를 거치지 않고 특정 수요자와 직접 공급계약을 맺어 판매하는 경우는 제외한다. 주유소에서 판매되는 차량용 요소수는 차량 1대당 구매할 수 있는 양도 제한된다. 승용차는 최대 10리터(ℓ)까지 구매 가능하며, 그 외 화물·승합차, 건설기계, 농기계 등은 최대 30ℓ까지 구매할 수 있다. 다만 판매처에서 차량에 필요한 만큼 직접 주입하는 경우는 제외한다. 또한 구매자는 구매한 차량용 요소수를 제3자에게 재판매할 수 없다. [안산=뉴시스] 김종택기자 = 10일 오후 경기도 안산시의 한 요소수 생산공장에서 요소수가 생산되고 있다. 2021.11.10. jtk@newsis.com 아울러 양 부처의 긴급수급조정조치 시행에 따라 '요소'를 수입해 판매하는 기업은 당일 수입·사용·판매량 및 재고량 등을 매일 익일 정오까지 신고해야 한다. 향후 리스크 사전 예측을 위해 두 달 간의 예상 수입량도 신고의무에 포함한다. '요소수'를 생산·수입·판매하는 기업도 당일 생산량, 수입량, 출고량, 재고량, 판매량 등의 정보를 매일 익일 정오까지 신고해야 한다. 주영준 산업부 산업정책실장은 "긴급한 요소·요소수 공급 필요성이 제기된 경우, 요소·요소수 수입·생산·판매업자에게 '공급 물량과 대상을 지정'하는 조정명령을 발령할 수 있다"고 설명했다. 정부는 사업자들의 조정명령 이행을 돕기 위해 원자재, 인력, 운송, 신속통관 등에 대해 물적·인적·행정적으로 적극 지원할 방침이다. 긴급수급조정조치를 위반하는 행위에 대해서는 엄정한 법집행을 추진할 계획이다. 김법정 환경부 기후탄소정책실장은 "요소수 수입·생산·판매업자들이 요소수 긴급수급조정조치를 몰라서 불이행하는 사례가 없도록 공문, 이메일, 현장 점검단 파견 등을 통해 안내하는 등 홍보에 힘쓰겠다"고 말했다. [안산=뉴시스] 김종택기자 = 요소수 품귀 현상이 지속되고 있는 10일 오후 경기도 안산시의 한 요소수 생산공장에 당일 생산에 사용할 요소가 놓여있다. 2021.11.10. jtk@newsis.com ◎공감언론 뉴시스 keg@newsis.com</text:p>
          </table:table-cell>
          <table:table-cell table:number-columns-repeated="16378"/>
        </table:table-row>
        <table:table-row table:style-name="ro1">
          <table:table-cell office:value-type="float" office:value="33" table:style-name="ce1">
            <text:p>33</text:p>
          </table:table-cell>
          <table:table-cell office:value-type="string" table:style-name="ce1">
            <text:p>https://newsis.com/view?id=NISX20211111_0001647047</text:p>
          </table:table-cell>
          <table:table-cell office:value-type="string" table:style-name="ce1">
            <text:p>20211111</text:p>
          </table:table-cell>
          <table:table-cell office:value-type="string" table:style-name="ce1">
            <text:p>내년 상반기까지 공업용 요소 할당관세 0%…수입처 다변화 기대</text:p>
          </table:table-cell>
          <table:table-cell table:style-name="ce2"/>
          <table:table-cell office:value-type="string" table:style-name="ce1">
            <text:p>기사내용 요약 정부, 임시 국무회의서 할당관세 규정 개정안 의결 내년 6월30일까지 무관세 적용…추후 연장 검토 [안산=뉴시스] 김종택기자 = 요소수 품귀 현상이 지속되고 있는 10일 오후 경기도 안산시의 한 요소수 생산공장에서 요소수가 생산되고 있다. 하루 최대 요소수 생산량이 150톤인 이 업체는 요소 수입이 차질을 빚으면서 현재 하루 평균 5톤~10톤의 요소수를 생산하고 있다. 2021.11.10. jtk@newsis.com [세종=뉴시스] 오종택 기자 = 정부가 요소수 원재료인 공업용 요소의 원활한 수급과 수입처 다변화를 위해 내년 상반기까지 관세율 '0%'를 적용한다. 기획재정부는 11일 열린 임시 국무회의에서 공업용 요소(요소수 포함)에 대한 관세율을 0%로 인하하는 '할당관세 규정 대통령령 개정안'을 의결했다고 밝혔다. 현재 공업용 요소는 중국과 호주 등 자유무역협정(FTA) 체결 국가에 한해서만 0% 관세율이 적용되고, 아세안 국가는 5%, 이외 다른 국가는 6.5% 관세율을 적용 중이다. 할당관세 인하 조치로 요소에 대한 수입처를 다변화하기 위해 오는 12일부터 내년 6월30일까지 수입신고하는 공업용 요소의 경우에는 관세부담 없이 국내공급이 가능하다. 할당관세 적용기간은 추후 시장의 수급 및 가격 동향을 감안해 연장 여부를 검토할 예정이다. 이번 관세율 인하는 지난 7일 대외경제안보 전략회의 논의 결과에 대한 후속조치로 앞으로 공업용 요소수 수급 정상화와 가격 조기 안정에 기여할 것으로 기대된다. ◎공감언론 뉴시스 ohjt@newsis.com</text:p>
          </table:table-cell>
          <table:table-cell table:number-columns-repeated="16378"/>
        </table:table-row>
        <table:table-row table:style-name="ro1">
          <table:table-cell office:value-type="float" office:value="34" table:style-name="ce1">
            <text:p>34</text:p>
          </table:table-cell>
          <table:table-cell office:value-type="string" table:style-name="ce1">
            <text:p>https://newsis.com/view?id=NISX20211111_0001647005</text:p>
          </table:table-cell>
          <table:table-cell office:value-type="string" table:style-name="ce1">
            <text:p>20211111</text:p>
          </table:table-cell>
          <table:table-cell office:value-type="string" table:style-name="ce1">
            <text:p>[대구경북 조간 헤드라인]</text:p>
          </table:table-cell>
          <table:table-cell table:style-name="ce2"/>
          <table:table-cell office:value-type="string" table:style-name="ce1">
            <text:p>[대구=뉴시스] ▲경북도민일보 = 포스코 청년 일자리 2만5000개 만든다 ▲경북매일신문 = 포스코 청년일자리 2만5000개 만든다 ▲경북신문 = 요소수 부족 경북, 재고물량 한달분 밖에 ▲경북일보 = 구미형 일자리 마침내 돛 펼쳤다 ▲경상매일신문 = '요소수 대란 막아라' 경북·대구 대책 부심 ▲경안일보 = '구미형 일자리' 드디어 본 궤도에 올랐다 ▲뉴영남매일 = 상생형 구미일자리사업 본궤도 ▲대구광역일보 = 10월 대구·경북 고용률 상승 '속빈 강정'…36시간미만 주도 ▲대구신문 = "건설현장 지역 하도급 확대" 발로 뛴다 ▲대구일보 = '브랜드 효과' 사라진 대구 청약시장 ▲매일신문 = 도시철·택시·공항 승객 늘고 호프·당구·영화관 매출 껑충 ▲영남일보 = 대구경북 공공기관 임원 37% '캠·코·더' ▲일간경북신문 = 기업유치 주민의견 '외면하는 포항시' ▲세명일보 = 경북, 제26회 농업인의 날 기념식 개최</text:p>
          </table:table-cell>
          <table:table-cell table:number-columns-repeated="16378"/>
        </table:table-row>
        <table:table-row table:style-name="ro1">
          <table:table-cell office:value-type="float" office:value="35" table:style-name="ce1">
            <text:p>35</text:p>
          </table:table-cell>
          <table:table-cell office:value-type="string" table:style-name="ce1">
            <text:p>https://newsis.com/view?id=NISX20211110_0001646791</text:p>
          </table:table-cell>
          <table:table-cell office:value-type="string" table:style-name="ce1">
            <text:p>20211111</text:p>
          </table:table-cell>
          <table:table-cell office:value-type="string" table:style-name="ce1">
            <text:p>요소수 사태 부산항 물류대란 우려 고조…멈추는 화물차 속출</text:p>
          </table:table-cell>
          <table:table-cell table:style-name="ce2"/>
          <table:table-cell office:value-type="string" table:style-name="ce1">
            <text:p>[부산=뉴시스] 부산항 신선대부두. [부산=뉴시스] 하경민 기자 = 전국적인 요소수 품귀 현상으로 각 시·도 지역의 화물차, 버스 등이 위기국면에 처한 가운데 부산항 수출입 화물을 전국으로 운반하는 화물차들이 곳곳에서 멈춰서는 등 물류대란 위기가 높아지고 있다. 물류 현장의 화물노동자들이 느끼는 이번 사태는 이미 물류대란이 사작됐다는 분위기라고 입을 모았다. 10일 화물연대 부산본부에 따르면 지난 9일 오후 3~4시 부산항 신항 일대를 둘러본 결과, 10시간 넘게 요소수를 넣기 위해 대기하는 컨테이너 운반 차량의 대기 행렬이 700~800m에 달했다. 부산항에 도착해 컨테이너를 내린 트레일러 차량들은 다른 물량을 배차 받아 전국으로 이동한다. 하지만 요소수 품귀 현상이 시작되면서 부산항에 짐을 내린 화물차 기사들은 다음 운행을 포기하고 요소수를 넣기 위해 10시간 넘게 대기하는 일이 발생하고 있는 것. 화물연대 관계자는 "전면적으로 운행을 멈추는 물류대란은 아직 없지만, 요소수가 없어 운행을 중단하는 사태가 속출하고 있다"고 밝혔다. 또 "화물차 기사들은 운송, 휴식, 상차, 배차 등의 일정한 흐름을 갖고 생업을 유지하는데 요소수 사태로 차량을 움직일 수 없어 비정상적이 현상이 나타나고 있다"고 덧붙였다. 이 관계자는 "이달 초부터 이어진 이 사태로 현장의 화물차 기사들이 느끼기에는 이미 물류대란 분위기다"고 강조했다. 화물자동차운송사업협회 관계자는 "요소수 품귀 사태는 이달 말이 고비라고 생각한다"면서 "정부의 대책을 촉구하며 협회 차원의 요소수 물량 확보 방안도 강구하고 있다"면서 "현재 뚜렷한 방안이 없어 지켜볼 따름이다"면서 "일부 업체의 경우 개인적으로 중국 인맥을 통해서 요소수 물량을 확보 방안을 찾고 있는 것으로 안다"고 전했다. 이같은 물류대란 우려에 부산시도 이병진 행정부시장을 단장으로 한 전담팀(TF)을 꾸려 ▲영역별 요소수 재고·운영 현황 및 대응방안 모색 ▲자체 공급계획 검토 ▲대정부 건의사항 검토 등을 추진하고 있다. 한편 부산지역 화물차량 4만 3000여대 중 요소수가 필요한 차량은 28.2%인 1만2200여 대인 것으로 파악된다. 마을버스 264대와 전세버스 1277대도 요소수가 필요한 실정이다. ◎공감언론 뉴시스 yulnetphoto@newsis.com</text:p>
          </table:table-cell>
          <table:table-cell table:number-columns-repeated="16378"/>
        </table:table-row>
        <table:table-row table:style-name="ro1">
          <table:table-cell office:value-type="float" office:value="36" table:style-name="ce1">
            <text:p>36</text:p>
          </table:table-cell>
          <table:table-cell office:value-type="string" table:style-name="ce1">
            <text:p>https://newsis.com/view?id=NISX20211110_0001646405</text:p>
          </table:table-cell>
          <table:table-cell office:value-type="string" table:style-name="ce1">
            <text:p>20211111</text:p>
          </table:table-cell>
          <table:table-cell office:value-type="string" table:style-name="ce1">
            <text:p>'요소수' 문의 폭주에 행정 마비…자구책 찾는 시민들</text:p>
          </table:table-cell>
          <table:table-cell table:style-name="ce2"/>
          <table:table-cell office:value-type="string" table:style-name="ce1">
            <text:p>기사내용 요약 현장 점검 대거 투입…문의 대응 인력 부족 요소수 검사 민원도 몰려…"업무 마비 상황" 전화 연결돼도 답변 부실…부처간 떠넘기기 온라인 커뮤니티 활성…판매처 실시간 공유 [서울=뉴시스] 김병문 기자 = 전국전세버스노동조합 조합원들이 10일 오전 서울 종로구 청와대 분수대 앞에서 열린 ‘예견된 요소수 대란 정부의 늦장 대응 즉각 해결하라! 국토부는 전세버스 제도 개선안 즉각 발표하라!’ 기자회견에서 요소수를 구하는 인터넷 글이 인화된 피켓을 들고 있다. 2021.11.10. dadazon@newsis.com [서울=뉴시스] 정성원 기자 = 차량용 요소수 품귀로 문의가 폭주하면서 행정기관 업무가 마비되고 있는 것으로 나타났다. 행정기관과 겨우 연락이 닿은 이들은 기관의 답변 내용을 공유하는 등 스스로 문제 해결에 나서고 있다. 11일 관계 부처와 온라인 커뮤니티, 사회관계망서비스(SNS) 등에 따르면 최근 요소수 매점매석 등과 관련된 민원이 쏟아지고 있지만, 부처별 연락망은 먹통이라는 지적이 이어지고 있다. 정부는 '요소수와 요소 매점매석 행위 금지 등에 관한 고시'가 시행된 지난 8일부터 매점매석 행위 신고 접수처를 운영 중이다. 환경부 본부, 유역·지방환경청, 국립환경과학원은 요소수 제조·수입·판매업자, 산업부 소재부품수급대응지원센터는 요소 수입업자 등을 대상으로 신고와 민원 접수를 받고 있다. 민원 내용은 '요소수 판매처를 알려달라'는 내용을 비롯해 고시에 대한 해석과 설명, 매점매석 행위 신고 등으로 다양한 것으로 전해졌다. 그러나 요소수·요소 점검과 대책회의에 다수 인력이 투입되면서 민원에 대응할 수 있는 인력은 부족한 것으로 파악됐다. 일부 누리꾼들은 막상 접수처에 전화를 걸면 통화 중인 경우가 많다고 하소연했다. 접수처와 같은 부서에 전화하면 받지 않거나 통화 중이라는 얘기도 다수 나왔다. 의심 신고된 요소수 시료를 검사하는 국립환경과학원조차도 검사 의뢰가 쏠리면서 업무에 차질을 빚고 있는 것으로 나타났다. 국립환경과학원 관계자는 "요소수 검사는 방문 접수로 하고 있다"며 "너무 많이 접수되고 있어서 업무가 마비됐다. 검사 의뢰 건수를 집계할 수 없을 정도로 많이 들어오고 있다"고 설명했다. [서울=뉴시스] 온라인 커뮤니티 게시글. 일부 민원인들은 요소수 관련 문의를 위해 관계 부처에 연락했지만, 다른 부처로 전화하라는 답변을 얻었다고 밝혔다. (사진=온라인 커뮤니티 캡처). 2021.11.10. photo@newsis.com *재판매 및 DB 금지 가까스로 전화 연결이 됐지만, 부처 간 답변 떠넘기기로 분통을 터뜨리는 이들도 있었다. 지난 8일 '요소수와 요소 매점매석 행위 금지 등에 관한 고시' 시행 이후 매점매석에 대한 궁금증을 질문하려 했다는 한 누리꾼은 전화를 몇 번이나 돌렸다고 불평했다. 그는 "어디든 확답을 받아야겠다 싶어서 답변을 받을 때까지 전화를 돌렸다"며 "처음엔 환경부가 담당이라고 해 환경부에 전화하니 공정거래위원회(공정위)에 물어보라 하고, 공정위에 전화하니 기획재정부(기재부)에 물어보라고 한다"고 말했다. 그는 다행히 기재부에서 답변을 받았다고 한다. 폭리 관련 조항을 문의한 한 주유소 운영자는 환경부로부터 "이건 우리 소관이 아니다. 매점매석은 처벌 대상이 맞는데, 폭리 관련된 부분은 공정위에 문의하라"는 답을 들었다고 한다. 그는 공정위에서도 "사장님 말씀이 무슨 말인지는 이해하지만, 이건 환경부나 산업부가 주체적으로 단속하는 거라 그쪽에 문의해야 한다"는 답변을 받았다고 밝혔다. 요소수 관련 문의 폭주로 행정기관 업무가 사실상 마비되자, 누리꾼들은 온라인 커뮤니티로 몰려들었다. 일부는 당국으로부터 답변받은 내용이나 요소수 관련 기사들을 공유했다. 온라인 커뮤니티에는 "요소수 중고 거래가 불법인가요", "호주에서 들어온다는 요소수 물량은 언제 풀리나" 등의 질문이 쏟아졌다. 주유소 운영자들도 "매점매석과 폭리를 처벌하겠다는데 요소수 판매가를 울며 겨자 먹기로 낮춰야 하는 거냐" 등의 궁금증과 불만을 보였다. [서울=뉴시스] 요소수 판매처 공유 모습. 일부 화물기사들은 요소수 판매처와 판매 상황 등을 실시간으로 공유하고 있다. (사진=온라인 커뮤니티 캡처). 2021.11.10. photo@newsis.com *재판매 및 DB 금지 요소수가 필요한 화물차 기사들은 최근 요소수 판매처 정보 커뮤니티를 만들어 판매처 관련 정보를 실시간으로 공유하고 있는 것으로 나타났다. 해당 커뮤니티에는 "OO주유소에 요소수가 있습니다"라는 글이 실시간으로 올라왔다. "요소수를 사려는 대기 줄이 본선까지 나와 있다"는 등 실시간 구매 상황을 알리는 글도 심심찮게 게시됐다. 한편, 정부는 이틀간 합동 조사를 통해 319개 업체 중 299개 업체에서 차량용 요소수 1561만ℓ, 산업용 요소수 749만ℓ 재고량을 확인했다. 호주 요소수 수입 물량 2만7000ℓ를 실은 군 수송기가 11일 중 국내에 반입될 예정이다. 반입 즉시 민간 구급차 등 긴급한 수요처에 사용될 계획이다. 중국이 우리나라 기업과 계약한 요소 1만8700t의 수출 절차를 진행한 후 산업용 요소 2700t을 실은 선박이 중국 칭다오 항을 출발했다. 차량용 요소 60만ℓ도 다음 주 중 들어올 예정이다. ◎공감언론 뉴시스 jungsw@newsis.com</text:p>
          </table:table-cell>
          <table:table-cell table:number-columns-repeated="16378"/>
        </table:table-row>
        <table:table-row table:style-name="ro1">
          <table:table-cell office:value-type="float" office:value="37" table:style-name="ce1">
            <text:p>37</text:p>
          </table:table-cell>
          <table:table-cell office:value-type="string" table:style-name="ce1">
            <text:p>https://newsis.com/view?id=NISX20211110_0001645994</text:p>
          </table:table-cell>
          <table:table-cell office:value-type="string" table:style-name="ce1">
            <text:p>20211111</text:p>
          </table:table-cell>
          <table:table-cell office:value-type="string" table:style-name="ce1">
            <text:p>[오늘의 주요일정]경제(11월11일 목요일)</text:p>
          </table:table-cell>
          <table:table-cell table:style-name="ce2"/>
          <table:table-cell office:value-type="string" table:style-name="ce1">
            <text:p>[서울·세종=뉴시스] ▲07:30 홍남기 경제부총리, 임시 국무회의(정부서울청사) ▲07:30 여한구 통상교섭본부장, 임시 국무회의(정부서울청사) ▲07:30 박진규 산업통상자원부 1차관, 임시 국무회의(정부서울청사) ▲08:00 이억원 기획재정부 제1 차관, 요소수 범부처 합동 대응 일일 상황 점검 회의(장소 비공개) ▲08:00 박진규 산업통상자원부 1차관, 차관회의(정부서울청사) ▲08:00 박영범 차관, 차관회의(세종) ▲10:00 홍남기 경제부총리, 기획재정위원회 전체 회의(국회) ▲10:00 이억원 기획재정부 제1 차관, 기획재정위원회 전체 회의(국회) ▲10:00 안도걸 기획재정부 제2 차관, 예산결산특별위원회 전체 회의(국회) ▲10:00 여한구 통상교섭본부장, 산업통상자원중소벤처기업위원회 전체회의(국회) ▲10:00 박진규 산업통상자원부 1차관, 산업통상자원중소벤처기업위원회 전체회의(국회) ▲10:00 박기영 산업통상자원부 2차관, 산업통상자원중소벤처기업위원회 전체회의(국회) ▲10:00 김재신 공정거래위원회 부위원장, 정무위원회 예산소위원회(국회) ▲10:00 김대지 국세청장, 기획재정위원회 전체 회의(국회) ▲14:00 조성욱 공정거래위원회 위원장, 정무위원회 전체 회의(국회) ▲14:30 홍남기 경제부총리, 본회의(국회) ▲14:30 김현수 장관, 제26회 농업인의 날 기념식(세종) ▲14:30 박기영 산업통상자원부 2차관, 본회의(국회) ▲15:00 박진규 산업통상자원부 1차관, 민관 합동 공급망 안전점검 회의(코트라) ▲16:40 박진규 산업통상자원부 1차관, 섬유의 날 행사(섬유센터) ▲21:00 여한구 통상교섭본부장, APEC 기업인과의 대화(코엑스)</text:p>
          </table:table-cell>
          <table:table-cell table:number-columns-repeated="16378"/>
        </table:table-row>
        <table:table-row table:style-name="ro1">
          <table:table-cell office:value-type="float" office:value="38" table:style-name="ce1">
            <text:p>38</text:p>
          </table:table-cell>
          <table:table-cell office:value-type="string" table:style-name="ce1">
            <text:p>https://newsis.com/view?id=NISX20211110_0001646095</text:p>
          </table:table-cell>
          <table:table-cell office:value-type="string" table:style-name="ce1">
            <text:p>20211111</text:p>
          </table:table-cell>
          <table:table-cell office:value-type="string" table:style-name="ce1">
            <text:p>삼천피도 버거워진 코스피...왜</text:p>
          </table:table-cell>
          <table:table-cell table:style-name="ce2"/>
          <table:table-cell office:value-type="string" table:style-name="ce1">
            <text:p>기사내용 요약 미 증시와 디커플링 이어지며 2930선 턱걸이 반도체 업황 꺾이고 수출 증가율 둔화 전망에 외인 자금이탈 가속 시총 상위 종목들 부진에 "박스권만 돼도 다행" [서울=뉴시스] 김선웅 기자 = 10일 코스피는 전 거래일(2962.46)보다 32.29포인트(1.09%) 하락한 2930.17에, 코스닥지수는 전 거래일(1008.68)보다 20.93포인트(2.07%) 내린 987.75에 거래를 종료했다. 10일 오후 서울 중구 하나은행 딜링룸에서 딜러들이 업무를 보고 있다. 서울 외환시장에서 원·달러 환율은 전 거래일(1177.2원)보다 3.7원 상승한 1180.9원에 마감했다. 2021.11.10. mangusta@newsis.com [서울=뉴시스] 이정필 기자 = 코스피가 계속해서 하락하며 3000선에서 점차 멀어지고 있다. 지수를 이끄는 시가총액 상위 기업들의 주가 흐름이 부진한 가운데 향후 실적 전망도 밝지 않은 상황이다. 증권가에서는 우리나라 주식 시장에 뚜렷한 반등 모멘텀이 없어 연말까지 약보합세가 지속될 것이란 관측에 무게가 실린다. 11일 한국거래소에 따르면 코스피지수는 전날 32.29포인트(1.09%) 내린 2930.17에 마감했다. 코스피는 지난 2일 종가 기준 3013.49에서 3일 2975.71로 1.25% 떨어진 이후 하락세를 지속하며 3000선에서 점차 멀어지는 모습이다. 반면 미국 뉴욕증시는 신기록 행진을 이어가고 있다. 다우존스30 산업평균지수와 스탠더드앤드푸어스(S&amp;P) 500 지수, 나스닥 지수 모두 상승세인 가운데 S&amp;P 500 지수는 최초로 4700선을 돌파하기도 했다. 업계에서는 한국과 미국 증시의 이 같은 탈동조화(디커플링) 현상이 양국 주요 기업의 전망과 산업구조 차이에서 기인한다고 보고 있다. 아시아 주요국의 외국인 주식투자는 한국과 인도를 중심으로 자금 유출이 확대되고 있다. 국제금융센터와 블룸버그에 따르면 우리나라는 지난달 28일부터 이달 3일까지 일주일간 11억 달러(약 1조3000억원)가 빠져나갔다. 8주 누적으로는 30억4000만 달러(약 3조6000억원)에 달한다. 이 같은 자금은 북미와 서유럽 등 선진국 주식펀드로 유입이 지속되는 중이다. 외국인은 지난달부터 전날까지 코스피에서 4조1701억원을 순매도했다. 개인은 2조4009억원, 기관은 1조3748억원을 각각 사들인 것과 대조적이다. 서상영 미래에셋증권 이사는 "미국은 증시를 이끌고 있는 알파벳이나 애플, 아마존, 마이크로소프트, 테슬라 등 시가총액이 큰 기업들이 실적이 계속 개선되고 있는 상태"라며 "반면 우리나라는 반도체 업황이 꺾이고 내년도 실적 추정치가 하향 조정되는 상황"이라고 진단했다. 또 "한국은 수출 의존도가 높기 때문에 지금 실적이 좋아도 글로벌 경기가 꺾이면 향후 실적이 악화될 게 예측 가능하다"면서 "공급망 문제나 중국 전력난 등으로 경기 개선세가 꺾이면 수출 증가율이 둔화되고 기업 실적 악화로 이어져 주식 시장이 부진할 수밖에 없다. 이는 결국 미국과 우리나라의 산업구조 차이"라고 설명했다. 이어 "수급도 중요하데 각국 중앙은행이 매파적으로 바뀌면서 그동안 돈의 힘으로 올라간 게 사라지면 신흥국 시장이 먼저 빠지게 된다"며 "시총이 큰 반도체나 자동차, 소프트웨어, 2차전지 등 상위 종목에서 긍정적인 내용이 많지 않아 지금은 박스권만 돼도 다행"이라고 부연했다. 김영환 NH투자증권 연구원은 "글로벌 경제는 코로나19 극복 과정에서 풀린 유동성과 백신 보급에 따른 선진국 경제 정상화에 힙 입어 회복이 진행 중"이라며 "빈번해지고 있는 지구 온난화, 이상기후 현상을 극복하기 위한 각국 정부의 탈탄소 전환도 가동되고 있다. 이는 디지털, 그린 분야의 성장으로 연결되면서, 미국 증시는 FAAMG(페이스북·애플·아마존·마이크로소프트·구글)과 테슬라 중심 강세가 진행되고 있다"고 분석했다. 김 연구원은 "반면 상대적으로 백신 보급이 더뎠던 신흥국 경제에서는 제조업 정상화가 원활치 않다"면서 "탈탄소 전환 과정에서 예기치 못한 공급망 차질(에너지, 비철금속 가격 급등, 요소수 대란 등)도 나타나고 있다. 이는 전통 제조업에 부정적 요인으로, 한국은 제조업 비중이 높기 때문에 미국과 같이 '디지털, 그린 성장'의 수혜를 온전히 받기 어려웠다"고 판단했다. 이어 "한미 증시 디커플링 해소를 위해서는 신흥국 백신 보급률 상승, 공급망 차질 완화가 필요하다"며 "이들 변수의 현실화 시점은 내년 상반기 중으로 예상하며, 주가는 이를 선반영해 내년 1분기부터 강세를 보일 것"이라고 내다봤다. 박상현 하이투자증권 연구원은 "한미 간 증시 차별화 골이 깊어지는데 물가 리스크와 교역조건 악화는 중요한 차별화 요인 중에 하나로 작용 중"이라며 "소비자물가와 생산자물가 급등이 원자재 가격 상승 등에서 상당부분 비롯되면서 강한 수출 호조세에도 불구하고 무역수지 흑자 규모는 축소되고 있는 상황"이라고 분석했다. 박 연구원은 "물가압력 및 교역조건에 취약한 국내 증시 구조가 한미 증시 간 차별화 빌미를 제공하고 있는 것으로 판단된다"면서 "현 국면에서 경기 모멘텀이 물가 리스크를 상쇄할 정도의 강한 모멘텀이 부재하다. 중국 리스크의 그늘은 국내 경기 모멘텀의 둔화 압력으로 여전히 작용하고 있고, 국내 주식시장 내 외국인 보유 비중은 2016년 초 이후 가장 낮은 수준을 기록하고 있다"고 덧붙였다. 거래소 내 외국인 보유 비중은 4일 기준 32.31%로 2016년 3월 이후 최저치를 기록한 바 있다. 2016년 3월의 경우 2015년 말 중국 신용위기로 촉발된 이머징 불안으로 외국인 자금이 이탈했던 직후 시점이다. 한편으로는 현재 디커플링이 정점을 지나 코스피가 반등할 것이란 관측도 나온다. 오현석 삼성증권 리서치센터장은 "서비스업 비중이 높아 경기 회복 체력이 높아진 미국에 비해, 제조업 비중이 높은 우리나라의 경우 중국 경기 둔화 우려 영향을 더 크게 받고 있다"고 진단했다. 오 센터장은 "디커플링은 마무리 국면에 들어온 것으로 판단한다"면서 "코스피의 상대적인 가격 매력이 높아진 점과, 제조업에 부담을 줬던 글로벌 병목 현상의 완화 국면 기대감 등이 이유"라고 설명했다. ◎공감언론 뉴시스 roman@newsis.com</text:p>
          </table:table-cell>
          <table:table-cell table:number-columns-repeated="16378"/>
        </table:table-row>
        <table:table-row table:style-name="ro1">
          <table:table-cell office:value-type="float" office:value="39" table:style-name="ce1">
            <text:p>39</text:p>
          </table:table-cell>
          <table:table-cell office:value-type="string" table:style-name="ce1">
            <text:p>https://newsis.com/view?id=NISX20211110_0001646802</text:p>
          </table:table-cell>
          <table:table-cell office:value-type="string" table:style-name="ce1">
            <text:p>20211111</text:p>
          </table:table-cell>
          <table:table-cell office:value-type="string" table:style-name="ce1">
            <text:p>정부, 오늘 임시국무회의서 '요소수' 긴급수급조치 논의</text:p>
          </table:table-cell>
          <table:table-cell table:style-name="ce2"/>
          <table:table-cell office:value-type="string" table:style-name="ce1">
            <text:p>기사내용 요약 요소·요소수 긴급수급조정조치안 심의·의결 예정 '요소 할당관세 0%로 인하' 내용의 개정안도 심의 [서울=뉴시스] 김명원 기자 = 김부겸 국무총리가 2일 오전 서울 종로구 정부서울청사에서 열린 제47회 국무회의에 참석해 발언하고 있다. (공동취재사진) 2021.11.02. photo@newsis.com [서울=뉴시스] 안채원 기자 = 정부는 11일 오전 김부겸 국무총리 주재로 임시 국무회의를 열고 '요소 긴급수급조정조치안'과 '요소수 긴급수급조정조치안'을 상정·심의한다. 이번 긴급수급조정조치안은 물가안정에 관한 법률 제6조에 따른 것이다. 물가안정법 제6조는 재정·경제상 위기나 수급조절 기능이 마비되어 수급조정이 불가피한 경우 공급·출고 등에 대한 긴급조치가 가능하다고 규정하고 있다. 이번 긴급수급조정조치안이 시행되면, 정부는 요소 및 요소수 생산·판매업자 등에게 생산, 공급, 출고 명령을 할 수 있고 판매 방식도 정할 수 있다. 정부는 지난해 2월 코로나19 확산에 따른 '마스크 대란' 당시에 '마스크 및 손소독제 긴급수급조정조치'를 시행해 마스크의 수출을 제한하고 생산업자에게 공적판매처 출하 의무 등을 부과한 바 있다. 아울러 정부는 이날 임시 국무회의에서 요소의 할당관세를 인하하는 내용의 '관세법제71조에 따른 할당관세의 적용에 관한 규정 개정안'을 심의한다. 정부는 개정안을 통해 현재 5~6%대인 요소의 할당관세를 0%로 낮춰 요소 수입 가격이 급등한 데 따른 부담을 줄일 계획이다. 요소수·요소 긴급수급조정조치와 요소 할당관세 인하는 이날 관련 안건들이 국무회의를 통과함에 따라 늦어도 이번주 중 시행될 전망이다. ◎공감언론 뉴시스 newkid@newsis.com</text:p>
          </table:table-cell>
          <table:table-cell table:number-columns-repeated="16378"/>
        </table:table-row>
        <table:table-row table:style-name="ro1">
          <table:table-cell office:value-type="float" office:value="40" table:style-name="ce1">
            <text:p>40</text:p>
          </table:table-cell>
          <table:table-cell office:value-type="string" table:style-name="ce1">
            <text:p>https://newsis.com/view?id=NISX20211110_0001646911</text:p>
          </table:table-cell>
          <table:table-cell office:value-type="string" table:style-name="ce1">
            <text:p>20211111</text:p>
          </table:table-cell>
          <table:table-cell office:value-type="string" table:style-name="ce1">
            <text:p>이재명, 美·中 외교사절과 회동…MZ세대 공략도 '지속'</text:p>
          </table:table-cell>
          <table:table-cell table:style-name="ce2"/>
          <table:table-cell office:value-type="string" table:style-name="ce1">
            <text:p>[서울=뉴시스] 국회사진기자단 = 이재명 더불어민주당 대선 후보가 10일 서울 중구 프레스센터에서 열린 관훈토론회에서 질문에 답변하고 있다. 2021.11.10. photo@newsis.com [서울=뉴시스] 이재우 기자 = 이재명 더불어민주당 제20대 대통령 후보가 11일 주요 2개국(G2)인 미국과 중국 외교 사절과 만난다. 이 후보는 이날 오후 2시 대니얼 크리튼브링크 미국 국무부 동아시아태평양 차관보, 크리스토퍼 델 코소 주한 미국 대사 대리와 만날 예정이다. 동아태 차관보는 한국, 일본, 중국 등 미국의 동아시아태평양 정책을 실무선에서 총괄하는 자리다. 그는 취임 이후 첫 방한에서 외교통상 당국자와 상견례를 하는 것은 물론 민주당과 국민의힘 대선 후보도 만난다. 조 바이든 미국 대통령은 중국 견제를 위해 한미일 공조를 강조하고 있다. 하지만 이 후보는 전날 관훈클럽 초청 토론회에서 한미일 3각 군사동맹에 대해 "당연히 반대한다. 미국과 군사동맹을 맺고 있는데 일본을 넣는 것은 신중히 고려할 문제"라고 선을 그었다. 이 후보는 같은날 오후 4시 싱하이밍(邢海明) 중국 대사와도 만난다. 한국은 중국의 요소 수출 제한 조치로 요소수 품귀 사태를 겪고 있다. 중국은 한국의 요소수 품귀 사태를 예상하지 못했다면서 특정 국가를 겨냥한 것이 아니라는 입장을 내놓고 있다. 이 후보는 취약점으로 꼽히는 청년층 대상 '청년, 가상자산을 말하다' 행사에도 참여한다. 2030세대는 전통적으로 진보 성향을 보여왔지만 조국 사태 등을 계기로 반(反)민주당 성향을 보이고 있다. ◎공감언론 뉴시스 ironn108@newsis.com</text:p>
          </table:table-cell>
          <table:table-cell table:number-columns-repeated="16378"/>
        </table:table-row>
        <table:table-row table:style-name="ro1">
          <table:table-cell office:value-type="float" office:value="41" table:style-name="ce1">
            <text:p>41</text:p>
          </table:table-cell>
          <table:table-cell office:value-type="string" table:style-name="ce1">
            <text:p>https://newsis.com/view?id=NISX20211112_0001648898</text:p>
          </table:table-cell>
          <table:table-cell office:value-type="string" table:style-name="ce1">
            <text:p>20211112</text:p>
          </table:table-cell>
          <table:table-cell office:value-type="string" table:style-name="ce1">
            <text:p>"제주 '요소수' 12월이면 바닥"…도, 장기화 대비책 수립</text:p>
          </table:table-cell>
          <table:table-cell table:style-name="ce2"/>
          <table:table-cell office:value-type="string" table:style-name="ce1">
            <text:p>기사내용 요약 모니터링 강화 긴급 수송대책계획 등 추진 구만섭 "비축량 투명·신속하게 도민에 공개" 제주도 '요소수·요소' 수급대책 회의모습./제주도 *재판매 및 DB 금지 [제주=뉴시스] 강정만 기자 = 제주특별자치도의 요소수 비축량은 공공·민간부분 모두 일부는 내년 4월말까지 비축돼 있지만, 대부분 12월말까지만 운행이 가능한 양이 비축돼 있는 것으로 파악됐다. 12일 제주도가 발표한 요소수 비축량 모니터링 결과에 따르면 '공공부분'은 ▲준공영버스·공영버스·마을버스·교통약자 차량은 11월말까지 ▲ 청소차·하수운영 차량은 12월말까지 ▲ 소방차·구급차 등은 내년 4월까지 ▲보건소 구급차·방역수송 차량 등은 12월말까지 운행이 가능한 양이 비축된 것으로 나타났다. '민간부분'에서는 ▲ 화물차·택시·렌터카(셔틀버스 포함)·전세버스 등은 11월말까지 ▲ 분뇨수집차량 11월말까지▲ 장기요양기관·장애인시설·어린이집의료기관구급차 등도 11월말까지 비축돼 있다. 도내 준공영·공영·마을버스 878대 중 요소수 이용차량은 690대, 제주지역 내 화물차 중 약 46%인 2만3998대가 요소수를 이용하고 있다. 이 가운데 화물차 1일 요소수 소비량만 10만ℓ 를 초과할 것으로 파악됐다. 요소비료 분야는 농식품부에서 내년 2월까지 공급이 원활할 것으로 이미 발표한 바 있지만, 제주지역 우선 특별공급을 건의할 예정이다. 도는 버스조합, 화물운송협회 등과 긴밀히 협력해 요소수 공급현황을 지속 모니터링하고 요소수 문제가 장기화될 경우를 대비해 긴급 수송대책을 수립할 예정이다. 특히 소방차 구급차, 청소차 등 필수차량 운행 중단으로 도민 피해가 발생하지 않도록 공공분야 요소수를 총괄적으로 관리할 계획이다. 도는 11일 오후 제주도청 백록홀에서 구만섭 제주도지사 권한대행 주재로 요소수·요소비료 수급 차질 대응을 위한 관계부서 대책회의를 가졌다. 구만섭 제주도지사 권한대행은 “정확한 현황파악을 위해 현장 모니터링을 강화하고, 요소수 매점매석 행위에 대해 철저하게 단속해달라”며 “특히 불안 해소를 위해 도정과 정부의 대응 방안과 비축량 현황을 투명하고 신속하게 도민들에게 공개해달라”고 당부했다. ◎공감언론 뉴시스 kjm@newsis.com</text:p>
          </table:table-cell>
          <table:table-cell table:number-columns-repeated="16378"/>
        </table:table-row>
        <table:table-row table:style-name="ro1">
          <table:table-cell office:value-type="float" office:value="42" table:style-name="ce1">
            <text:p>42</text:p>
          </table:table-cell>
          <table:table-cell office:value-type="string" table:style-name="ce1">
            <text:p>https://newsis.com/view?id=NISX20211112_0001648900</text:p>
          </table:table-cell>
          <table:table-cell office:value-type="string" table:style-name="ce1">
            <text:p>20211112</text:p>
          </table:table-cell>
          <table:table-cell office:value-type="string" table:style-name="ce1">
            <text:p>카드 승인액 6개월 만에 최대 증가…정부 "내수 여건 개선"(종합)</text:p>
          </table:table-cell>
          <table:table-cell table:style-name="ce2"/>
          <table:table-cell office:value-type="string" table:style-name="ce1">
            <text:p>기사내용 요약 기재부, '최근 경제동향'(그린북) 11월호 발표 재확산 후 높였던 경고 수위 4개월 만에 낮춰 "인플레 우려 지속…공급망 차질 확대 가능성" "高물가·원자재 수급 등 리스크 관리에 만전" [수원=뉴시스] 김종택기자 = 경기도 수원시 팔달구 인계동 거리가 시민들로 북적이고 있다. . 2021.11.01. jtk@newsis.com [세종=뉴시스] 박영주 기자 = 단계적 일상 회복으로 소비심리가 살아나면서 내수 경기가 점차 개선되는 조짐을 보이고 있다. 카드 국내 승인액은 반년 만에 최대 폭으로 증가했으며 할인점 매출액도 3개월 만에 플러스(+)로 전환됐다. 정부는 대면서비스업 등 내수 여건이 점차 개선될 것으로 기대했지만, 원자재 가격 상승에 따른 인플레이션 우려가 지속되고 있고 글로벌 공급망 차질 확대 가능성 등 불확실성이 지속되고 있다고 분석했다. 기획재정부는 12일 발표한 '최근 경제동향'(그린북) 11월호에서 "최근 우리 경제는 수출·고용 호조세가 지속되는 가운데 방역체계 전환 등으로 대면서비스업 등 내수 여건이 점차 개선될 가능성이 있다"고 진단했다. 그러면서 "대외적으로는 글로벌 경제회복 흐름이 이어지고 있으나 원자재 가격 상승 등에 따른 인플레 우려가 지속되는 가운데 주요국 통화정책 전환 및 글로벌 공급망 차질 확대 가능성 등 불확실성이 지속되고 있다"고 평가했다. 기재부는 지난 4월 코로나19 확산 이후 처음으로 '내수 부진 완화'라는 표현을 처음 사용했으며 5~6월에는 '내수 개선'으로 긍정적인 신호를 보냈다. 하지만 4차 확산이 본격화되자 지난 7월 '불확실성 확대 가능성', 8~10월 '내수 불확실성 지속'이라고 우려하더니 이달 '내수 개선'으로 경고 수위를 낮췄다. 김영훈 기재부 경제분석과장은 "전체적인 불확실성이 내수에서 대외 파트로 옮겨가고 있다"며 "백신 접종이 빠르게 늘고 지난 1일부터 단계적 일상회복이 시행되면서 내수 부진 완화가 가속화될 것"이라고 내다봤다. 그러면서 "주요국 성장세가 둔화하고 원자재 상승, 공급망 차질, 인플레 압력을 높이면서 당초 우려보다 리스크 요인이 길어지고 있다"고 우려했다. 최근 요소수 품귀 사태에 대해서는 "원자재 공급 차질은 해결되는 순간 아무 문제가 없다"며 "3개월 치 분량을 확보했으니 경제에는 아무런 영향이 없다"고 했다. [세종=뉴시스] 강종민 기자 = 김영훈 기획재정부 경제분석과장이 12일 오전 정부세종청사에서 최근 경제동향을 설명하고 있다. 최근 우리경제는 수출과 고용 호조세가 이어지며 방역체계 전환 등으로 대면서비스업 등 내수여건 개선될 가능성이 높아지고 있다. 2021.11.12. ppkjm@newsis.com 특히 소매 판매 주요 지표는 양호한 흐름을 이어갔다. 10월 카드 국내 승인액은 전년보다 13.4% 늘며 지난 4월(14.3%) 이후 6개월 만에 최대 폭으로 증가했다. 아울러 지난 2월부터 9개월 연속 오름세를 보였다. 백신 접종 확대로 인한 소비 심리가 개선, 신규 백화점 오픈에 재난지원금 및 신용카드 캐시백 등 정책적 효과가 더해진 것으로 분석된다. 백화점 매출액은 전년보다 15.1% 증가했다. 할인점 매출액은 2.9% 늘며 지난 7월 이후 3개월 만에 오름세로 돌아섰다. 온라인 매출액은 24.5% 늘며 양호한 흐름을 이어갔으며 한국을 찾은 중국인 관광객 수도 22.7% 증가했다. 국산 승용차 내수 판매량은 18.8% 줄면서 8개월째 감소세를 보였다. 다만 전월(-33.3%)보다는 감소폭이 축소됐다. 10월 소비자심리지수(CSI)는 106.8로 전월보다 3포인트(p) 상승했다. 하지만 제조업 기업경기실사지수(BSI)는 90으로 전월 보합을 보였으며 11월 전망은 88로 전월보다 5p 하락할 것으로 봤다. 수출도 호조세를 이어갔다. 10월 수출(잠정)은 전년보다 24.0% 증가한 555억5000만 달러를 기록했다. 조업일수를 고려한 일평균 수출은 26억5000만 달러로 전년보다 24.0% 증가했다. 10월 취업자 수는 1년 전보다 65만2000명 늘며 2개월 연속 60만 명대 증가 폭을 기록했다. 실업률은 2.8%로 전년 동월 대비 0.9%p 하락했다. 소비자물가는 작년 통신비 지원 기저효과 등으로 전년 동월 대비 3.2% 오르며 9년9개월 만에 최대 상승 폭을 보였다. 물가의 기조적 흐름을 보여주는 근원물가도 1년 전보다 2.8% 상승했다. 김 과장은 "10월 물가를 높인 통신비 기저효과는 사라지면서 물가 상승률이 2%대 중반대로 내려갈 가능성이 높다"며 "농산물 가격이 점점 내려가고 있고 유류세 인하 정책으로 물가를 0.33%p까지 낮출 수 있는 건 하방요인"이라고 밝혔다. 다만 "국제유가는 여전히 높은 수준이라 불확실성이 크다"고 했다. 9월이 최신지표인 전(全)산업 생산은 전월보다 1.3% 증가했다. 광공업 생산이 0.8% 줄었으나 서비스업 생산이 1.3% 늘면서다. 설비투자는 전월보다 1.0% 쪼그라들었다. 10월 서비스업 생산의 경우 고속도로 통행량은 전년보다 4.3% 증가했으나 차량 연료 판매량은 4.1% 감소하며 5개월 만에 내림세로 전환했다. 소상공인 체감경기지수는 62.5로 전월보다 4.9p 상승했다. 일평균 주식거래 대금은 22조7000억원이며 이동전화 번호이동 자수는 47만 명이었다. 9월 주택시장 매매가격 상승률은 0.92%로 전월(0.96%)보다 축소됐다. 전세가격도 전월(0.63%)보다 상승 폭이 작은 0.59%를 보였다. 10월 국내 금융시장은 글로벌 인플레이션 우려, 주요국 통화정책 기조 전환 전망 등으로 주가는 하락하고 국고채 금리는 상승했다. 중국 헝다그룹 관련 리스크 완화 등으로 환율도 내려갔다. 기재부는 "단계적 일상회복 추진과 연계해 내수 진작 및 민생회복 지원 방안을 차질 없이 이행하는 한편 선제적 물가 관리, 주요 원자재 수급 대응 등 리스크 관리에 만전을 기할 것"이라고 밝혔다. ◎공감언론 뉴시스 gogogirl@newsis.com</text:p>
          </table:table-cell>
          <table:table-cell table:number-columns-repeated="16378"/>
        </table:table-row>
        <table:table-row table:style-name="ro1">
          <table:table-cell office:value-type="float" office:value="43" table:style-name="ce1">
            <text:p>43</text:p>
          </table:table-cell>
          <table:table-cell office:value-type="string" table:style-name="ce1">
            <text:p>https://newsis.com/view?id=NISX20211112_0001648859</text:p>
          </table:table-cell>
          <table:table-cell office:value-type="string" table:style-name="ce1">
            <text:p>20211112</text:p>
          </table:table-cell>
          <table:table-cell office:value-type="string" table:style-name="ce1">
            <text:p>문 대통령 지지율, 3주 연속 37%…20대 부정률 60%</text:p>
          </table:table-cell>
          <table:table-cell table:style-name="ce2"/>
          <table:table-cell office:value-type="string" table:style-name="ce1">
            <text:p>기사내용 요약 "두달 째 긍정률 30%대 후반, 부정률 50%대 중반" '지지율 50%' 40대 제외 모든 연령층 부정률&gt;긍정률 '부동산 정책' 지적 많아…'요소수 문제' 지적도 등장 [서울=뉴시스] 한국갤럽은 11월 2주차 문재인 대통령의 직무수행 평가를 조사한 결과 37%가 긍정 평가를 기록했다고 12일 밝혔다. 부정 평가는 57%이다. (그래픽=전진우 기자) 618tue@newsis.com [서울=뉴시스] 안채원 기자 = 문재인 대통령 지지율이 3주 연속 37%를 기록했다는 여론조사 결과가 12일 나왔다. 한국갤럽은 11월 2주차(9~11일) 문 대통령의 직무 수행 평가 조사 결과, 긍정 평가는 37%, 부정 평가는 57%이라고 밝혔다. '어느 쪽도 아님'이란 응답은 3%이었고, '모름·응답거절'은 3%이었다. 대통령 직무 긍정률은 3주 연속 같다. 부정률은 10월3주 54%→10월4주 55%→11월1주 56%→11월2주 57%로 매주 1%포인트씩 상승했다. 한국갤럽은 "추석 이후 두 달째 긍정률은 30%대 후반, 부정률은 50%대 중반에 머물러 있다"고 전했다. 40대를(긍정률 50%, 부정률 47%) 제외하고 모든 연령층에서 부정률이 긍정률을 앞섰다. 구체적 연령대별 긍·부정률을 살펴보면 20대(18~29세) 32%·60%, 30대 39%·54%, 50대 42%·55%, 60대 이상 29%·64%다. 지지하는 정당별로 보면 더불어민주당 지지층의 78%가 대통령 직무 수행에 대해 긍정적으로 평가했고, 국민의힘 지지층은 95%가 부정적이다. 현재 지지하는 정당이 없는 무당(無黨)층에서도 부정률이 55%로, 긍정률 29%를 앞섰다. 정치적 성향별 대통령 직무 긍정률은 진보층에서 69%, 중도층에서 38%, 보수층에서 14%다. 대통령 직무 수행 긍정 평가자는 '외교·국제 관계', '코로나19 대처'(이상 20%)를 가장 높게 평가했다. 이밖에 '최선을 다함·열심히 한다'(6%), '안정감·나라가 조용함'(5%), '복지 확대'(4%), '북한 관계', '서민 위한 노력', '국민 입장을 생각한다', '전반적으로 잘한다'(이상 3%) 순의 평가가 이어졌다. 직무 수행 부정 평가자는 '부동산 정책'(36%)을 가장 많이 지적했다. '경제·민생 문제 해결 부족'(9%), '전반적으로 부족하다'(6%), '리더십 부족·무능하다', '코로나19 대처 미흡', '북한 관계'(이상 4%), '공정하지 못함·내로남불'(3%) 등의 평가도 있었다. 최근 수급 부족 사태가 발생한 '요소수 공급 문제'(2%)은 부정 평가 이유에 새롭게 포함됐다. 이번 조사는 전국 만 18세 이상 남녀 1000명을 대상으로 실시됐으며, 휴대전화 RDD 표본 프레임에서 표본을 무작위 추출(집전화 RDD 15% 포함)해 전화조사원 인터뷰 방식으로 진행됐다. 응답률은 14%, 표본 오차는 95% 신뢰수준에서 ±3.1%포인트다. 자세한 조사개요와 결과는 한국갤럽 홈페이지 또는 중앙선거여론조사심의위원회 홈페이지를 참조하면 된다. ◎공감언론 뉴시스 newkid@newsis.com</text:p>
          </table:table-cell>
          <table:table-cell table:number-columns-repeated="16378"/>
        </table:table-row>
        <table:table-row table:style-name="ro1">
          <table:table-cell office:value-type="float" office:value="44" table:style-name="ce1">
            <text:p>44</text:p>
          </table:table-cell>
          <table:table-cell office:value-type="string" table:style-name="ce1">
            <text:p>https://newsis.com/view?id=NISX20211112_0001648843</text:p>
          </table:table-cell>
          <table:table-cell office:value-type="string" table:style-name="ce1">
            <text:p>20211112</text:p>
          </table:table-cell>
          <table:table-cell office:value-type="string" table:style-name="ce1">
            <text:p>송영길 "이재명 구속 발언해놓고…통합정치는 자기모순"</text:p>
          </table:table-cell>
          <table:table-cell table:style-name="ce2"/>
          <table:table-cell office:value-type="string" table:style-name="ce1">
            <text:p>기사내용 요약 "尹, 광주와 봉하마을 방문…통합행보 긍정적으로 생각" "윤석열, 오직 보복과 적개심 의존하며 정권교체 외쳐" [서울=뉴시스] 최진석 기자 = 송영길(왼쪽 두번째) 더불어민주당 상임선거대책위원장이 10일 국회에서 열린 중앙선거대책위원회의에서 발언하고 있다. (공동취재사진) 2021.11.10. photo@newsis.com [서울=뉴시스] 김형섭 여동준 기자 = 송영길 더불어민주당 대표는 12일 윤석열 국민의힘 대선후보가 '전두환 옹호' 발언 사과를 위해 광주와 봉하마을 등을 방문한 데 대해 긍정적으로 평가하면서도 통합의 정치는 윤 후보에게 자기모순적이라고 비판했다. 송 대표는 이날 오전 국회에서 민주당 선대위 총괄본부장단 회의를 주재한 자리에서 "윤 후보가 광주와 봉하마을을 방문해 여러 통합 행보를 한 것은 긍정적으로 생각한다"면서도 "그러나 윤 후보는 오직 보복과 적개심에 의존하며 정권교체를 외치고 있다"고 밝혔다. 송 대표는 "문재인 대통령의 특혜를 입어서 벼락출세해서 서울중앙지검장, 검찰총장으로 신임을 얻은 분이 이를 박차고 나와서 적개심의 정치를 구체화하고 있고 대통령이 되면 이재명 후보를 구속시키겠다는 발언을 하면서 통합의 정치를 말하는 것은 자기모순"이라고 지적했다. 송 대표는 또 "민주당은 그동안 윤 후보에 대한 고발사주TF를 확대 개편해 윤 후보의 가족 비리와 관련한 국민검증특별위원회를 확대 개편해 발족시킬 계획"이라며 "선거를 패밀리 비즈니스라고 말한 윤 후보는 장모와 자기 부인 모두가 지금 주가조작사건, 부동산 투기 의혹 사건, 여러 논문 의혹 표절 사건 등에 휩싸여 있다"고 말했다. 이어 "윤 후보 본인은 윤대진의 형 윤우진 전 세무서장 로비 의혹에 휩싸여 있고 고발사주건에 대장동 부실수사까지 겹쳐 있다. 모든 의혹들이 철저 규명될 수 있도록 하겠다"고 했다. 아울러 송 대표는 이재명 후보에게 '조폭 연루설'을 제기한 박철민씨를 당 차원에서 고발한 것과 관련해 "이번에 조폭 두목 이준석 진술에 따르면 박철민이라는 조폭이 10억원을 줄테니 이재명한테 조폭이 20억원을 전달했다는 말을 진술해 달라고 협박했다는 내용까지 밝혀지고 있다"며 "이것은 마치 BBK 때 김경준 귀국을 일부러 유도했다는 그 때의 편지를 위조한 사건을 다시 떠올리게 한다. 철저한 수사가 필요할 것"이라고 말했다. 요소수 부족 사태와 관련해서는 "외교부 공무원의 부실 보고 문제도 점검하겠다"며 "중국에 과도하게 의존하고 있는 필수적 소재에 대해 정확히 파악해 대책을 세우도록 하겠다"고 전했다. ◎공감언론 뉴시스 ephites@newsis.com, yeodj@newsis.com</text:p>
          </table:table-cell>
          <table:table-cell table:number-columns-repeated="16378"/>
        </table:table-row>
        <table:table-row table:style-name="ro1">
          <table:table-cell office:value-type="float" office:value="45" table:style-name="ce1">
            <text:p>45</text:p>
          </table:table-cell>
          <table:table-cell office:value-type="string" table:style-name="ce1">
            <text:p>https://newsis.com/view?id=NISX20211112_0001648848</text:p>
          </table:table-cell>
          <table:table-cell office:value-type="string" table:style-name="ce1">
            <text:p>20211112</text:p>
          </table:table-cell>
          <table:table-cell office:value-type="string" table:style-name="ce1">
            <text:p>신동빈, 인맥 총 동원…롯데정밀화학, 차량용 요소수 3개월치 확보</text:p>
          </table:table-cell>
          <table:table-cell table:style-name="ce2"/>
          <table:table-cell office:value-type="string" table:style-name="ce1">
            <text:p>기사내용 요약 롯데정밀, 요소 1만9천t 확보 신동빈, 일본산 요소 1천t 계약 [서울=뉴시스] 신동빈 롯데그룹 회장. (사진=롯데지주) [서울=뉴시스] 옥승욱 기자 = 롯데정밀화학이 차량용 요소수 3개월치를 확보했다. 신동빈 롯데그룹 회장이 본인의 인맥을 총 동원해 요소수 확보에 각고의 노력을 기울였다는 후문이다. 롯데정밀화학은 지난 11일 차량용 요소수 5만8000t분의 원료인 요소 총 1만9000t을 확보했다고 밝혔다. 롯데정밀화학이 단독으로 전 세계에서 신규 확보한 요소 1만2000t은, 베트남 8000t, 사우디 2000t, 일본 1000t, 러시아 500t, 인도네시아 200t 등이다. 여기에 중국의 수출 중단이 해제된 중국산 6500t과 국내에서 정부를 통해 확보한 700t을 합하면 총 1만9000t에 달한다. 이는 차량용 요소수 5만8000t을 제조할 수 있는 분량이다. 국내 전체 차량용 요소수 수요의 2~3개월분에 해당한다. 이번에 확보한 요소 중 러시아 500t을 제외한 물량은 연내 입고가 가능할 것으로 보인다. 이를 통해 롯데정밀화학은 기존에 이달 말 예상됐던 요소수 생산 중단을 피할 수 있게 됐다. 롯데정밀화학은 안정적인 요소수 공급을 위해 요소 수입을 서두르는 한편 차주부터 공장 가동률을 높여, 요소수 생산 즉시 전국의 판매망을 통해 신속하게 공급할 예정이다. 롯데그룹에 따르면 이번에 요소수를 확보할 수 있었던 배경에는 신동빈 회장의 인맥이 크게 작용했다. 신 회장은 일본 내 인맥을 활용해 일본산 요소 1000t을 계약하는데 성공한 것으로 알려졌다. 베트남과 인도네시아 일부 물량도 신 회장이 직접 나서서 계약하게 됐다는게 롯데그룹 측의 설명이다. 그룹 관계자는 "일본산 요소는 최근 2년간 수입이 중단된 상태였다"며 "품질은 좋은데 가격이 비쌌기 때문"이라고 설명했다. 이어 "국내에서 요소수 부족으로 어려움을 겪자 신 회장이 나서 물량을 확보했다"라고 부연했다. 롯데정밀화학 관계자는 "요소수 부족 상황 해결을 위해 사태 초기부터 산업통상자원부 등 정부와 긴밀히 협조하며 요소 수급을 위해 물밑에서 노력했다"며 "당사 중국 법인과 글로벌 네트웍 등을 총동원하는 한편, 정부부처와 긴밀한 협력을 통해 요소를 확보하는 노력에 성과를 얻게 됐다"라고 말했다. 이어 "향후에도 시장 안정을 최우선 목표로 총력을 다할 것"이라고 덧붙였다. ◎공감언론 뉴시스 okdol99@newsis.com</text:p>
          </table:table-cell>
          <table:table-cell table:number-columns-repeated="16378"/>
        </table:table-row>
        <table:table-row table:style-name="ro1">
          <table:table-cell office:value-type="float" office:value="46" table:style-name="ce1">
            <text:p>46</text:p>
          </table:table-cell>
          <table:table-cell office:value-type="string" table:style-name="ce1">
            <text:p>https://newsis.com/view?id=NISX20211112_0001648806</text:p>
          </table:table-cell>
          <table:table-cell office:value-type="string" table:style-name="ce1">
            <text:p>20211112</text:p>
          </table:table-cell>
          <table:table-cell office:value-type="string" table:style-name="ce1">
            <text:p>'요소수 대란' 판매 사기 기승…5일 만에 116건 적발</text:p>
          </table:table-cell>
          <table:table-cell table:style-name="ce2"/>
          <table:table-cell office:value-type="string" table:style-name="ce1">
            <text:p>기사내용 요약 전날 오후 4시 기준 사기 사례 116건 강원 춘천서 20대 남성 사기 혐의 구속 [전주=뉴시스] 김얼 기자 = 전국적으로 요소수 대란이 이어지고 있는 지난 9일 전북 전주시의 한 주유소에 '요소수 품절'이라고 적힌 안내문이 붙어 있다. 2021.11.09. pmkeul@newsis.com [서울=뉴시스] 박민기 기자 = 요소수 품귀 사태를 악용한 사기 범죄가 급증하는 가운데 경찰이 집중단속 5일 만에 요소수 판매 관련 사기 범죄 116건을 적발했다. 12일 경찰청에 따르면 경찰은 전날 오후 4시 기준 요소수 판매 관련 사기 사례 116건을 적발했다. 이 중에는 구속 사례도 있는 것으로 전해졌다. 강원 춘천경찰서는 지난 10일 사기 혐의를 받는 A(29)씨를 구속했다. A씨는 중고나라에 "요소수 4통을 35만원에 판다"는 허위 판매글을 올리고 연락이 온 피해자로부터 35만원을 가로챈 것으로 전해졌다. A씨는 '요소수 대란' 전인 지난해 8월부터 최근까지 숙박권 및 발 마사지기 등을 판다는 허위 판매글을 올리고 피해자 22명으로부터 870만원을 편취한 것으로 조사됐다. 이번에 적발된 요소수 판매 사기 116건 중 플랫폼별로는 중고나라가 56건으로 가장 많은 것으로 집계됐다. 이어 당근마켓 14건, 번개장터 11건, 기타 35건 등이 뒤를 이었다. 경찰은 최근 이어지는 요소수 대란을 악용한 사이버 사기가 급증하는 만큼 사이버 사기에 대한 책임 수사관서를 지정해 집중 수사하고, 피해 규모가 큰 사건은 시도청 사이버범죄수사대에서 직접 수사하도록 하는 등 엄정 단속한다는 방침이다. ◎공감언론 뉴시스 minki@newsis.com</text:p>
          </table:table-cell>
          <table:table-cell table:number-columns-repeated="16378"/>
        </table:table-row>
        <table:table-row table:style-name="ro1">
          <table:table-cell office:value-type="float" office:value="47" table:style-name="ce1">
            <text:p>47</text:p>
          </table:table-cell>
          <table:table-cell office:value-type="string" table:style-name="ce1">
            <text:p>https://newsis.com/view?id=NISX20211112_0001648813</text:p>
          </table:table-cell>
          <table:table-cell office:value-type="string" table:style-name="ce1">
            <text:p>20211112</text:p>
          </table:table-cell>
          <table:table-cell office:value-type="string" table:style-name="ce1">
            <text:p>포스코인터, 호주·멕시코서 요소수 18만t 확보…이달 말 선적</text:p>
          </table:table-cell>
          <table:table-cell table:style-name="ce2"/>
          <table:table-cell office:value-type="string" table:style-name="ce1">
            <text:p>기사내용 요약 호주서 8만 리터·멕시코서 10만 리터 연이어 계약 80여개 해외 네트워크 활용…요소수 품귀 해결 동참 산업부·코트라 멕시코 현지서 요소수 확보에 힘실어 [서울=뉴시스] 박주연 기자 = 요소수 품귀 사태가 이어지고 있는 가운데 포스코그룹이 포스코인터내셔널을 통해 호주·멕시코서 요소수 18만t을 확보했다. 포스코인터내셔널은 11일 호주 블루녹스사와 80만t(약 8만ℓ), 멕시코 자쿠루즈사와 100만t(약 10만ℓ)의 요소수 공급 계약을 각각 체결했다고 밝혔다. 이번에 확보한 요소수는 차량용이다. 운송차량과 중장비에 사용될 예정이다. 18만ℓ 분량으로 승용차 9000대에 공급할 수 있다. 두 계약 모두 현지에서 이달 말 선적 예정이다. 한국 도착까지는 선적 후 호주와 멕시코 각각 약 21일과 18일 정도가 소요될 것으로 예상된다. 전윤종 통상교섭실장이 멕시코 경제부 델 라 모라 차관과의 면담에서 요소수 수출통관 절차의 신속한 진행을 요청, 계약이 원활히 진행될 수 있도록 지원할 예정이다. 포스코인터내셔널은 요소수 품귀 현상이 발생한 이후 즉시 해외 모든 네트워크를 활용해 미주·유럽·아시아 등 전세계 주요 요소수 업체들과 요소·요소수 구매 계약을 타진해왔다. 포스코인터내셔널과 계약한 호주 블루녹스와 멕시코 자쿠루즈는 모두 요소수 수출 경험이 전혀 없어 포스코인터내셔널이 현지 수출통관부터 포장, 물류 등 수출 전반의 모든 업무를 직접 수행해야 했다. 긴박한 계약을 수행하는 과정에서 한국 대표 종합상사의 글로벌 역량이 적시에 발휘됐다는 평가다. 요소수는 주성분이 요소와 물로 돼 있어, 해상 물류에 어려움이 있다. 이를 극복하기 위해 포스코인터내셔널은 포스코 물류사업부와의 긴밀한 협업과 HMM의 호주발 선복 확보와 배선스케줄 조정 등 협력을 통해 공급 난관을 풀었다. 포스코인터내셔널 관계자는 "이번 계약 이후에도 해외 지사 및 법인을 적극 활용해 아시아, CIS지역, 미주 등지의 요소수 생산업체와 공급가능여부를 지속 협의해 나갈 예정"이라며 "국내 요소수 품귀현상이 조속히 해결 될 수 있도록 적극 동참할 것"이라고 밝혔다. ◎공감언론 뉴시스 pjy@newsis.com</text:p>
          </table:table-cell>
          <table:table-cell table:number-columns-repeated="16378"/>
        </table:table-row>
        <table:table-row table:style-name="ro1">
          <table:table-cell office:value-type="float" office:value="48" table:style-name="ce1">
            <text:p>48</text:p>
          </table:table-cell>
          <table:table-cell office:value-type="string" table:style-name="ce1">
            <text:p>https://newsis.com/view?id=NISX20211111_0001648073</text:p>
          </table:table-cell>
          <table:table-cell office:value-type="string" table:style-name="ce1">
            <text:p>20211112</text:p>
          </table:table-cell>
          <table:table-cell office:value-type="string" table:style-name="ce1">
            <text:p>'중국발 요소수대란 직격탄' 광양항 수출입컨테이너차, 요소수 바닥날까 수백미터 '긴줄'</text:p>
          </table:table-cell>
          <table:table-cell table:style-name="ce2"/>
          <table:table-cell office:value-type="string" table:style-name="ce1">
            <text:p>기사내용 요약 군 보유 요소수 200t, 11일 5대 무역항 수출입 화물차에 우선 공급 광양항 컨테이너 한대당 10ℓ들이 세통 씩…"4시간 기다렸다" 분통 [광양=뉴시스] 김석훈 기자 = 11일 오후 2시부터 정부가 군으로부터 확보한 요소수 공급이 시작되자 전남 광양시 광양황금주유소에 수출입 컨테이너화물차들이 200~300m가량 길게 줄을 서서 차례를 기다리고 있다. 2021.11.11. kim@newsis.com [광양=뉴시스]김석훈 기자 = 중국발 요소수 대란으로 국내 물류산업 현장과 화물운송업체 등이 직격탄을 맞은 가운데 정부가 군당국으로부터 확보한 요소수 200t이 11일 컨테이너 물동량이 많은 전국 5대 무역항 인근 주유소 32곳에 공급됐다. 그러나 전남 광양항도 주유소 5개 곳에서 요소수를 공급받기 위한 차들로 수백m 긴 줄을 늘어서는 등 북새통을 이뤘다. 12일 광양시 등에 따르면 지난 11일 오후 2시부터 전국적으로 부산항 7곳, 인천 8곳, 광양 5곳, 울산 6곳, 평택 6곳 주유소에 군 보유 요소수가 공급됐다. 화물차 1대당 최대 30ℓ(10ℓ 용기 3통)가 통당 1만2000원에 공급됐다. 한 곳당 6t의 요소수가 각각 배정된 광양컨테이너항만 인근 주유소 5곳에는 오후 2시가 되기 훨씬 전인 오전부터 차량이 수백 미터씩 긴 줄을 늘어서서 요소수 공급 차례를 기다렸다. 광양시 내트럭광양사업소주유소 관계자는 "정부가 군 비축 요소수 확보 및 공급 등 조치를 잘해줘서 어려움 없이 공급을 잘하고 있으며, 화물차 기사들도 차례를 기다리며 잘 협조해 주고 있다'고 말했다. [광양=뉴시스] 김석훈 기자 = 11일 오후 전남 광양시 내트럭 광양황금사업소주유소에서 수출입 컨테이너화물차의 운전기사가 3~4시간을 기다린 끝에 정부가 군으로부터 확보한 요소수를 공급받아 차에 주입하고 있다. 2021.11.11. kim@newsis.com 광양시는 5곳의 주유소에 각각 지게차 1대와 공무원 2명을 배치해 요소수 하차와 인력을 지원하면서 원활한 요소수 공급을 돕고 있다. 하지만 오전부터 긴 줄을 늘어선 컨테이너화물차 운전기사들은 불만을 표출했다. 한 화물차 기사는 "오전 10시 30분부터 4시간을 기다렸지만, 고작 10ℓ 3통을 받아 들었다"면서 "이정로는 2~3일도 버틸 수 없다"고 하소연했다. [광양=뉴시스] 김석훈 기자 = 11일 오후 전남 광양시 내트럭 광양황금사업소주유소에서 수출입 컨테이너화물차가 3~4시간을 기다린 끝에 정부가 군으로부터 확보한 요소수를 공급받고 있다. 이 주유소는 오후내내 100여대의 화물차가 줄을 서서 공급 차례를 기다렸다. 2021.11.11. kim@newsis.com 그러나 일부 주유소에는 수출입 화물차 우선 공급 사실을 잊은 탱크로리가 줄을 서 있다가 정부 방침을 설명하는 주유소 직원들과 실랑이를 벌이기도 했다. 앞서 포스코 광양제철소에서 필요한 요소수는 한 달 정도 여유가 있는 것으로 알려졌다. 광양제철소 관계자는 "공장 내에서 '질소산화물 저감장치'(NOX)에 요소수를 사용하는데 한 달 정도 여유분이 있어 현재까지 큰 혼란은 벌어지지 않고 있다"며 "아껴 쓰면 12월 초까지 버틸 것으로 본다"고 말했다. 한편 정부는 김부겸 국무총리 주재로 이날 오전 정부서울청사에서 임시국무회의를 열고 ‘요소 긴급수급조정조치안’과 ‘요소수 긴급수급조정조치안’을 의결했다. 긴급조치안에 따르면 11일부터 승용차와 화물차 1대당 각각 최대 10ℓ, 30ℓ로 요소수 구매가 제한된다. 정부는 일단 적용 기간을 오는 12월 31일로 한정했다. 김 총리는 “요소수가 효율적으로 공급될 수 있도록 판매방식 지정 등을 통해 수급을 관리해 나가겠다”고 설명했다. 그러나 업계와 수요자들은 정부가 요소수 품귀 사태에 따른 물류대란 및 각종 공공서비스 차질에 대응하기 위해 내놓은 대책으로 국민에게 책임과 희생을 전가한다는 비판도 제기하고 있다. 정부는 이를 의식해 일단 적용기간을 오는 12월 31일로 한정했다. 김 총리는 “요소수가 효율적으로 공급될 수 있도록 판매방식 지정 등을 통해 수급을 관리해나가겠다”고 설명했다. ◎공감언론 뉴시스 kim@newsis.com</text:p>
          </table:table-cell>
          <table:table-cell table:number-columns-repeated="16378"/>
        </table:table-row>
        <table:table-row table:style-name="ro1">
          <table:table-cell office:value-type="float" office:value="49" table:style-name="ce1">
            <text:p>49</text:p>
          </table:table-cell>
          <table:table-cell office:value-type="string" table:style-name="ce1">
            <text:p>https://newsis.com/view?id=NISX20211111_0001647861</text:p>
          </table:table-cell>
          <table:table-cell office:value-type="string" table:style-name="ce1">
            <text:p>20211112</text:p>
          </table:table-cell>
          <table:table-cell office:value-type="string" table:style-name="ce1">
            <text:p>'요소수 영끌' 일단은 숨통…가격 폭등 버틸수 있을까</text:p>
          </table:table-cell>
          <table:table-cell table:style-name="ce2"/>
          <table:table-cell office:value-type="string" table:style-name="ce1">
            <text:p>기사내용 요약 정부, 11일 '긴급수급조정조치' 시행…연말까지 요소·요소수 3개월치 이상 확보…추가 확보할듯 "요소 비싼가격에 구매했을 듯…장기 부담 상승" 국제 요소 가격 1년새 4배이상 늘어…더 오를듯 "정부 경제부담 늘 수밖에…장기적 해결책 필요" [평택=뉴시스] 김종택 기자 = 국방부가 자체 보유중인 요소수 예비분이 공급된 지난 11일 오후 경기도 평택항 인근 한 주유소에 트럭들이 요소수를 넣기 위해 길게 줄을 서 있다. 정부는 부산, 인천, 광양, 평택, 울산 등 전국 5개 주요 항만 인근 32개 주유소에 군비축 요소수 220톤을 공급해 수출입 컨테이너 화물차 등이 사용할 수 있도록 했다. 2021.11.11. jtk@newsis.com [서울=뉴시스] 정성원 기자 = 정부가 차량용 요소수를 주유소에서만 판매하도록 하고, 일반 디젤차 1대당 구매량을 10ℓ(화물·승합차 등은 30ℓ)로 제한한 가운데 이번 조처로 요소수 품귀 사태와 가격 폭등이 진정될지 관심이 쏠리고 있다. 전문가들은 단기적으로 사재기와 같은 불법 행위를 단속할 수 있겠지만, 원료인 요소 가격이 계속 올라가면서 여전히 불안 요소가 남아있다고 전망했다. 근본적으로 해결할 수 있는 장기대책 마련에 집중해야 한다고 조언했다. 12일 환경부, 산업통상자원부 등에 따르면 정부는 전날 요소와 요소수 수급 안정화를 위한 '긴급수급조정조치'를 시행했다. 조치에 따라 차량용 요소수는 연말까지 주유소에서만 판매한다. 승용차와 화물·승합차 1대당 최대 구매량은 각각 10ℓ, 30ℓ다. 요소수 구매자는 중고 거래 플랫폼 등을 통해 제3자에게 재판매할 수 없다. 이와 함께 요소와 요소수를 다양한 국가에서 더 많이 들여올 방침이다. 정부는 이 같은 조치를 통해 요소수 가격을 최대한 올리지 않고 국내 유통 가격대로 받겠다는 입장이다. 즉시 가격을 규제하지는 않지만, 수입가격이 오르더라도 국내 유통가에 맞게 요소수 1ℓ당 1200원 정도를 유지하겠다는 방침이다. 국내 1년간 차량용 요소수 사용량이 8만t 정도임을 고려하면 정부가 확보한 요소 또는 요소수 물량으로 3개월 이상 사용가능할 것으로 추정된다. 구체적으로 호주산 요소수 2만7000ℓ, 군부대 예비분 20만ℓ, 국내 보유 물량 1561ℓ, 중국에서 도입되는 요소 1만8700t과 베트남 수입 요소 5200t 등을 합친 규모다. 여기에 민간 확보 물량과 정부가 추가로 확보할 물량까지 감안하면 더 늘어날 것으로 보인다. 산업용 요소를 차량용으로 전환해 추가 생산할 경우엔 더 많은 요소수를 확보할 수 있다. 전문가들은 이번 조치로 사재기 등 불법 행위는 차단할 수 있지만, 원료인 요소 가격이 급등한 상황에서 사태가 장기화할 경우 부담이 커질 수 있다고 지적했다. 이호근 대덕대 자동차학과 교수는 "지금 요소와 요소수를 구매했다는 것에 초점이 맞춰져 있지만, 요소를 얼마로 구입했는지는 전혀 관심의 대상이 아니다"라며 "전 세계적으로 요소가 부족하다 보니 비싼 가격에 구매했을 것이다. 장기적으로 부담이 늘어날 것"이라고 지적했다. [서울=뉴시스] 국제 요소 가격 추이. (자료=인베스팅 닷컴 캡처). 2021.11.12. photo@newsis.com *재판매 및 DB 금지 요소 가격 상승은 오래전부터 이어져 왔으나 최근 들어 수직상승했다. 인베스팅 닷컴(Investing.com)에 따르면 지난 1월 초 t당 300달러 아래였던 국제 요소 가격은 3월 350달러, 7월 487달러로 오르더니 10월 732달러, 11월 905달러로 증가했다. 중국이 요소 수출을 제한한 10월부터 큰 폭으로 오른 셈이다. 권용주 국민대 자동차운수디자인학과 교수는 "요소수 가격이 올라가는 건 기정사실이다. 요소 가격 자체가 상승했다"며 "원룟값이 4배 정도 오른 것으로 알고 있다. 이 가격대로 정부가 구매했을 가능성이 있다"고 추정했다. 중국발 요소 대란, 각국의 원자잿값 상승 등 국제 경기 악화로 요소 가격은 더 오를 수 있다는 전망이 나온다. 이 때문에 정부가 계속 높은 가격으로 요소·요소수를 구매하면서 경제적 부담이 늘어날 수밖에 없을 것으로 보인다. 김필수 대림대 미래자동차학부 교수는 "정부가 수단과 방법을 가리지 않고 요소·요소수를 끌어들이고 있지만, 요소수 가격을 실제 1만원선으로 내리는 데까진 오랜 시간이 걸릴 것"이라며 "추후 요소와 요소수를 정상적으로 쌓아놓을 수 있을 정도로 회복돼야 하는데, 부담이 커질 수밖에 없는 구조"라고 말했다. 이 교수는 부담을 최대한 줄이는 방안에 대해 "장기적으로 1~2년 연간 사용량에 대해 미리 쿼터제를 둬 계약하고, 국내 생산라인을 구축해야 한다"며 "최악의 경우 비상조치 차종에 충분히 공급할 수 있는 물량을 생산하고, 생산 과정에서 발생한 적자는 세금 공제나 혜택 등으로 보전하는 방안을 검토해야 한다"고 제안했다. ◎공감언론 뉴시스 jungsw@newsis.com</text:p>
          </table:table-cell>
          <table:table-cell table:number-columns-repeated="16378"/>
        </table:table-row>
        <table:table-row table:style-name="ro1">
          <table:table-cell office:value-type="float" office:value="50" table:style-name="ce1">
            <text:p>50</text:p>
          </table:table-cell>
          <table:table-cell office:value-type="string" table:style-name="ce1">
            <text:p>https://newsis.com/view?id=NISX20211111_0001648284</text:p>
          </table:table-cell>
          <table:table-cell office:value-type="string" table:style-name="ce1">
            <text:p>20211112</text:p>
          </table:table-cell>
          <table:table-cell office:value-type="string" table:style-name="ce1">
            <text:p>요소수, 확보는 기업이 다 하는데…'찔끔찔끔' 수입 생색내기 바쁜 정부</text:p>
          </table:table-cell>
          <table:table-cell table:style-name="ce2"/>
          <table:table-cell office:value-type="string" table:style-name="ce1">
            <text:p>기사내용 요약 국가간 문제 해결 시급한데 '지지부진' 정부는 요소수 확보 '긴급 조치' 발동 업체에는 수입·재고 매일 보고 명령 A사, 베트남서 요소 3000t 더 확보 LX인터 내달까지 125만ℓ들여올 듯 호주산 확보에는 현대글로비스 도움 [광양=뉴시스] 김석훈 기자 = 11일 오후 전남 광양 광양황금주유소에서 수출입 컨테이너 화물차들이 군으로부터 확보한 요소수를 공급받기 위해 200~300m가량 길게 줄을 늘어서 있다. 2021.11.11. kim@newsis.com [세종=뉴시스] 김진욱 기자 = 전국적으로 요소수 품귀 사태가 장기화할 조짐을 보이는 가운데 각 기업이 추가 확보에 안간힘을 쓰고 있다. 반면 수입선 다변화와 안정적인 물량 확보를 위해서는 국가 간 수출입 문제 해결이 시급한데 정부는 소규모 산발적인 수입 물량 홍보에 바쁜 상황이다. 대신 요소·요소수 수입·판매업체에 수입량·재고량을 매일 보고하라는 명령을 내렸다. 12일 기획재정부에 따르면 A사는 최근 베트남에서 산업용 요소 3000t을 추가 확보하는 데 성공했다. 기존 계약량 5000t에 더해 총 8000t이다. B사는 차량용 요소수 기존 100만ℓ에 25만ℓ를 더 가져오기로 했다. 지난 10일 오전 중국에서 출항한 N사의 산업용 요소 2700t은 오는 13일 여수항에 도착한다. 재계에서는 세계 각국에 거래처를 둔 대기업 계열 종합 상사가 발로 뛰고 있다. LX인터내셔널은 지난 1일 본사 차원에서 국외 법인·지사에 "해당국에서 요소수를 확보하라"는 긴급 지시를 내렸다. 주재원이 현지 제조업체를 만나 재고량과 구매가 가능한지를 문의하고 협상에 매달렸다는 전언이다. 그 결과 베트남 등 아시아 4개국에서 늦어도 다음 달까지 한국에 들여올 수 있는 요소수 125만4000ℓ를 확보했다. 중국에서는 차량용 요소 1100t을 가져오기로 했다. 이는 요소수를 330만ℓ 만들 수 있는 분량이다. 이를 신속히 들여오기 위해 물류 자회사 LX판토스와 함께 중국 정부와 긴밀히 협의하고 있다. 삼성물산·포스코인터내셔널 등 다른 종합 상사도 요소수 구하기에 동참했다. 정부가 요소수대응태스크포스(TF)를 발족하기 하루 전인 지난 4일 이 사태를 해소하기 위해 업계 관계자를 부를 때 두 기업 관계자가 모두 참석했다. 이 자리에서 정부는 "민·관이 힘을 합해 위기를 넘자"는 메시지를 전한 것으로 알려졌다. 이에 삼성물산과 포스코인터내셔널도 LX인터내셔널과 마찬가지로 국외 법인·지사를 동원, 거래처를 대상으로 요소수 수입처를 물색하고 있다. 특히 삼성물산의 경우 정부의 TF에 참여하는 방안도 검토 중인 것으로 전해졌다. 지난 11일 오후 5시30분 김해공항에 도착한 호주산 요소수 2만7000ℓ의 경우에도 조달 과정에서 민간 기업이 큰 역할을 했다. 지난 3일 산업통상자원부와 코트라(대한무역투자진흥공사)가 국내 도입이 가능한 해외 요소·요소수 물량을 발굴하던 중 현대글로비스 호주 법인으로부터 정보를 얻은 것이다. 현대글로비스 호주 법인은 2019년부터 호주 최대의 요소수 생산 기업과 거래를 이어왔는데, "요소수 조달을 위해 현지 계약과 유통을 밀착 지원하겠다"고 나섰다. 이에 국방부는 군 수송기를, 관세청은 신속한 통관을, 환경부는 효율적인 사전 검사를 지원해 요소수를 빠르게 들여올 수 있도록 힘을 모았다. 민·관이 전력을 다하고 있지만, 현재 산업계 곳곳에서 벌어지는 품귀 사태를 해소하기에는 턱없이 부족하다는 평가다. 익명을 요구한 한 재계 관계자는 "호주에서 3만ℓ가량을 들여왔다는데 이는 하루 소요량(60만ℓ)의 20분의 1"이라면서 "언 발에 오줌 누기처럼 찔끔찔끔 들여와서는 큰 도움이 안 된다"고 말했다. 요소수 확보에 비상이 걸린 정부는 긴급 조치를 발동한 상태다. 산업부·환경부는 '긴급 수급 조정 조치' 11일부터 올해 말까지 한시적으로 시행하겠다며 "앞으로 요소 수입·판매업체는 당일 수입량·사용량·판매량·재고량과 향후 2개월간 예상 수입량을 매일(다음 날 정오) 정부에 신고하라"고 밝혔다. [서울=뉴시스] 이억원 기획재정부 차관이 11일 서울 종로구 정부서울청사에서 '요소수 범부처 합동 대응 일일 상황 점검 회의'를 주재하고 있다. (사진=기획재정부 제공) 2021.11.11. photo@newsis.com *재판매 및 DB 금지 이 조치를 시행함과 동시에 요소·요소수 수출은 원칙적으로 금지했다. 요소·요소수가 긴급하게 필요한 경우 수입·생산·판매업체에 "요소수를 어디에서, 얼마나 공급하라"는 조정 명령도 할 수 있다. 첫 명령으로 환경부는 요소수는 주유소에서만, 승용차 1대당 10ℓ·화물차 30ℓ씩만 팔 수 있도록 했다. 이 조치를 위반할 경우 관련법에 따라 엄중히 처벌하겠다는 계획이다. 물가안정법 제25조에 따르면 사업장 현황을 신고하지 않는 등 위반할 경우 3년 이하의 징역이나 1억원 이하의 벌금을 부과 받을 수 있다. ◎공감언론 뉴시스 str8fwd@newsis.com</text:p>
          </table:table-cell>
          <table:table-cell table:number-columns-repeated="16378"/>
        </table:table-row>
        <table:table-row table:style-name="ro1">
          <table:table-cell office:value-type="float" office:value="51" table:style-name="ce1">
            <text:p>51</text:p>
          </table:table-cell>
          <table:table-cell office:value-type="string" table:style-name="ce1">
            <text:p>https://newsis.com/view?id=NISX20211111_0001648061</text:p>
          </table:table-cell>
          <table:table-cell office:value-type="string" table:style-name="ce1">
            <text:p>20211112</text:p>
          </table:table-cell>
          <table:table-cell office:value-type="string" table:style-name="ce1">
            <text:p>문 대통령, 오늘 APEC 화상 정상회의…글로벌 공급망 논의</text:p>
          </table:table-cell>
          <table:table-cell table:style-name="ce2"/>
          <table:table-cell office:value-type="string" table:style-name="ce1">
            <text:p>기사내용 요약 취임 네 번째 APEC 참석…보건·경제·기후 등 현안 논의 바이든·시진핑도 참석…미중 공급망 주도권 경쟁 주목 靑 "선도국가 지위 재확인…APEC 기여 의지 표명 계기" [서울=뉴시스]문재인 대통령이 지난해 11월 아시아태평양경제협력체(APEC) 화상 정상회의에 참석해 발언하고 있는 모습. (사진=뉴시스DB). 2020.11.20. [서울=뉴시스]김태규 기자 = 문재인 대통령이 12일 화상 회의로 개최되는 제28차 아시아태평양경제협력체(APEC) 정상회의에 참석한다. 중국발(發) 요소수 품귀 현상과 맞물려 취약성이 재확인된 글로벌 공급망 해결책 마련의 계기가 될지 주목된다. 문 대통령은 이날 오후 8시 청와대에서 화상 회의 시스템으로 제28차 APEC 화상 정상회의에 참석한다. 보건 위기 극복 및 경제 회복 가속화 방안, 기후·환경 협력과 지속가능한 성장 방안 등 글로벌 현안에 대해 논의한다. APEC 정상회의는 환·태평양을 둘러싸고 있는 21개 정상들이 한자리에 모여 아시아·태평양 지역의 현안들에 대해 논의하는 지역 기반의 다자 회의체다. 문 대통령은 취임 첫 해 베트남 다낭 회의를 시작으로 2018년 파푸아뉴기니 회의를 직접 참석했다. 2019년에는 의장국 칠레의 취소로 APEC 정상회의 자체가 열리지 않았다. 말레이시아가 의장국을 맡았던 지난해에는 코로나19 팬데믹 상황 속에서 화상 회의로 진행됐다. [서울=뉴시스]문재인 대통령이 지난해 11월 아시아태평양경제협력체(APEC) 화상 정상회의에 참석해 발언하고 있는 모습. (사진=뉴시스DB). 2020.11.20. 의장국 뉴질랜드가 주최하는 올해 정상회의의 주제는 '우리 모두와 미래세대의 번영을 위한 코로나19 회복'이다. 문 대통령은 코로나19 극복을 위한 백신 공여와 보건 무상원조 등 우리의 기여를 소개하고, 경제 회복을 가속화하는 방안으로 글로벌 공급망 유지와 디지털 전환 문제를 집중 논의할 예정이다. 아울러 코로나19로 더 취약해진 계층의 경제 회복 지원 중요성을 강조하고, 한국판 뉴딜 정책이 담고 있는 사회안전망 강화 노력들을 포용적 경제 회복을 위한 선도적 사례로 제시할 계획이다. 앞서 문 대통령은 전날 재신다 아던 뉴질랜드 총리 초청으로 참여한 'APEC CEO 서밋 에너지의 미래' 세션 기조 연설에서 탄소중립 실현을 위한 에너지 전환, 수소경제 생태계 구축을 위한 역내 협력, 개도국에 대한 탄소중립 기술 경험 지원·협력 필요성을 강조했다. 북한을 향해서는 동북아 산림협력 참여를 제안하기도 했다. [서울=뉴시스]문재인 대통령이 지난해 11월 아시아태평양경제협력체(APEC) 화상 정상회의에 참석해 발언하고 있는 모습. (사진=뉴시스DB). 2020.11.20. 참석 정상들은 회의 뒤 지난해 채택한 공동성명의 포괄적 이행 방안을 담은 새로운 APEC 정상 공동성명을 채택할 예정이다. 지난해 회의에서는 2040년까지의 아시아·태평양 지역 내 무역투자 자유화를 이루겠다는 기조를 담은 '푸트라자야 비전 2040'을 공동성명으로 채택한 바 있다. 한편 이번 APEC 정상회의에는 문 대통령을 비롯한 조 바이든 미국 대통령, 시진핑(習近平) 중국 국가주석 등 7~8개 주요 회원국 정상이 참석한다. 미중 간 글로벌 공급망 경쟁 속에서 요소수 공급난을 계기로 확인한 공급망 문제 해결 방안이 다뤄질지 관심이다. 청와대는 "문 대통령의 이번 정상회의 참석은 세계 최대 지역협력체인 APEC에서 보건·경제·기후변화 등 당면한 국제 현안 해결의 선도국가로서 우리 지위를 재확인하고, 향후 20년의 APEC 미래 비전 이행에 주도적으로 기여하겠다는 의지를 대외적으로 표명하는 계기가 될 것으로 기대한다"고 밝혔다. ◎공감언론 뉴시스 kyustar@newsis.com</text:p>
          </table:table-cell>
          <table:table-cell table:number-columns-repeated="16378"/>
        </table:table-row>
        <table:table-row table:style-name="ro1">
          <table:table-cell office:value-type="float" office:value="52" table:style-name="ce1">
            <text:p>52</text:p>
          </table:table-cell>
          <table:table-cell office:value-type="string" table:style-name="ce1">
            <text:p>https://newsis.com/view?id=NISX20211111_0001648325</text:p>
          </table:table-cell>
          <table:table-cell office:value-type="string" table:style-name="ce1">
            <text:p>20211111</text:p>
          </table:table-cell>
          <table:table-cell office:value-type="string" table:style-name="ce1">
            <text:p>이재명 美中 외교 행보 vs 윤석열 화해·통합 행보</text:p>
          </table:table-cell>
          <table:table-cell table:style-name="ce2"/>
          <table:table-cell office:value-type="string" table:style-name="ce1">
            <text:p>기사내용 요약 이재명, 미국 동아태 차관보·주한중국대사 만나 윤석열, 김대중 기념관 방문·노무현 묘역서 참배 [서울=뉴시스] 국회사진기자단 = 더불어민주당 이재명 대선 후보가 11일 오후 서울 여의도 중앙당사에서 대니얼 크리튼브링크(왼쪽) 미국 국무부 동아시아·태평양 담당 차관보, 크리스토퍼 델 코소 주한미국 대사 대리와 기념촬영을 하고 있다. 2021.11.11. photo@newsis.com [서울=뉴시스] 이재우 김지현 여동준 박준호 김승민 기자 = 이재명 더불어민주당 제20대 대통령 후보가 11일 주요 2개국(G2)인 미국과 중국 외교 사절과 면담했다. 그는 한미동맹과 요소수 수급 협력 등을 강조하면서 외교 무대 경험을 쌓았다. 이 후보는 이날 오후 민주당 중앙당사 후보실에서 대니얼 크리튼브링크 미국 국무부 동아시아태평양 차관보, 크리스토퍼 델 코소 주한 미국 대사 대리와 만났다. 이 후보는 "한미동맹이 좀 더 고도화되고, 또 합리적으로 발전하는 좋은 계기가 되길 바란다"며 "앞으로 한미동맹이 경제동맹으로, 글로벌파트너십으로 계속 성장, 발전해 나가길 기대한다"고 말했다. 그러면서 "얼마 전 있었던 한미정상 간 합의가 충실하게 이뤄져서 한미관계가 훨씬 더 합리적으로 성장, 발전하게 되길 기대한다"고 했다. 크리튼브링크 차관보는 "동아태차관보로 아시아 지역을 처음으로 방문하게 됐는데 제 목표는 한 가지"라며 "바로 이 지역에 대해서 미국이 얼만만큼 중요하게 생각하고 있는가에 대한 신호탄을 주기 위해서고, 가장 중요한 것은 우리 정부가 강력한 동맹관계를 믿고 있다는 것"이라고 말했다. 이어 "미국은 한국의 동맹국이자 매우 밀접한 글로벌 파트너로 한국의 행보를 계속 응원할 것"이라며 "우리는 공동의 파트너로서 앞으로도 놀랍고도 훌륭한 일들을 많이 해나갈 수 있을 거라 믿는다"고 했다. 동아태 차관보는 한국, 일본, 중국 등 미국의 동아시아태평양 정책을 실무선에서 총괄하는 자리다. 조 바이든 미국 대통령은 중국 견제를 위해 한미일 공조를 강조하고 있다. 하지만 이 후보는 전날 관훈클럽 초청 토론회에서 한미일 3각 군사동맹에 대해 "당연히 반대한다. 미국과 군사동맹을 맺고 있는데 일본을 넣는 것은 신중히 고려할 문제"라고 선을 그었다. [서울=뉴시스] 국회사진기자단 = 더불어민주당 이재명 대선후보가 11일 서울 여의도 중앙당사에서 싱하이밍 주한중국대사를 접견하고 있다. 2021.11.11. photo@newsis.com 이 후보는 같은날 싱하이밍(邢海明) 주한 중국 대사와도 만났다. 한국은 중국의 요소 수출 제한 조치로 요소수 품귀 사태를 겪고 있다. 중국은 한국의 요소수 품귀 사태를 예상하지 못했다면서 특정 국가를 겨냥한 것이 아니라는 입장을 내놓고 있다. 이 후보는 "어제 전화드린 것처럼 요소수 문제로 한국은 불편함을 겪고 혼란이 발생하고 있는데, 중국의 수출 물량 비율이 지금 매우 낮아서 조금만 더 관심 가져주시면 혼란을 극복하는 데 정말 도움이 될 수 있겠다는 생각이 든다"고 주문했다. 이어 "한반도 평화와 안정, 북한 핵과 미사일 개발에 관련된 문제들은 중국이든 한국이든 모두가 이해관계를 같이 하는 중요한 의제"라며 합리적 문제 해결과 협력 방안 모색을 제안했다. 싱 대사는 "후보님이 요소수 문제를 얘기했는데 중국이 이걸 조정한 것은 특정 국가를 겨냥해서 한 것이 아니다. 우리 내부도 많이 부족하다"며 "한국과 적극적으로 협의해 해결할 수 있도록 노력했고 또 계속 노력하겠다"고 답했다. 또 "양국의 산업, 공급 체인은 깊이 융합돼 매우 긴밀한 구조를 이루고 있다. 이미 서로 떨어질 수 없는 운명공동체다"며 "양국이 경제·무역 분야에서 유대관계를 더욱 강화하고 잠재력을 키워나갈 수 있도록 계속 발전시키겠다"고 했다. [김해=뉴시스] 차용현 기자 = 국민의힘 윤석열 대통령후보가 11일 오후 경남 김해시 봉하마을을 찾아 고(故) 노무현 전 대통령 묘소에 참배하고 있다. 2021.11.11. con@newsis.com 윤석열 국민의힘 대선후보는 정치적으로 대척점에 서 있는 반대 세력 끌어안기로 첫 지방 행보를 시작했다. 윤 후보는 광주를 방문해 '전두환 옹호' 발언을 사과하고 성난 호남 민심을 달래면서 화해와 국민통합의 메시지를 냈다. 대선 링에 오른 후 당심에 못 미친 민심 잡기에 다시 시동을 건 모양새다. 전날 광주 5·18묘지 앞에서 묵념과 사과를 했던 윤 후보는 다음날인 11일 목포 김대중 노벨평화상 기념관을 거쳐 경남 봉하마을의 노무현 전 대통령 묘역을 찾았다. 1박2일간 동서(東西)를 횡단하는 이같은 강행군은 국민대통합 의지를 대외적으로 보여주고 중도층과 진보층을 포섭하기 위해 본격적으로 외연확장에 나선 것이라는 해석이 정치권에서 나온다. 최근 컨벤션 효과로 윤 후보가 텃밭인 영남권 뿐만 아니라 부동층이 많은 서울과 수도권 등에서 이재명 더불어민주당 후보를 이기는 여론조사가 잇달아 나오고 있다. 하지만 여전히 호남에선 이 후보에게 50% 이상의 큰 격차로 절대 열세라는 점에서 그의 광주 사과 방문은 '험지'에서 확장성을 강화해 지지율을 제고하려는 전략으로 받아들여진다. 윤 후보의 호남행은 지난달 부산에서 전두환 전 대통령이 군사쿠데타와 5·18을 제외하면 정치를 잘했다고 평가하면서 실언 논란이 불거진 지 22일 만이다. 당내 경선을 마치기도 전 이미 예고된 일정으로 전격 행보가 아니어서 이벤트 효과가 크지 않을 것이라는 관측도 나온다. 그럼에도 윤 후보가 대선 링에 오른 뒤 첫 지방행보로 험지인 호남을 가장 먼저 찾은 건 '5·18 사과'만이 호남 민심을 얻을 수 있는 사실상 유일한 해법이라는 현실적 판단 외에 향후 '전두환 옹호' 발언을 두고 집중포화가 예상되는 여권의 화력을 사전에 약화시키려는 포석도 깔린 것으로 분석된다. 초박빙 접전이 예상되는 대권 싸움에서 리스크를 회피하는 대신 정면돌파로 국면을 타개하는 전략을 구사한 것이다. 일각에서 광주 방문을 두고 정치 자작극이라는 비판에 대해 윤 후보는 "저는 쇼는 안 한다"고 잘라말했다. 그러면서 "이 순간 사과로 끝나는 게 아니라 상처받은 국민, 특히 광주 시민 여러분께 이 마음 계속 갖고 가겠다"고 한 다짐했다. 호남 구애의 진정성을 불식시키려는 의도로 풀이된다. [목포=뉴시스] 변재훈 기자 = 국민의힘 윤석열 대선 후보가 11일 오전 전남 목포시 산정동 김대중노벨평화상기념관을 관람한 뒤 취재진 질문에 답하고 있다. 2021.11.11. wisdom21@newsis.com 윤 후보가 호남 정치를 대표하는 김대중(DJ) 전 대통령의 정치적 고향 목포에서 김대중 노벨평화상기념관를 찾아 'DJ정신'을 계승하고 국민통합 메시지를 낸 것도 당 차원에서 공을 들이는 서진(西進)정책을 변함없이 이어가고 호남으로의 외연확장 의지를 담은 것으로 보인다. 윤 후보는 "김대중 정신하면 가장 먼저 내세울 것이 국민통합"이라며 "대통령이 되셔서 자신을 힘들게 했던 분들을 다 용서하고 IMF 국란을 극복하는 데 국민 통합이라고 하는 큰 밑그림으로 국난 극복을 해내셨다"고 평가했다. 호남 방문을 격렬히 반대한 시위에 대해 윤 후보는 "저를 반대하고 비판하시는 분들도 다 존중하고, 제가 차기 정부를 맡더라도 저를 반대하는 분들을 다 포용하고 국가정책을 펴나갈 것"이라고 했다. 호남 출신 정운천 국민의힘 의원은 "국민통합을 어떻게 할 건지 메시지를 이번에 국민께 확실하게 전하는 것이었기 때문에 여기(김대중 노벨평화상기념관)서 마무리를 지은 것"이라며 "화해와 용서로 국민통합을 만들어 나가겠다는 의지를 김대중 기념관에 와서 발표한 것"이라고 설명했다. 윤 후보가 광주 '5·18행보'에 이어 목포 'DJ정신' 계승으로 호남에서 반윤(反尹·반윤석열)' 민심을 얻는데 공을 들였다면, 경남 김해 봉하마을에서는 노무현 정신을 기리는 행보로 탈문(脫文·탈문재인) 진보층을 공략하는 행보를 보였다. 이날 봉하마을에서 노 전 대통령 묘역을 참배한 윤 후보는 "노무현 대통령께서는 국민의 사랑을 가장 많이 받으신, 또 특히 우리 젊은층 청년세대의 사랑을 가장 많이 받으신 분이고 소탈하고 서민적이고 국민에게 다가가는 대통령이셨다"며 '노무현 정신'을 평가했다. 비록 권양숙 여사가 화답하지 않았지만 예방을 추진한 것만으로도 반대 진영에 대한 화해의 제스처를 먼저 취해 윤 후보가 국민통합 의지를 보여준 것이라는 평가가 나온다. 윤 후보는 "김대중 대통령과 노무현 대통령 두 분 다 통합을 강조하셨고 노무현 대통령께서는 특히 소탈하고 서민적이면서 기득권과 반칙, 특권 이런 것과 많이 싸우셨다"며 "국민 통합이라는 게 용서해야 통합도 있지만 부당한 기득권을 타파함으로서 국민 통합에 기여하는 측면이 있다. 두 분에게 이런 정신 잘 배우도록 하겠다"고 밝혔다. 야권에서는 윤 후보의 외연확장 노력에 대해 "윤석열 후보의 김대중, 노무현 전 대통령을 향한 행보는 중도외연 확장성과 국민통합성을 크게 키울 것"이라는 자평을 내놓았다. 일단 호남 행보로 윤 후보에 대한 주목도를 높이는 것은 물론 친(親)호남 행보 속에서도 진영 논리에 갇힌 문재인 정권과 대립각을 세워 야당 대선주자로서 선명성도 강조했다는 것이다. 윤 후보가 "'김대중-오부치 선언'을 재확인하는 것으로부터 한·일 관계 개선을 시작하겠다"고 천명한 것도 DJ정신을 계승하겠다는 강한 의지를 피력하면서도 일본과의 관계가 냉랭한 현 정부의 외교정책 실패를 우회적으로 비판한 것으로 볼 수 있다. '김대중·노무현 정신을 문재인 대통령은 계승하고 있다고 평가하느냐'는 취재진 질문에 "국민 여러분께서 판단하실 것"이라며 즉답을 피했다. 김대중·노무현 전 대통령의 '적통'을 자임하고 있는 문 대통령에 대한 직접적 언급은 논란을 야기할 수 있어 말을 아낀 것으로 보인다. 동교동계인 장성민 전 의원은 '이번 윤 후보의 광주, 김대중, 노무현의 정치적 라인업은 국민대통합을 위한 합리적 중도정치의 첫걸음으로써 정권교체를 바라는 확장세를 더욱 키울 것으로 보인다"며 "정권교체의 세확산으로 연결될 것인 반면에 동시에 제 3후보들의 세 약화를 초래할 것"이라고 분석했다. 장 전 의원은 "특히 서울출생인 그가 충청지역의 상징성을 갖고 있다는 점도 영호남의 화해통합을 이뤄낼 수 있는 좋은 정치적 캐릭터로 익힌다"며 "민주화 투쟁 경력이 부재하고 도덕적으로 타락한 이재명 후보로부터 고개를 돌린 광주호남의 민심과 중도층들로부터 상당한 관심의 대상"이라고 전했다. ◎공감언론 뉴시스 ironn108@newsis.com, fine@newsis.com, yeodj@newsis.com, pjh@newsis.com, ksm@newsis.com</text:p>
          </table:table-cell>
          <table:table-cell table:number-columns-repeated="16378"/>
        </table:table-row>
        <table:table-row table:style-name="ro1">
          <table:table-cell office:value-type="float" office:value="53" table:style-name="ce1">
            <text:p>53</text:p>
          </table:table-cell>
          <table:table-cell office:value-type="string" table:style-name="ce1">
            <text:p>https://newsis.com/view?id=NISX20211111_0001648384</text:p>
          </table:table-cell>
          <table:table-cell office:value-type="string" table:style-name="ce1">
            <text:p>20211111</text:p>
          </table:table-cell>
          <table:table-cell office:value-type="string" table:style-name="ce1">
            <text:p>환경부, 국제 요소수 완제품 사전검사 연말까지 면제</text:p>
          </table:table-cell>
          <table:table-cell table:style-name="ce2"/>
          <table:table-cell office:value-type="string" table:style-name="ce1">
            <text:p>기사내용 요약 요소수 부족 개선 차원…국내와 동일한 기준 한해 [광양=뉴시스] 김석훈 기자 = 11일 오후 전남 광양시 내트럭 광양황금사업소주유소에서 수출입 컨테이너화물차가 3~4시간을 기다린 끝에 정부가 군으로부터 확보한 요소수를 공급받고 있다. 이 주유소는 오후내내 100여대의 화물차가 줄을 서서 공급 차례를 기다렸다. 2021.11.11. kim@newsis.com [서울=뉴시스] 강지은 기자 = 환경부는 11일 차량용 요소수 신속 공급을 위해 올해 12월 말까지 국내 기준과 동일하게 국제 인증을 받은 요소수 완제품에 대한 국내 사전검사 면제를 추진한다고 밝혔다. 이번 국제 요소수 완제품 사전검사 면제는 국내 요소수 시장 유통을 원활히 해 요소수 부족을 개선하기 위한 것이다. 이에 따라 요소수 수입자는 사전검사 면제를 위해 요소수 완제품에 대한 신청서와 국제 인증자료 등 신청 서류를 작성해 국립환경과학원에 제출하면 된다. 이후 서류와 실물 확인을 받으면 합격증이 교부된다. 환경부는 다만 "사전검사가 면제됐어도 국내 완제품과 같이 제조기준 만족여부 등은 국립환경과학원 및 유역·지방환경청 사후관리 대상에 포함된다"고 설명했다. ◎공감언론 뉴시스 kkangzi87@newsis.com</text:p>
          </table:table-cell>
          <table:table-cell table:number-columns-repeated="16378"/>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office:font-face-decls>
  <office:styles>
    <number:number-style style:name="N0">
      <number:number number:min-integer-digits="1"/>
    </number:number-style>
    <style:style style:name="Default" style:family="table-cell" style:data-style-name="N0">
      <style:table-cell-properties style:vertical-align="middle" fo:background-color="transparent"/>
      <style:text-properties fo:color="#000000" style:font-name="맑은 고딕" style:font-name-asian="맑은 고딕" style:font-name-complex="맑은 고딕"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phpMyAdmin 4.2.9</meta:initial-creator>
    <dc:creator>2 Seminar 13</dc:creator>
    <meta:creation-date>2021-11-12T11:25:24Z</meta:creation-date>
    <dc:date>2021-11-12T02:28:54Z</dc:date>
  </office:meta>
</office:document-meta>
</file>